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21mm"/>
    </style:style>
    <style:style style:name="co2" style:family="table-column">
      <style:table-column-properties fo:break-before="auto" style:column-width="48.01mm"/>
    </style:style>
    <style:style style:name="co3" style:family="table-column">
      <style:table-column-properties fo:break-before="auto" style:column-width="75.57mm"/>
    </style:style>
    <style:style style:name="co4" style:family="table-column">
      <style:table-column-properties fo:break-before="auto" style:column-width="14.92mm"/>
    </style:style>
    <style:style style:name="co5" style:family="table-column">
      <style:table-column-properties fo:break-before="auto" style:column-width="22.98mm"/>
    </style:style>
    <style:style style:name="co6" style:family="table-column">
      <style:table-column-properties fo:break-before="auto" style:column-width="30.13mm"/>
    </style:style>
    <style:style style:name="co7" style:family="table-column">
      <style:table-column-properties fo:break-before="auto" style:column-width="20.2mm"/>
    </style:style>
    <style:style style:name="co8" style:family="table-column">
      <style:table-column-properties fo:break-before="auto" style:column-width="27.85mm"/>
    </style:style>
    <style:style style:name="co9" style:family="table-column">
      <style:table-column-properties fo:break-before="auto" style:column-width="18.4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4.54mm"/>
    </style:style>
    <style:style style:name="co12" style:family="table-column">
      <style:table-column-properties fo:break-before="auto" style:column-width="75.81mm"/>
    </style:style>
    <style:style style:name="co13" style:family="table-column">
      <style:table-column-properties fo:break-before="auto" style:column-width="27.0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15"/>
    <style:style style:name="ce4" style:family="table-cell" style:parent-style-name="Default" style:data-style-name="N1"/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 table:use-wildcards="true"/>
      <table:table table:name="Criteri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row table:style-name="ro1">
          <table:table-cell office:value-type="string" calcext:value-type="string">
            <text:p>Matricula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Ano</text:p>
          </table:table-cell>
          <table:table-cell table:style-name="ce19" office:value-type="string" calcext:value-type="string">
            <text:p>Assiduidade</text:p>
          </table:table-cell>
          <table:table-cell office:value-type="string" calcext:value-type="string">
            <text:p>1º Sábado Letivo</text:p>
          </table:table-cell>
          <table:table-cell office:value-type="string" calcext:value-type="string">
            <text:p>C-Ano</text:p>
          </table:table-cell>
          <table:table-cell office:value-type="string" calcext:value-type="string">
            <text:p>C-Assiduidade</text:p>
          </table:table-cell>
          <table:table-cell office:value-type="string" calcext:value-type="string">
            <text:p>Pontuação</text:p>
          </table:table-cell>
          <table:table-cell office:value-type="string" calcext:value-type="string">
            <text:p>2Digitos</text:p>
          </table:table-cell>
        </table:table-row>
        <table:table-row table:style-name="ro1">
          <table:table-cell office:value-type="float" office:value="201714610005" calcext:value-type="float">
            <text:p>201714610005</text:p>
          </table:table-cell>
          <table:table-cell office:value-type="string" calcext:value-type="string">
            <text:p>Queren Hapuque Labuena Santos Viega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9.3846153846154" calcext:value-type="float">
            <text:p>99,4</text:p>
          </table:table-cell>
          <table:table-cell office:value-type="float" office:value="20" calcext:value-type="float">
            <text:p>20</text:p>
          </table:table-cell>
          <table:table-cell table:formula="of:=(2020-[.D2])*10" office:value-type="float" office:value="30" calcext:value-type="float">
            <text:p>30</text:p>
          </table:table-cell>
          <table:table-cell table:formula="of:=40-(100-[.E2])" office:value-type="float" office:value="39.3846153846154" calcext:value-type="float">
            <text:p>39</text:p>
          </table:table-cell>
          <table:table-cell table:formula="of:=[.F2]+[.G2]+[.H2]" office:value-type="float" office:value="89.3846153846154" calcext:value-type="float">
            <text:p>89</text:p>
          </table:table-cell>
          <table:table-cell table:formula="of:=MOD([.A2];10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714610013" calcext:value-type="float">
            <text:p>201714610013</text:p>
          </table:table-cell>
          <table:table-cell office:value-type="string" calcext:value-type="string">
            <text:p>Alefe de Lima Mor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9.1538461538462" calcext:value-type="float">
            <text:p>99,2</text:p>
          </table:table-cell>
          <table:table-cell office:value-type="float" office:value="20" calcext:value-type="float">
            <text:p>20</text:p>
          </table:table-cell>
          <table:table-cell table:formula="of:=(2020-[.D3])*10" office:value-type="float" office:value="30" calcext:value-type="float">
            <text:p>30</text:p>
          </table:table-cell>
          <table:table-cell table:formula="of:=40-(100-[.E3])" office:value-type="float" office:value="39.1538461538462" calcext:value-type="float">
            <text:p>39</text:p>
          </table:table-cell>
          <table:table-cell table:formula="of:=[.F3]+[.G3]+[.H3]" office:value-type="float" office:value="89.1538461538462" calcext:value-type="float">
            <text:p>89</text:p>
          </table:table-cell>
          <table:table-cell table:formula="of:=MOD([.A3];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714600014" calcext:value-type="float">
            <text:p>201714600014</text:p>
          </table:table-cell>
          <table:table-cell office:value-type="string" calcext:value-type="string">
            <text:p>Maria Regina da Silva Xavier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9.0769230769231" calcext:value-type="float">
            <text:p>99,1</text:p>
          </table:table-cell>
          <table:table-cell office:value-type="float" office:value="20" calcext:value-type="float">
            <text:p>20</text:p>
          </table:table-cell>
          <table:table-cell table:formula="of:=(2020-[.D4])*10" office:value-type="float" office:value="30" calcext:value-type="float">
            <text:p>30</text:p>
          </table:table-cell>
          <table:table-cell table:formula="of:=40-(100-[.E4])" office:value-type="float" office:value="39.0769230769231" calcext:value-type="float">
            <text:p>39</text:p>
          </table:table-cell>
          <table:table-cell table:formula="of:=[.F4]+[.G4]+[.H4]" office:value-type="float" office:value="89.0769230769231" calcext:value-type="float">
            <text:p>89</text:p>
          </table:table-cell>
          <table:table-cell table:formula="of:=MOD([.A4];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714610025" calcext:value-type="float">
            <text:p>201714610025</text:p>
          </table:table-cell>
          <table:table-cell office:value-type="string" calcext:value-type="string">
            <text:p>Ismael Alves Lim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7.8461538461538" calcext:value-type="float">
            <text:p>97,8</text:p>
          </table:table-cell>
          <table:table-cell office:value-type="float" office:value="20" calcext:value-type="float">
            <text:p>20</text:p>
          </table:table-cell>
          <table:table-cell table:formula="of:=(2020-[.D5])*10" office:value-type="float" office:value="30" calcext:value-type="float">
            <text:p>30</text:p>
          </table:table-cell>
          <table:table-cell table:formula="of:=40-(100-[.E5])" office:value-type="float" office:value="37.8461538461538" calcext:value-type="float">
            <text:p>38</text:p>
          </table:table-cell>
          <table:table-cell table:formula="of:=[.F5]+[.G5]+[.H5]" office:value-type="float" office:value="87.8461538461538" calcext:value-type="float">
            <text:p>88</text:p>
          </table:table-cell>
          <table:table-cell table:formula="of:=MOD([.A5];10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1714610036" calcext:value-type="float">
            <text:p>201714610036</text:p>
          </table:table-cell>
          <table:table-cell office:value-type="string" calcext:value-type="string">
            <text:p>Victor da Silva Vasconcel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7.2307692307692" calcext:value-type="float">
            <text:p>97,2</text:p>
          </table:table-cell>
          <table:table-cell office:value-type="float" office:value="20" calcext:value-type="float">
            <text:p>20</text:p>
          </table:table-cell>
          <table:table-cell table:formula="of:=(2020-[.D6])*10" office:value-type="float" office:value="30" calcext:value-type="float">
            <text:p>30</text:p>
          </table:table-cell>
          <table:table-cell table:formula="of:=40-(100-[.E6])" office:value-type="float" office:value="37.2307692307692" calcext:value-type="float">
            <text:p>37</text:p>
          </table:table-cell>
          <table:table-cell table:formula="of:=[.F6]+[.G6]+[.H6]" office:value-type="float" office:value="87.2307692307692" calcext:value-type="float">
            <text:p>87</text:p>
          </table:table-cell>
          <table:table-cell table:formula="of:=MOD([.A6];100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1714610001" calcext:value-type="float">
            <text:p>201714610001</text:p>
          </table:table-cell>
          <table:table-cell office:value-type="string" calcext:value-type="string">
            <text:p>Rayane Mayara da Silva Souz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7" calcext:value-type="float">
            <text:p>97,0</text:p>
          </table:table-cell>
          <table:table-cell office:value-type="float" office:value="20" calcext:value-type="float">
            <text:p>20</text:p>
          </table:table-cell>
          <table:table-cell table:formula="of:=(2020-[.D7])*10" office:value-type="float" office:value="30" calcext:value-type="float">
            <text:p>30</text:p>
          </table:table-cell>
          <table:table-cell table:formula="of:=40-(100-[.E7])" office:value-type="float" office:value="37" calcext:value-type="float">
            <text:p>37</text:p>
          </table:table-cell>
          <table:table-cell table:formula="of:=[.F7]+[.G7]+[.H7]" office:value-type="float" office:value="87" calcext:value-type="float">
            <text:p>87</text:p>
          </table:table-cell>
          <table:table-cell table:formula="of:=MOD([.A7];10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714610019" calcext:value-type="float">
            <text:p>201714610019</text:p>
          </table:table-cell>
          <table:table-cell office:value-type="string" calcext:value-type="string">
            <text:p>Maria Adrielly de Andrade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5.8461538461538" calcext:value-type="float">
            <text:p>95,8</text:p>
          </table:table-cell>
          <table:table-cell office:value-type="float" office:value="20" calcext:value-type="float">
            <text:p>20</text:p>
          </table:table-cell>
          <table:table-cell table:formula="of:=(2020-[.D8])*10" office:value-type="float" office:value="30" calcext:value-type="float">
            <text:p>30</text:p>
          </table:table-cell>
          <table:table-cell table:formula="of:=40-(100-[.E8])" office:value-type="float" office:value="35.8461538461538" calcext:value-type="float">
            <text:p>36</text:p>
          </table:table-cell>
          <table:table-cell table:formula="of:=[.F8]+[.G8]+[.H8]" office:value-type="float" office:value="85.8461538461538" calcext:value-type="float">
            <text:p>86</text:p>
          </table:table-cell>
          <table:table-cell table:formula="of:=MOD([.A8];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714600030" calcext:value-type="float">
            <text:p>201714600030</text:p>
          </table:table-cell>
          <table:table-cell table:style-name="ce1" office:value-type="string" calcext:value-type="string">
            <text:p>Jessy Kelly Ribeiro Domingos Silva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4.3076923076923" calcext:value-type="float">
            <text:p>94,3</text:p>
          </table:table-cell>
          <table:table-cell office:value-type="float" office:value="20" calcext:value-type="float">
            <text:p>20</text:p>
          </table:table-cell>
          <table:table-cell table:formula="of:=(2020-[.D9])*10" office:value-type="float" office:value="30" calcext:value-type="float">
            <text:p>30</text:p>
          </table:table-cell>
          <table:table-cell table:formula="of:=40-(100-[.E9])" office:value-type="float" office:value="34.3076923076923" calcext:value-type="float">
            <text:p>34</text:p>
          </table:table-cell>
          <table:table-cell table:formula="of:=[.F9]+[.G9]+[.H9]" office:value-type="float" office:value="84.3076923076923" calcext:value-type="float">
            <text:p>84</text:p>
          </table:table-cell>
          <table:table-cell table:formula="of:=MOD([.A9];10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1714610023" calcext:value-type="float">
            <text:p>201714610023</text:p>
          </table:table-cell>
          <table:table-cell office:value-type="string" calcext:value-type="string">
            <text:p>Jose William Padilha de Lima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3.1538461538462" calcext:value-type="float">
            <text:p>93,2</text:p>
          </table:table-cell>
          <table:table-cell office:value-type="float" office:value="20" calcext:value-type="float">
            <text:p>20</text:p>
          </table:table-cell>
          <table:table-cell table:formula="of:=(2020-[.D10])*10" office:value-type="float" office:value="30" calcext:value-type="float">
            <text:p>30</text:p>
          </table:table-cell>
          <table:table-cell table:formula="of:=40-(100-[.E10])" office:value-type="float" office:value="33.1538461538462" calcext:value-type="float">
            <text:p>33</text:p>
          </table:table-cell>
          <table:table-cell table:formula="of:=[.F10]+[.G10]+[.H10]" office:value-type="float" office:value="83.1538461538462" calcext:value-type="float">
            <text:p>83</text:p>
          </table:table-cell>
          <table:table-cell table:formula="of:=MOD([.A10];10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714600024" calcext:value-type="float">
            <text:p>201714600024</text:p>
          </table:table-cell>
          <table:table-cell table:style-name="ce1" office:value-type="string" calcext:value-type="string">
            <text:p>Isabelle Vicentini Silva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0.8461538461538" calcext:value-type="float">
            <text:p>90,8</text:p>
          </table:table-cell>
          <table:table-cell office:value-type="float" office:value="20" calcext:value-type="float">
            <text:p>20</text:p>
          </table:table-cell>
          <table:table-cell table:formula="of:=(2020-[.D11])*10" office:value-type="float" office:value="30" calcext:value-type="float">
            <text:p>30</text:p>
          </table:table-cell>
          <table:table-cell table:formula="of:=40-(100-[.E11])" office:value-type="float" office:value="30.8461538461538" calcext:value-type="float">
            <text:p>31</text:p>
          </table:table-cell>
          <table:table-cell table:formula="of:=[.F11]+[.G11]+[.H11]" office:value-type="float" office:value="80.8461538461538" calcext:value-type="float">
            <text:p>81</text:p>
          </table:table-cell>
          <table:table-cell table:formula="of:=MOD([.A11];10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1814610006" calcext:value-type="float">
            <text:p>201814610006</text:p>
          </table:table-cell>
          <table:table-cell office:value-type="string" calcext:value-type="string">
            <text:p>Augusto Miguel Faustino dos Sant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9.7692307692308" calcext:value-type="float">
            <text:p>99,8</text:p>
          </table:table-cell>
          <table:table-cell office:value-type="float" office:value="20" calcext:value-type="float">
            <text:p>20</text:p>
          </table:table-cell>
          <table:table-cell table:formula="of:=(2020-[.D12])*10" office:value-type="float" office:value="20" calcext:value-type="float">
            <text:p>20</text:p>
          </table:table-cell>
          <table:table-cell table:formula="of:=40-(100-[.E12])" office:value-type="float" office:value="39.7692307692308" calcext:value-type="float">
            <text:p>40</text:p>
          </table:table-cell>
          <table:table-cell table:formula="of:=[.F12]+[.G12]+[.H12]" office:value-type="float" office:value="79.7692307692308" calcext:value-type="float">
            <text:p>80</text:p>
          </table:table-cell>
          <table:table-cell table:formula="of:=MOD([.A12];10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814600029" calcext:value-type="float">
            <text:p>201814600029</text:p>
          </table:table-cell>
          <table:table-cell office:value-type="string" calcext:value-type="string">
            <text:p>Valdeize Donato da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8" calcext:value-type="float">
            <text:p>98,0</text:p>
          </table:table-cell>
          <table:table-cell office:value-type="float" office:value="20" calcext:value-type="float">
            <text:p>20</text:p>
          </table:table-cell>
          <table:table-cell table:formula="of:=(2020-[.D13])*10" office:value-type="float" office:value="20" calcext:value-type="float">
            <text:p>20</text:p>
          </table:table-cell>
          <table:table-cell table:formula="of:=40-(100-[.E13])" office:value-type="float" office:value="38" calcext:value-type="float">
            <text:p>38</text:p>
          </table:table-cell>
          <table:table-cell table:formula="of:=[.F13]+[.G13]+[.H13]" office:value-type="float" office:value="78" calcext:value-type="float">
            <text:p>78</text:p>
          </table:table-cell>
          <table:table-cell table:formula="of:=MOD([.A13];100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1614610014" calcext:value-type="float">
            <text:p>201614610014</text:p>
          </table:table-cell>
          <table:table-cell office:value-type="string" calcext:value-type="string">
            <text:p>Emelly de Lima Silva de Arauj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6" calcext:value-type="float">
            <text:p>2016</text:p>
          </table:table-cell>
          <table:table-cell table:style-name="ce19" office:value-type="float" office:value="97.2307692307692" calcext:value-type="float">
            <text:p>97,2</text:p>
          </table:table-cell>
          <table:table-cell/>
          <table:table-cell table:formula="of:=(2020-[.D14])*10" office:value-type="float" office:value="40" calcext:value-type="float">
            <text:p>40</text:p>
          </table:table-cell>
          <table:table-cell table:formula="of:=40-(100-[.E14])" office:value-type="float" office:value="37.2307692307692" calcext:value-type="float">
            <text:p>37</text:p>
          </table:table-cell>
          <table:table-cell table:formula="of:=[.F14]+[.G14]+[.H14]" office:value-type="float" office:value="77.2307692307692" calcext:value-type="float">
            <text:p>77</text:p>
          </table:table-cell>
          <table:table-cell table:formula="of:=MOD([.A14];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714610031" calcext:value-type="float">
            <text:p>201714610031</text:p>
          </table:table-cell>
          <table:table-cell office:value-type="string" calcext:value-type="string">
            <text:p>Alefe Thierry da Paz Correi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86.8461538461538" calcext:value-type="float">
            <text:p>86,8</text:p>
          </table:table-cell>
          <table:table-cell office:value-type="float" office:value="20" calcext:value-type="float">
            <text:p>20</text:p>
          </table:table-cell>
          <table:table-cell table:formula="of:=(2020-[.D15])*10" office:value-type="float" office:value="30" calcext:value-type="float">
            <text:p>30</text:p>
          </table:table-cell>
          <table:table-cell table:formula="of:=40-(100-[.E15])" office:value-type="float" office:value="26.8461538461538" calcext:value-type="float">
            <text:p>27</text:p>
          </table:table-cell>
          <table:table-cell table:formula="of:=[.F15]+[.G15]+[.H15]" office:value-type="float" office:value="76.8461538461538" calcext:value-type="float">
            <text:p>77</text:p>
          </table:table-cell>
          <table:table-cell table:formula="of:=MOD([.A15];100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1714600017" calcext:value-type="float">
            <text:p>201714600017</text:p>
          </table:table-cell>
          <table:table-cell table:style-name="ce1" office:value-type="string" calcext:value-type="string">
            <text:p>Gabriela Batista de Oliveira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86.2307692307692" calcext:value-type="float">
            <text:p>86,2</text:p>
          </table:table-cell>
          <table:table-cell office:value-type="float" office:value="20" calcext:value-type="float">
            <text:p>20</text:p>
          </table:table-cell>
          <table:table-cell table:formula="of:=(2020-[.D16])*10" office:value-type="float" office:value="30" calcext:value-type="float">
            <text:p>30</text:p>
          </table:table-cell>
          <table:table-cell table:formula="of:=40-(100-[.E16])" office:value-type="float" office:value="26.2307692307692" calcext:value-type="float">
            <text:p>26</text:p>
          </table:table-cell>
          <table:table-cell table:formula="of:=[.F16]+[.G16]+[.H16]" office:value-type="float" office:value="76.2307692307692" calcext:value-type="float">
            <text:p>76</text:p>
          </table:table-cell>
          <table:table-cell table:formula="of:=MOD([.A16];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814610029" calcext:value-type="float">
            <text:p>201814610029</text:p>
          </table:table-cell>
          <table:table-cell office:value-type="string" calcext:value-type="string">
            <text:p>Nivya Sterphane Lima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5.2307692307692" calcext:value-type="float">
            <text:p>95,2</text:p>
          </table:table-cell>
          <table:table-cell office:value-type="float" office:value="20" calcext:value-type="float">
            <text:p>20</text:p>
          </table:table-cell>
          <table:table-cell table:formula="of:=(2020-[.D17])*10" office:value-type="float" office:value="20" calcext:value-type="float">
            <text:p>20</text:p>
          </table:table-cell>
          <table:table-cell table:formula="of:=40-(100-[.E17])" office:value-type="float" office:value="35.2307692307692" calcext:value-type="float">
            <text:p>35</text:p>
          </table:table-cell>
          <table:table-cell table:formula="of:=[.F17]+[.G17]+[.H17]" office:value-type="float" office:value="75.2307692307692" calcext:value-type="float">
            <text:p>75</text:p>
          </table:table-cell>
          <table:table-cell table:formula="of:=MOD([.A17];100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1814600027" calcext:value-type="float">
            <text:p>201814600027</text:p>
          </table:table-cell>
          <table:table-cell office:value-type="string" calcext:value-type="string">
            <text:p>Sara Rebeca Souza Ramo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5.0769230769231" calcext:value-type="float">
            <text:p>95,1</text:p>
          </table:table-cell>
          <table:table-cell office:value-type="float" office:value="20" calcext:value-type="float">
            <text:p>20</text:p>
          </table:table-cell>
          <table:table-cell table:formula="of:=(2020-[.D18])*10" office:value-type="float" office:value="20" calcext:value-type="float">
            <text:p>20</text:p>
          </table:table-cell>
          <table:table-cell table:formula="of:=40-(100-[.E18])" office:value-type="float" office:value="35.0769230769231" calcext:value-type="float">
            <text:p>35</text:p>
          </table:table-cell>
          <table:table-cell table:formula="of:=[.F18]+[.G18]+[.H18]" office:value-type="float" office:value="75.0769230769231" calcext:value-type="float">
            <text:p>75</text:p>
          </table:table-cell>
          <table:table-cell table:formula="of:=MOD([.A18];10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1814600026" calcext:value-type="float">
            <text:p>201814600026</text:p>
          </table:table-cell>
          <table:table-cell office:value-type="string" calcext:value-type="string">
            <text:p>Stephany Marinho Cosm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4.5384615384615" calcext:value-type="float">
            <text:p>94,5</text:p>
          </table:table-cell>
          <table:table-cell office:value-type="float" office:value="20" calcext:value-type="float">
            <text:p>20</text:p>
          </table:table-cell>
          <table:table-cell table:formula="of:=(2020-[.D19])*10" office:value-type="float" office:value="20" calcext:value-type="float">
            <text:p>20</text:p>
          </table:table-cell>
          <table:table-cell table:formula="of:=40-(100-[.E19])" office:value-type="float" office:value="34.5384615384615" calcext:value-type="float">
            <text:p>35</text:p>
          </table:table-cell>
          <table:table-cell table:formula="of:=[.F19]+[.G19]+[.H19]" office:value-type="float" office:value="74.5384615384615" calcext:value-type="float">
            <text:p>75</text:p>
          </table:table-cell>
          <table:table-cell table:formula="of:=MOD([.A19];10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1614600027" calcext:value-type="float">
            <text:p>201614600027</text:p>
          </table:table-cell>
          <table:table-cell table:style-name="ce1" office:value-type="string" calcext:value-type="string">
            <text:p>Elisandro Clemente Texeira Junior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6" calcext:value-type="float">
            <text:p>2016</text:p>
          </table:table-cell>
          <table:table-cell table:style-name="ce19" office:value-type="float" office:value="93.6153846153846" calcext:value-type="float">
            <text:p>93,6</text:p>
          </table:table-cell>
          <table:table-cell/>
          <table:table-cell table:formula="of:=(2020-[.D20])*10" office:value-type="float" office:value="40" calcext:value-type="float">
            <text:p>40</text:p>
          </table:table-cell>
          <table:table-cell table:formula="of:=40-(100-[.E20])" office:value-type="float" office:value="33.6153846153846" calcext:value-type="float">
            <text:p>34</text:p>
          </table:table-cell>
          <table:table-cell table:formula="of:=[.F20]+[.G20]+[.H20]" office:value-type="float" office:value="73.6153846153846" calcext:value-type="float">
            <text:p>74</text:p>
          </table:table-cell>
          <table:table-cell table:formula="of:=MOD([.A20];10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1814600011" calcext:value-type="float">
            <text:p>201814600011</text:p>
          </table:table-cell>
          <table:table-cell table:style-name="ce1" office:value-type="string" calcext:value-type="string">
            <text:p>Jaqueline Augusto dos Santos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2.7692307692308" calcext:value-type="float">
            <text:p>92,8</text:p>
          </table:table-cell>
          <table:table-cell office:value-type="float" office:value="20" calcext:value-type="float">
            <text:p>20</text:p>
          </table:table-cell>
          <table:table-cell table:formula="of:=(2020-[.D21])*10" office:value-type="float" office:value="20" calcext:value-type="float">
            <text:p>20</text:p>
          </table:table-cell>
          <table:table-cell table:formula="of:=40-(100-[.E21])" office:value-type="float" office:value="32.7692307692308" calcext:value-type="float">
            <text:p>33</text:p>
          </table:table-cell>
          <table:table-cell table:formula="of:=[.F21]+[.G21]+[.H21]" office:value-type="float" office:value="72.7692307692308" calcext:value-type="float">
            <text:p>73</text:p>
          </table:table-cell>
          <table:table-cell table:formula="of:=MOD([.A21];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14600011" calcext:value-type="float">
            <text:p>201614600011</text:p>
          </table:table-cell>
          <table:table-cell office:value-type="string" calcext:value-type="string">
            <text:p>Maria Cecilia do Nascimento Diniz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6" calcext:value-type="float">
            <text:p>2016</text:p>
          </table:table-cell>
          <table:table-cell table:style-name="ce19" office:value-type="float" office:value="91.2307692307692" calcext:value-type="float">
            <text:p>91,2</text:p>
          </table:table-cell>
          <table:table-cell/>
          <table:table-cell table:formula="of:=(2020-[.D22])*10" office:value-type="float" office:value="40" calcext:value-type="float">
            <text:p>40</text:p>
          </table:table-cell>
          <table:table-cell table:formula="of:=40-(100-[.E22])" office:value-type="float" office:value="31.2307692307692" calcext:value-type="float">
            <text:p>31</text:p>
          </table:table-cell>
          <table:table-cell table:formula="of:=[.F22]+[.G22]+[.H22]" office:value-type="float" office:value="71.2307692307692" calcext:value-type="float">
            <text:p>71</text:p>
          </table:table-cell>
          <table:table-cell table:formula="of:=MOD([.A22];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14600023" calcext:value-type="float">
            <text:p>201614600023</text:p>
          </table:table-cell>
          <table:table-cell office:value-type="string" calcext:value-type="string">
            <text:p>Taynan Soares dos Santo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6" calcext:value-type="float">
            <text:p>2016</text:p>
          </table:table-cell>
          <table:table-cell table:style-name="ce19" office:value-type="float" office:value="90.9230769230769" calcext:value-type="float">
            <text:p>90,9</text:p>
          </table:table-cell>
          <table:table-cell/>
          <table:table-cell table:formula="of:=(2020-[.D23])*10" office:value-type="float" office:value="40" calcext:value-type="float">
            <text:p>40</text:p>
          </table:table-cell>
          <table:table-cell table:formula="of:=40-(100-[.E23])" office:value-type="float" office:value="30.9230769230769" calcext:value-type="float">
            <text:p>31</text:p>
          </table:table-cell>
          <table:table-cell table:formula="of:=[.F23]+[.G23]+[.H23]" office:value-type="float" office:value="70.9230769230769" calcext:value-type="float">
            <text:p>71</text:p>
          </table:table-cell>
          <table:table-cell table:formula="of:=MOD([.A23];10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714610032" calcext:value-type="float">
            <text:p>201714610032</text:p>
          </table:table-cell>
          <table:table-cell office:value-type="string" calcext:value-type="string">
            <text:p>Rebeca Batista Bernard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80.3846153846154" calcext:value-type="float">
            <text:p>80,4</text:p>
          </table:table-cell>
          <table:table-cell office:value-type="float" office:value="20" calcext:value-type="float">
            <text:p>20</text:p>
          </table:table-cell>
          <table:table-cell table:formula="of:=(2020-[.D24])*10" office:value-type="float" office:value="30" calcext:value-type="float">
            <text:p>30</text:p>
          </table:table-cell>
          <table:table-cell table:formula="of:=40-(100-[.E24])" office:value-type="float" office:value="20.3846153846154" calcext:value-type="float">
            <text:p>20</text:p>
          </table:table-cell>
          <table:table-cell table:formula="of:=[.F24]+[.G24]+[.H24]" office:value-type="float" office:value="70.3846153846154" calcext:value-type="float">
            <text:p>70</text:p>
          </table:table-cell>
          <table:table-cell table:formula="of:=MOD([.A24];10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1914610013" calcext:value-type="float">
            <text:p>201914610013</text:p>
          </table:table-cell>
          <table:table-cell office:value-type="string" calcext:value-type="string">
            <text:p>Gabriel Batista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100" calcext:value-type="float">
            <text:p>100,0</text:p>
          </table:table-cell>
          <table:table-cell office:value-type="float" office:value="20" calcext:value-type="float">
            <text:p>20</text:p>
          </table:table-cell>
          <table:table-cell table:formula="of:=(2020-[.D25])*10" office:value-type="float" office:value="10" calcext:value-type="float">
            <text:p>10</text:p>
          </table:table-cell>
          <table:table-cell table:formula="of:=40-(100-[.E25])" office:value-type="float" office:value="40" calcext:value-type="float">
            <text:p>40</text:p>
          </table:table-cell>
          <table:table-cell table:formula="of:=[.F25]+[.G25]+[.H25]" office:value-type="float" office:value="70" calcext:value-type="float">
            <text:p>70</text:p>
          </table:table-cell>
          <table:table-cell table:formula="of:=MOD([.A25];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914610030" calcext:value-type="float">
            <text:p>201914610030</text:p>
          </table:table-cell>
          <table:table-cell office:value-type="string" calcext:value-type="string">
            <text:p>Marilia Santos do Nasciment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9.8571428571429" calcext:value-type="float">
            <text:p>99,9</text:p>
          </table:table-cell>
          <table:table-cell office:value-type="float" office:value="20" calcext:value-type="float">
            <text:p>20</text:p>
          </table:table-cell>
          <table:table-cell table:formula="of:=(2020-[.D26])*10" office:value-type="float" office:value="10" calcext:value-type="float">
            <text:p>10</text:p>
          </table:table-cell>
          <table:table-cell table:formula="of:=40-(100-[.E26])" office:value-type="float" office:value="39.8571428571429" calcext:value-type="float">
            <text:p>40</text:p>
          </table:table-cell>
          <table:table-cell table:formula="of:=[.F26]+[.G26]+[.H26]" office:value-type="float" office:value="69.8571428571429" calcext:value-type="float">
            <text:p>70</text:p>
          </table:table-cell>
          <table:table-cell table:formula="of:=MOD([.A26];10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1714600001" calcext:value-type="float">
            <text:p>201714600001</text:p>
          </table:table-cell>
          <table:table-cell office:value-type="string" calcext:value-type="string">
            <text:p>Pedro Miguel Duarte Rodrigues Cost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9.6153846153846" calcext:value-type="float">
            <text:p>99,6</text:p>
          </table:table-cell>
          <table:table-cell/>
          <table:table-cell table:formula="of:=(2020-[.D27])*10" office:value-type="float" office:value="30" calcext:value-type="float">
            <text:p>30</text:p>
          </table:table-cell>
          <table:table-cell table:formula="of:=40-(100-[.E27])" office:value-type="float" office:value="39.6153846153846" calcext:value-type="float">
            <text:p>40</text:p>
          </table:table-cell>
          <table:table-cell table:formula="of:=[.F27]+[.G27]+[.H27]" office:value-type="float" office:value="69.6153846153846" calcext:value-type="float">
            <text:p>70</text:p>
          </table:table-cell>
          <table:table-cell table:formula="of:=MOD([.A27];10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914610037" calcext:value-type="float">
            <text:p>201914610037</text:p>
          </table:table-cell>
          <table:table-cell office:value-type="string" calcext:value-type="string">
            <text:p>Rodrigo Verissimo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9.5714285714286" calcext:value-type="float">
            <text:p>99,6</text:p>
          </table:table-cell>
          <table:table-cell office:value-type="float" office:value="20" calcext:value-type="float">
            <text:p>20</text:p>
          </table:table-cell>
          <table:table-cell table:formula="of:=(2020-[.D28])*10" office:value-type="float" office:value="10" calcext:value-type="float">
            <text:p>10</text:p>
          </table:table-cell>
          <table:table-cell table:formula="of:=40-(100-[.E28])" office:value-type="float" office:value="39.5714285714286" calcext:value-type="float">
            <text:p>40</text:p>
          </table:table-cell>
          <table:table-cell table:formula="of:=[.F28]+[.G28]+[.H28]" office:value-type="float" office:value="69.5714285714286" calcext:value-type="float">
            <text:p>70</text:p>
          </table:table-cell>
          <table:table-cell table:formula="of:=MOD([.A28];100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1714600019" calcext:value-type="float">
            <text:p>201714600019</text:p>
          </table:table-cell>
          <table:table-cell table:style-name="ce1" office:value-type="string" calcext:value-type="string">
            <text:p>Jose Victor Carvalho da Silva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9.5384615384615" calcext:value-type="float">
            <text:p>99,5</text:p>
          </table:table-cell>
          <table:table-cell/>
          <table:table-cell table:formula="of:=(2020-[.D29])*10" office:value-type="float" office:value="30" calcext:value-type="float">
            <text:p>30</text:p>
          </table:table-cell>
          <table:table-cell table:formula="of:=40-(100-[.E29])" office:value-type="float" office:value="39.5384615384615" calcext:value-type="float">
            <text:p>40</text:p>
          </table:table-cell>
          <table:table-cell table:formula="of:=[.F29]+[.G29]+[.H29]" office:value-type="float" office:value="69.5384615384615" calcext:value-type="float">
            <text:p>70</text:p>
          </table:table-cell>
          <table:table-cell table:formula="of:=MOD([.A29];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914600006" calcext:value-type="float">
            <text:p>201914600006</text:p>
          </table:table-cell>
          <table:table-cell table:style-name="ce1" office:value-type="string" calcext:value-type="string">
            <text:p>Anelyza Rielly Felix dos Santos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9.4615384615385" calcext:value-type="float">
            <text:p>99,5</text:p>
          </table:table-cell>
          <table:table-cell office:value-type="float" office:value="20" calcext:value-type="float">
            <text:p>20</text:p>
          </table:table-cell>
          <table:table-cell table:formula="of:=(2020-[.D30])*10" office:value-type="float" office:value="10" calcext:value-type="float">
            <text:p>10</text:p>
          </table:table-cell>
          <table:table-cell table:formula="of:=40-(100-[.E30])" office:value-type="float" office:value="39.4615384615385" calcext:value-type="float">
            <text:p>39</text:p>
          </table:table-cell>
          <table:table-cell table:formula="of:=[.F30]+[.G30]+[.H30]" office:value-type="float" office:value="69.4615384615385" calcext:value-type="float">
            <text:p>69</text:p>
          </table:table-cell>
          <table:table-cell table:formula="of:=MOD([.A30];10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714610009" calcext:value-type="float">
            <text:p>201714610009</text:p>
          </table:table-cell>
          <table:table-cell office:value-type="string" calcext:value-type="string">
            <text:p>Walker Teotonio Correia de Barr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9.3846153846154" calcext:value-type="float">
            <text:p>99,4</text:p>
          </table:table-cell>
          <table:table-cell/>
          <table:table-cell table:formula="of:=(2020-[.D31])*10" office:value-type="float" office:value="30" calcext:value-type="float">
            <text:p>30</text:p>
          </table:table-cell>
          <table:table-cell table:formula="of:=40-(100-[.E31])" office:value-type="float" office:value="39.3846153846154" calcext:value-type="float">
            <text:p>39</text:p>
          </table:table-cell>
          <table:table-cell table:formula="of:=[.F31]+[.G31]+[.H31]" office:value-type="float" office:value="69.3846153846154" calcext:value-type="float">
            <text:p>69</text:p>
          </table:table-cell>
          <table:table-cell table:formula="of:=MOD([.A31];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714600009" calcext:value-type="float">
            <text:p>201714600009</text:p>
          </table:table-cell>
          <table:table-cell table:style-name="ce1" office:value-type="string" calcext:value-type="string">
            <text:p>Kailanny Alves Dutra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9.2307692307692" calcext:value-type="float">
            <text:p>99,2</text:p>
          </table:table-cell>
          <table:table-cell/>
          <table:table-cell table:formula="of:=(2020-[.D32])*10" office:value-type="float" office:value="30" calcext:value-type="float">
            <text:p>30</text:p>
          </table:table-cell>
          <table:table-cell table:formula="of:=40-(100-[.E32])" office:value-type="float" office:value="39.2307692307692" calcext:value-type="float">
            <text:p>39</text:p>
          </table:table-cell>
          <table:table-cell table:formula="of:=[.F32]+[.G32]+[.H32]" office:value-type="float" office:value="69.2307692307692" calcext:value-type="float">
            <text:p>69</text:p>
          </table:table-cell>
          <table:table-cell table:formula="of:=MOD([.A32];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14600017" calcext:value-type="float">
            <text:p>201614600017</text:p>
          </table:table-cell>
          <table:table-cell office:value-type="string" calcext:value-type="string">
            <text:p>Victhoria Rebeka Rosendo de Azeved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6" calcext:value-type="float">
            <text:p>2016</text:p>
          </table:table-cell>
          <table:table-cell table:style-name="ce19" office:value-type="float" office:value="89.2307692307692" calcext:value-type="float">
            <text:p>89,2</text:p>
          </table:table-cell>
          <table:table-cell/>
          <table:table-cell table:formula="of:=(2020-[.D33])*10" office:value-type="float" office:value="40" calcext:value-type="float">
            <text:p>40</text:p>
          </table:table-cell>
          <table:table-cell table:formula="of:=40-(100-[.E33])" office:value-type="float" office:value="29.2307692307692" calcext:value-type="float">
            <text:p>29</text:p>
          </table:table-cell>
          <table:table-cell table:formula="of:=[.F33]+[.G33]+[.H33]" office:value-type="float" office:value="69.2307692307692" calcext:value-type="float">
            <text:p>69</text:p>
          </table:table-cell>
          <table:table-cell table:formula="of:=MOD([.A33];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714600033" calcext:value-type="float">
            <text:p>201714600033</text:p>
          </table:table-cell>
          <table:table-cell office:value-type="string" calcext:value-type="string">
            <text:p>Sabrina Nunes Juli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9.2307692307692" calcext:value-type="float">
            <text:p>99,2</text:p>
          </table:table-cell>
          <table:table-cell/>
          <table:table-cell table:formula="of:=(2020-[.D34])*10" office:value-type="float" office:value="30" calcext:value-type="float">
            <text:p>30</text:p>
          </table:table-cell>
          <table:table-cell table:formula="of:=40-(100-[.E34])" office:value-type="float" office:value="39.2307692307692" calcext:value-type="float">
            <text:p>39</text:p>
          </table:table-cell>
          <table:table-cell table:formula="of:=[.F34]+[.G34]+[.H34]" office:value-type="float" office:value="69.2307692307692" calcext:value-type="float">
            <text:p>69</text:p>
          </table:table-cell>
          <table:table-cell table:formula="of:=MOD([.A34];10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1714610017" calcext:value-type="float">
            <text:p>201714610017</text:p>
          </table:table-cell>
          <table:table-cell office:value-type="string" calcext:value-type="string">
            <text:p>Karla Vanessa dos Santos Souz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9.1538461538462" calcext:value-type="float">
            <text:p>99,2</text:p>
          </table:table-cell>
          <table:table-cell/>
          <table:table-cell table:formula="of:=(2020-[.D35])*10" office:value-type="float" office:value="30" calcext:value-type="float">
            <text:p>30</text:p>
          </table:table-cell>
          <table:table-cell table:formula="of:=40-(100-[.E35])" office:value-type="float" office:value="39.1538461538462" calcext:value-type="float">
            <text:p>39</text:p>
          </table:table-cell>
          <table:table-cell table:formula="of:=[.F35]+[.G35]+[.H35]" office:value-type="float" office:value="69.1538461538462" calcext:value-type="float">
            <text:p>69</text:p>
          </table:table-cell>
          <table:table-cell table:formula="of:=MOD([.A35];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714610004" calcext:value-type="float">
            <text:p>201714610004</text:p>
          </table:table-cell>
          <table:table-cell office:value-type="string" calcext:value-type="string">
            <text:p>Leticia de Sousa Soare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8.7692307692308" calcext:value-type="float">
            <text:p>98,8</text:p>
          </table:table-cell>
          <table:table-cell/>
          <table:table-cell table:formula="of:=(2020-[.D36])*10" office:value-type="float" office:value="30" calcext:value-type="float">
            <text:p>30</text:p>
          </table:table-cell>
          <table:table-cell table:formula="of:=40-(100-[.E36])" office:value-type="float" office:value="38.7692307692308" calcext:value-type="float">
            <text:p>39</text:p>
          </table:table-cell>
          <table:table-cell table:formula="of:=[.F36]+[.G36]+[.H36]" office:value-type="float" office:value="68.7692307692308" calcext:value-type="float">
            <text:p>69</text:p>
          </table:table-cell>
          <table:table-cell table:formula="of:=MOD([.A36];10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914600005" calcext:value-type="float">
            <text:p>201914600005</text:p>
          </table:table-cell>
          <table:table-cell table:style-name="ce1" office:value-type="string" calcext:value-type="string">
            <text:p>Ana Klara de Sousa Galdino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8.6923076923077" calcext:value-type="float">
            <text:p>98,7</text:p>
          </table:table-cell>
          <table:table-cell office:value-type="float" office:value="20" calcext:value-type="float">
            <text:p>20</text:p>
          </table:table-cell>
          <table:table-cell table:formula="of:=(2020-[.D37])*10" office:value-type="float" office:value="10" calcext:value-type="float">
            <text:p>10</text:p>
          </table:table-cell>
          <table:table-cell table:formula="of:=40-(100-[.E37])" office:value-type="float" office:value="38.6923076923077" calcext:value-type="float">
            <text:p>39</text:p>
          </table:table-cell>
          <table:table-cell table:formula="of:=[.F37]+[.G37]+[.H37]" office:value-type="float" office:value="68.6923076923077" calcext:value-type="float">
            <text:p>69</text:p>
          </table:table-cell>
          <table:table-cell table:formula="of:=MOD([.A37];10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714610003" calcext:value-type="float">
            <text:p>201714610003</text:p>
          </table:table-cell>
          <table:table-cell office:value-type="string" calcext:value-type="string">
            <text:p>Jamilly Candido Bernard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8.6153846153846" calcext:value-type="float">
            <text:p>98,6</text:p>
          </table:table-cell>
          <table:table-cell/>
          <table:table-cell table:formula="of:=(2020-[.D38])*10" office:value-type="float" office:value="30" calcext:value-type="float">
            <text:p>30</text:p>
          </table:table-cell>
          <table:table-cell table:formula="of:=40-(100-[.E38])" office:value-type="float" office:value="38.6153846153846" calcext:value-type="float">
            <text:p>39</text:p>
          </table:table-cell>
          <table:table-cell table:formula="of:=[.F38]+[.G38]+[.H38]" office:value-type="float" office:value="68.6153846153846" calcext:value-type="float">
            <text:p>69</text:p>
          </table:table-cell>
          <table:table-cell table:formula="of:=MOD([.A38];10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814600020" calcext:value-type="float">
            <text:p>201814600020</text:p>
          </table:table-cell>
          <table:table-cell office:value-type="string" calcext:value-type="string">
            <text:p>Nathalia de Franca Pereir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88.6153846153846" calcext:value-type="float">
            <text:p>88,6</text:p>
          </table:table-cell>
          <table:table-cell office:value-type="float" office:value="20" calcext:value-type="float">
            <text:p>20</text:p>
          </table:table-cell>
          <table:table-cell table:formula="of:=(2020-[.D39])*10" office:value-type="float" office:value="20" calcext:value-type="float">
            <text:p>20</text:p>
          </table:table-cell>
          <table:table-cell table:formula="of:=40-(100-[.E39])" office:value-type="float" office:value="28.6153846153846" calcext:value-type="float">
            <text:p>29</text:p>
          </table:table-cell>
          <table:table-cell table:formula="of:=[.F39]+[.G39]+[.H39]" office:value-type="float" office:value="68.6153846153846" calcext:value-type="float">
            <text:p>69</text:p>
          </table:table-cell>
          <table:table-cell table:formula="of:=MOD([.A39];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714600027" calcext:value-type="float">
            <text:p>201714600027</text:p>
          </table:table-cell>
          <table:table-cell table:style-name="ce1" office:value-type="string" calcext:value-type="string">
            <text:p>Aline Felix da Costa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8.6153846153846" calcext:value-type="float">
            <text:p>98,6</text:p>
          </table:table-cell>
          <table:table-cell/>
          <table:table-cell table:formula="of:=(2020-[.D40])*10" office:value-type="float" office:value="30" calcext:value-type="float">
            <text:p>30</text:p>
          </table:table-cell>
          <table:table-cell table:formula="of:=40-(100-[.E40])" office:value-type="float" office:value="38.6153846153846" calcext:value-type="float">
            <text:p>39</text:p>
          </table:table-cell>
          <table:table-cell table:formula="of:=[.F40]+[.G40]+[.H40]" office:value-type="float" office:value="68.6153846153846" calcext:value-type="float">
            <text:p>69</text:p>
          </table:table-cell>
          <table:table-cell table:formula="of:=MOD([.A40];10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1914600035" calcext:value-type="float">
            <text:p>201914600035</text:p>
          </table:table-cell>
          <table:table-cell office:value-type="string" calcext:value-type="string">
            <text:p>Marina de Souza Alves Meirele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8.6153846153846" calcext:value-type="float">
            <text:p>98,6</text:p>
          </table:table-cell>
          <table:table-cell office:value-type="float" office:value="20" calcext:value-type="float">
            <text:p>20</text:p>
          </table:table-cell>
          <table:table-cell table:formula="of:=(2020-[.D41])*10" office:value-type="float" office:value="10" calcext:value-type="float">
            <text:p>10</text:p>
          </table:table-cell>
          <table:table-cell table:formula="of:=40-(100-[.E41])" office:value-type="float" office:value="38.6153846153846" calcext:value-type="float">
            <text:p>39</text:p>
          </table:table-cell>
          <table:table-cell table:formula="of:=[.F41]+[.G41]+[.H41]" office:value-type="float" office:value="68.6153846153846" calcext:value-type="float">
            <text:p>69</text:p>
          </table:table-cell>
          <table:table-cell table:formula="of:=MOD([.A41];10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1714600013" calcext:value-type="float">
            <text:p>201714600013</text:p>
          </table:table-cell>
          <table:table-cell table:style-name="ce1" office:value-type="string" calcext:value-type="string">
            <text:p>Adriana Paulino da Silva Santos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8.4615384615385" calcext:value-type="float">
            <text:p>98,5</text:p>
          </table:table-cell>
          <table:table-cell/>
          <table:table-cell table:formula="of:=(2020-[.D42])*10" office:value-type="float" office:value="30" calcext:value-type="float">
            <text:p>30</text:p>
          </table:table-cell>
          <table:table-cell table:formula="of:=40-(100-[.E42])" office:value-type="float" office:value="38.4615384615385" calcext:value-type="float">
            <text:p>38</text:p>
          </table:table-cell>
          <table:table-cell table:formula="of:=[.F42]+[.G42]+[.H42]" office:value-type="float" office:value="68.4615384615385" calcext:value-type="float">
            <text:p>68</text:p>
          </table:table-cell>
          <table:table-cell table:formula="of:=MOD([.A42];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714600006" calcext:value-type="float">
            <text:p>201714600006</text:p>
          </table:table-cell>
          <table:table-cell table:style-name="ce1" office:value-type="string" calcext:value-type="string">
            <text:p>Camila Ellen de Lima Quirino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8.3846153846154" calcext:value-type="float">
            <text:p>98,4</text:p>
          </table:table-cell>
          <table:table-cell/>
          <table:table-cell table:formula="of:=(2020-[.D43])*10" office:value-type="float" office:value="30" calcext:value-type="float">
            <text:p>30</text:p>
          </table:table-cell>
          <table:table-cell table:formula="of:=40-(100-[.E43])" office:value-type="float" office:value="38.3846153846154" calcext:value-type="float">
            <text:p>38</text:p>
          </table:table-cell>
          <table:table-cell table:formula="of:=[.F43]+[.G43]+[.H43]" office:value-type="float" office:value="68.3846153846154" calcext:value-type="float">
            <text:p>68</text:p>
          </table:table-cell>
          <table:table-cell table:formula="of:=MOD([.A43];10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714610010" calcext:value-type="float">
            <text:p>201714610010</text:p>
          </table:table-cell>
          <table:table-cell office:value-type="string" calcext:value-type="string">
            <text:p>Jessica Larissa Brito de Andrade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8.3846153846154" calcext:value-type="float">
            <text:p>98,4</text:p>
          </table:table-cell>
          <table:table-cell/>
          <table:table-cell table:formula="of:=(2020-[.D44])*10" office:value-type="float" office:value="30" calcext:value-type="float">
            <text:p>30</text:p>
          </table:table-cell>
          <table:table-cell table:formula="of:=40-(100-[.E44])" office:value-type="float" office:value="38.3846153846154" calcext:value-type="float">
            <text:p>38</text:p>
          </table:table-cell>
          <table:table-cell table:formula="of:=[.F44]+[.G44]+[.H44]" office:value-type="float" office:value="68.3846153846154" calcext:value-type="float">
            <text:p>68</text:p>
          </table:table-cell>
          <table:table-cell table:formula="of:=MOD([.A44];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714610006" calcext:value-type="float">
            <text:p>201714610006</text:p>
          </table:table-cell>
          <table:table-cell office:value-type="string" calcext:value-type="string">
            <text:p>Jhullyene Ellen Paulino de Oliv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8.2307692307692" calcext:value-type="float">
            <text:p>98,2</text:p>
          </table:table-cell>
          <table:table-cell/>
          <table:table-cell table:formula="of:=(2020-[.D45])*10" office:value-type="float" office:value="30" calcext:value-type="float">
            <text:p>30</text:p>
          </table:table-cell>
          <table:table-cell table:formula="of:=40-(100-[.E45])" office:value-type="float" office:value="38.2307692307692" calcext:value-type="float">
            <text:p>38</text:p>
          </table:table-cell>
          <table:table-cell table:formula="of:=[.F45]+[.G45]+[.H45]" office:value-type="float" office:value="68.2307692307692" calcext:value-type="float">
            <text:p>68</text:p>
          </table:table-cell>
          <table:table-cell table:formula="of:=MOD([.A45];10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714610012" calcext:value-type="float">
            <text:p>201714610012</text:p>
          </table:table-cell>
          <table:table-cell office:value-type="string" calcext:value-type="string">
            <text:p>Drielle de Moura Fortunat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8.2307692307692" calcext:value-type="float">
            <text:p>98,2</text:p>
          </table:table-cell>
          <table:table-cell/>
          <table:table-cell table:formula="of:=(2020-[.D46])*10" office:value-type="float" office:value="30" calcext:value-type="float">
            <text:p>30</text:p>
          </table:table-cell>
          <table:table-cell table:formula="of:=40-(100-[.E46])" office:value-type="float" office:value="38.2307692307692" calcext:value-type="float">
            <text:p>38</text:p>
          </table:table-cell>
          <table:table-cell table:formula="of:=[.F46]+[.G46]+[.H46]" office:value-type="float" office:value="68.2307692307692" calcext:value-type="float">
            <text:p>68</text:p>
          </table:table-cell>
          <table:table-cell table:formula="of:=MOD([.A46];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714610027" calcext:value-type="float">
            <text:p>201714610027</text:p>
          </table:table-cell>
          <table:table-cell office:value-type="string" calcext:value-type="string">
            <text:p>Leonarda Ricardo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8.0769230769231" calcext:value-type="float">
            <text:p>98,1</text:p>
          </table:table-cell>
          <table:table-cell/>
          <table:table-cell table:formula="of:=(2020-[.D47])*10" office:value-type="float" office:value="30" calcext:value-type="float">
            <text:p>30</text:p>
          </table:table-cell>
          <table:table-cell table:formula="of:=40-(100-[.E47])" office:value-type="float" office:value="38.0769230769231" calcext:value-type="float">
            <text:p>38</text:p>
          </table:table-cell>
          <table:table-cell table:formula="of:=[.F47]+[.G47]+[.H47]" office:value-type="float" office:value="68.0769230769231" calcext:value-type="float">
            <text:p>68</text:p>
          </table:table-cell>
          <table:table-cell table:formula="of:=MOD([.A47];10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1714600004" calcext:value-type="float">
            <text:p>201714600004</text:p>
          </table:table-cell>
          <table:table-cell table:style-name="ce1" office:value-type="string" calcext:value-type="string">
            <text:p>Bruna Vitoria Silveira Damacena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8" calcext:value-type="float">
            <text:p>98,0</text:p>
          </table:table-cell>
          <table:table-cell/>
          <table:table-cell table:formula="of:=(2020-[.D48])*10" office:value-type="float" office:value="30" calcext:value-type="float">
            <text:p>30</text:p>
          </table:table-cell>
          <table:table-cell table:formula="of:=40-(100-[.E48])" office:value-type="float" office:value="38" calcext:value-type="float">
            <text:p>38</text:p>
          </table:table-cell>
          <table:table-cell table:formula="of:=[.F48]+[.G48]+[.H48]" office:value-type="float" office:value="68" calcext:value-type="float">
            <text:p>68</text:p>
          </table:table-cell>
          <table:table-cell table:formula="of:=MOD([.A48];10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714610030" calcext:value-type="float">
            <text:p>201714610030</text:p>
          </table:table-cell>
          <table:table-cell office:value-type="string" calcext:value-type="string">
            <text:p>Sayonara Herculano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7.9230769230769" calcext:value-type="float">
            <text:p>97,9</text:p>
          </table:table-cell>
          <table:table-cell/>
          <table:table-cell table:formula="of:=(2020-[.D49])*10" office:value-type="float" office:value="30" calcext:value-type="float">
            <text:p>30</text:p>
          </table:table-cell>
          <table:table-cell table:formula="of:=40-(100-[.E49])" office:value-type="float" office:value="37.9230769230769" calcext:value-type="float">
            <text:p>38</text:p>
          </table:table-cell>
          <table:table-cell table:formula="of:=[.F49]+[.G49]+[.H49]" office:value-type="float" office:value="67.9230769230769" calcext:value-type="float">
            <text:p>68</text:p>
          </table:table-cell>
          <table:table-cell table:formula="of:=MOD([.A49];10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1714610015" calcext:value-type="float">
            <text:p>201714610015</text:p>
          </table:table-cell>
          <table:table-cell office:value-type="string" calcext:value-type="string">
            <text:p>Anielle de Carvalho Batist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7.8461538461538" calcext:value-type="float">
            <text:p>97,8</text:p>
          </table:table-cell>
          <table:table-cell/>
          <table:table-cell table:formula="of:=(2020-[.D50])*10" office:value-type="float" office:value="30" calcext:value-type="float">
            <text:p>30</text:p>
          </table:table-cell>
          <table:table-cell table:formula="of:=40-(100-[.E50])" office:value-type="float" office:value="37.8461538461538" calcext:value-type="float">
            <text:p>38</text:p>
          </table:table-cell>
          <table:table-cell table:formula="of:=[.F50]+[.G50]+[.H50]" office:value-type="float" office:value="67.8461538461538" calcext:value-type="float">
            <text:p>68</text:p>
          </table:table-cell>
          <table:table-cell table:formula="of:=MOD([.A50];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714610018" calcext:value-type="float">
            <text:p>201714610018</text:p>
          </table:table-cell>
          <table:table-cell office:value-type="string" calcext:value-type="string">
            <text:p>Arielli Carvalho Batist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7.8461538461538" calcext:value-type="float">
            <text:p>97,8</text:p>
          </table:table-cell>
          <table:table-cell/>
          <table:table-cell table:formula="of:=(2020-[.D51])*10" office:value-type="float" office:value="30" calcext:value-type="float">
            <text:p>30</text:p>
          </table:table-cell>
          <table:table-cell table:formula="of:=40-(100-[.E51])" office:value-type="float" office:value="37.8461538461538" calcext:value-type="float">
            <text:p>38</text:p>
          </table:table-cell>
          <table:table-cell table:formula="of:=[.F51]+[.G51]+[.H51]" office:value-type="float" office:value="67.8461538461538" calcext:value-type="float">
            <text:p>68</text:p>
          </table:table-cell>
          <table:table-cell table:formula="of:=MOD([.A51];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714600018" calcext:value-type="float">
            <text:p>201714600018</text:p>
          </table:table-cell>
          <table:table-cell table:style-name="ce1" office:value-type="string" calcext:value-type="string">
            <text:p>Joyce dos Santos Farias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7.8461538461538" calcext:value-type="float">
            <text:p>97,8</text:p>
          </table:table-cell>
          <table:table-cell/>
          <table:table-cell table:formula="of:=(2020-[.D52])*10" office:value-type="float" office:value="30" calcext:value-type="float">
            <text:p>30</text:p>
          </table:table-cell>
          <table:table-cell table:formula="of:=40-(100-[.E52])" office:value-type="float" office:value="37.8461538461538" calcext:value-type="float">
            <text:p>38</text:p>
          </table:table-cell>
          <table:table-cell table:formula="of:=[.F52]+[.G52]+[.H52]" office:value-type="float" office:value="67.8461538461538" calcext:value-type="float">
            <text:p>68</text:p>
          </table:table-cell>
          <table:table-cell table:formula="of:=MOD([.A52];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714610028" calcext:value-type="float">
            <text:p>201714610028</text:p>
          </table:table-cell>
          <table:table-cell office:value-type="string" calcext:value-type="string">
            <text:p>Bianca Whemelly Lima de Abreu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7.7692307692308" calcext:value-type="float">
            <text:p>97,8</text:p>
          </table:table-cell>
          <table:table-cell/>
          <table:table-cell table:formula="of:=(2020-[.D53])*10" office:value-type="float" office:value="30" calcext:value-type="float">
            <text:p>30</text:p>
          </table:table-cell>
          <table:table-cell table:formula="of:=40-(100-[.E53])" office:value-type="float" office:value="37.7692307692308" calcext:value-type="float">
            <text:p>38</text:p>
          </table:table-cell>
          <table:table-cell table:formula="of:=[.F53]+[.G53]+[.H53]" office:value-type="float" office:value="67.7692307692308" calcext:value-type="float">
            <text:p>68</text:p>
          </table:table-cell>
          <table:table-cell table:formula="of:=MOD([.A53];10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1714600007" calcext:value-type="float">
            <text:p>201714600007</text:p>
          </table:table-cell>
          <table:table-cell office:value-type="string" calcext:value-type="string">
            <text:p>Maria Tamyres da Costa Aguiar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7.6923076923077" calcext:value-type="float">
            <text:p>97,7</text:p>
          </table:table-cell>
          <table:table-cell/>
          <table:table-cell table:formula="of:=(2020-[.D54])*10" office:value-type="float" office:value="30" calcext:value-type="float">
            <text:p>30</text:p>
          </table:table-cell>
          <table:table-cell table:formula="of:=40-(100-[.E54])" office:value-type="float" office:value="37.6923076923077" calcext:value-type="float">
            <text:p>38</text:p>
          </table:table-cell>
          <table:table-cell table:formula="of:=[.F54]+[.G54]+[.H54]" office:value-type="float" office:value="67.6923076923077" calcext:value-type="float">
            <text:p>68</text:p>
          </table:table-cell>
          <table:table-cell table:formula="of:=MOD([.A54];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614600005" calcext:value-type="float">
            <text:p>201614600005</text:p>
          </table:table-cell>
          <table:table-cell office:value-type="string" calcext:value-type="string">
            <text:p>Klivia Tauany dos Santos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6" calcext:value-type="float">
            <text:p>2016</text:p>
          </table:table-cell>
          <table:table-cell table:style-name="ce19" office:value-type="float" office:value="87.6153846153846" calcext:value-type="float">
            <text:p>87,6</text:p>
          </table:table-cell>
          <table:table-cell/>
          <table:table-cell table:formula="of:=(2020-[.D55])*10" office:value-type="float" office:value="40" calcext:value-type="float">
            <text:p>40</text:p>
          </table:table-cell>
          <table:table-cell table:formula="of:=40-(100-[.E55])" office:value-type="float" office:value="27.6153846153846" calcext:value-type="float">
            <text:p>28</text:p>
          </table:table-cell>
          <table:table-cell table:formula="of:=[.F55]+[.G55]+[.H55]" office:value-type="float" office:value="67.6153846153846" calcext:value-type="float">
            <text:p>68</text:p>
          </table:table-cell>
          <table:table-cell table:formula="of:=MOD([.A55];10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714600021" calcext:value-type="float">
            <text:p>201714600021</text:p>
          </table:table-cell>
          <table:table-cell table:style-name="ce1" office:value-type="string" calcext:value-type="string">
            <text:p>Kathia Kleyzer Felipe da Silva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7.6153846153846" calcext:value-type="float">
            <text:p>97,6</text:p>
          </table:table-cell>
          <table:table-cell/>
          <table:table-cell table:formula="of:=(2020-[.D56])*10" office:value-type="float" office:value="30" calcext:value-type="float">
            <text:p>30</text:p>
          </table:table-cell>
          <table:table-cell table:formula="of:=40-(100-[.E56])" office:value-type="float" office:value="37.6153846153846" calcext:value-type="float">
            <text:p>38</text:p>
          </table:table-cell>
          <table:table-cell table:formula="of:=[.F56]+[.G56]+[.H56]" office:value-type="float" office:value="67.6153846153846" calcext:value-type="float">
            <text:p>68</text:p>
          </table:table-cell>
          <table:table-cell table:formula="of:=MOD([.A56];1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914600008" calcext:value-type="float">
            <text:p>201914600008</text:p>
          </table:table-cell>
          <table:table-cell table:style-name="ce1" office:value-type="string" calcext:value-type="string">
            <text:p>Camilly Queziz Ferreira da Silva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7.4615384615385" calcext:value-type="float">
            <text:p>97,5</text:p>
          </table:table-cell>
          <table:table-cell office:value-type="float" office:value="20" calcext:value-type="float">
            <text:p>20</text:p>
          </table:table-cell>
          <table:table-cell table:formula="of:=(2020-[.D57])*10" office:value-type="float" office:value="10" calcext:value-type="float">
            <text:p>10</text:p>
          </table:table-cell>
          <table:table-cell table:formula="of:=40-(100-[.E57])" office:value-type="float" office:value="37.4615384615385" calcext:value-type="float">
            <text:p>37</text:p>
          </table:table-cell>
          <table:table-cell table:formula="of:=[.F57]+[.G57]+[.H57]" office:value-type="float" office:value="67.4615384615385" calcext:value-type="float">
            <text:p>67</text:p>
          </table:table-cell>
          <table:table-cell table:formula="of:=MOD([.A57];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814610001" calcext:value-type="float">
            <text:p>201814610001</text:p>
          </table:table-cell>
          <table:table-cell office:value-type="string" calcext:value-type="string">
            <text:p>Lucas Silva Arcoverde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7.3333333333333" calcext:value-type="float">
            <text:p>97,3</text:p>
          </table:table-cell>
          <table:table-cell/>
          <table:table-cell table:formula="of:=(2020-[.D58])*10" office:value-type="float" office:value="30" calcext:value-type="float">
            <text:p>30</text:p>
          </table:table-cell>
          <table:table-cell table:formula="of:=40-(100-[.E58])" office:value-type="float" office:value="37.3333333333333" calcext:value-type="float">
            <text:p>37</text:p>
          </table:table-cell>
          <table:table-cell table:formula="of:=[.F58]+[.G58]+[.H58]" office:value-type="float" office:value="67.3333333333333" calcext:value-type="float">
            <text:p>67</text:p>
          </table:table-cell>
          <table:table-cell table:formula="of:=MOD([.A58];10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714610007" calcext:value-type="float">
            <text:p>201714610007</text:p>
          </table:table-cell>
          <table:table-cell office:value-type="string" calcext:value-type="string">
            <text:p>Richard de Lima Arauj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7.2307692307692" calcext:value-type="float">
            <text:p>97,2</text:p>
          </table:table-cell>
          <table:table-cell/>
          <table:table-cell table:formula="of:=(2020-[.D59])*10" office:value-type="float" office:value="30" calcext:value-type="float">
            <text:p>30</text:p>
          </table:table-cell>
          <table:table-cell table:formula="of:=40-(100-[.E59])" office:value-type="float" office:value="37.2307692307692" calcext:value-type="float">
            <text:p>37</text:p>
          </table:table-cell>
          <table:table-cell table:formula="of:=[.F59]+[.G59]+[.H59]" office:value-type="float" office:value="67.2307692307692" calcext:value-type="float">
            <text:p>67</text:p>
          </table:table-cell>
          <table:table-cell table:formula="of:=MOD([.A59];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714610008" calcext:value-type="float">
            <text:p>201714610008</text:p>
          </table:table-cell>
          <table:table-cell office:value-type="string" calcext:value-type="string">
            <text:p>Milleidy Natalia Bastos dos Sant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7.2307692307692" calcext:value-type="float">
            <text:p>97,2</text:p>
          </table:table-cell>
          <table:table-cell/>
          <table:table-cell table:formula="of:=(2020-[.D60])*10" office:value-type="float" office:value="30" calcext:value-type="float">
            <text:p>30</text:p>
          </table:table-cell>
          <table:table-cell table:formula="of:=40-(100-[.E60])" office:value-type="float" office:value="37.2307692307692" calcext:value-type="float">
            <text:p>37</text:p>
          </table:table-cell>
          <table:table-cell table:formula="of:=[.F60]+[.G60]+[.H60]" office:value-type="float" office:value="67.2307692307692" calcext:value-type="float">
            <text:p>67</text:p>
          </table:table-cell>
          <table:table-cell table:formula="of:=MOD([.A60];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714600015" calcext:value-type="float">
            <text:p>201714600015</text:p>
          </table:table-cell>
          <table:table-cell table:style-name="ce1" office:value-type="string" calcext:value-type="string">
            <text:p>Fernando da Silva Filho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7.2307692307692" calcext:value-type="float">
            <text:p>97,2</text:p>
          </table:table-cell>
          <table:table-cell/>
          <table:table-cell table:formula="of:=(2020-[.D61])*10" office:value-type="float" office:value="30" calcext:value-type="float">
            <text:p>30</text:p>
          </table:table-cell>
          <table:table-cell table:formula="of:=40-(100-[.E61])" office:value-type="float" office:value="37.2307692307692" calcext:value-type="float">
            <text:p>37</text:p>
          </table:table-cell>
          <table:table-cell table:formula="of:=[.F61]+[.G61]+[.H61]" office:value-type="float" office:value="67.2307692307692" calcext:value-type="float">
            <text:p>67</text:p>
          </table:table-cell>
          <table:table-cell table:formula="of:=MOD([.A61];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714600003" calcext:value-type="float">
            <text:p>201714600003</text:p>
          </table:table-cell>
          <table:table-cell office:value-type="string" calcext:value-type="string">
            <text:p>Tereza Raquel da Silva Soare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6.8461538461538" calcext:value-type="float">
            <text:p>96,8</text:p>
          </table:table-cell>
          <table:table-cell/>
          <table:table-cell table:formula="of:=(2020-[.D62])*10" office:value-type="float" office:value="30" calcext:value-type="float">
            <text:p>30</text:p>
          </table:table-cell>
          <table:table-cell table:formula="of:=40-(100-[.E62])" office:value-type="float" office:value="36.8461538461538" calcext:value-type="float">
            <text:p>37</text:p>
          </table:table-cell>
          <table:table-cell table:formula="of:=[.F62]+[.G62]+[.H62]" office:value-type="float" office:value="66.8461538461538" calcext:value-type="float">
            <text:p>67</text:p>
          </table:table-cell>
          <table:table-cell table:formula="of:=MOD([.A62];10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714600032" calcext:value-type="float">
            <text:p>201714600032</text:p>
          </table:table-cell>
          <table:table-cell office:value-type="string" calcext:value-type="string">
            <text:p>Ruth Oliveira de Queiroz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6.8461538461538" calcext:value-type="float">
            <text:p>96,8</text:p>
          </table:table-cell>
          <table:table-cell/>
          <table:table-cell table:formula="of:=(2020-[.D63])*10" office:value-type="float" office:value="30" calcext:value-type="float">
            <text:p>30</text:p>
          </table:table-cell>
          <table:table-cell table:formula="of:=40-(100-[.E63])" office:value-type="float" office:value="36.8461538461538" calcext:value-type="float">
            <text:p>37</text:p>
          </table:table-cell>
          <table:table-cell table:formula="of:=[.F63]+[.G63]+[.H63]" office:value-type="float" office:value="66.8461538461538" calcext:value-type="float">
            <text:p>67</text:p>
          </table:table-cell>
          <table:table-cell table:formula="of:=MOD([.A63];10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1714600037" calcext:value-type="float">
            <text:p>201714600037</text:p>
          </table:table-cell>
          <table:table-cell table:style-name="ce1" office:value-type="string" calcext:value-type="string">
            <text:p>Gabriele dos Santos Xavier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6.7692307692308" calcext:value-type="float">
            <text:p>96,8</text:p>
          </table:table-cell>
          <table:table-cell/>
          <table:table-cell table:formula="of:=(2020-[.D64])*10" office:value-type="float" office:value="30" calcext:value-type="float">
            <text:p>30</text:p>
          </table:table-cell>
          <table:table-cell table:formula="of:=40-(100-[.E64])" office:value-type="float" office:value="36.7692307692308" calcext:value-type="float">
            <text:p>37</text:p>
          </table:table-cell>
          <table:table-cell table:formula="of:=[.F64]+[.G64]+[.H64]" office:value-type="float" office:value="66.7692307692308" calcext:value-type="float">
            <text:p>67</text:p>
          </table:table-cell>
          <table:table-cell table:formula="of:=MOD([.A64];100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1714610014" calcext:value-type="float">
            <text:p>201714610014</text:p>
          </table:table-cell>
          <table:table-cell office:value-type="string" calcext:value-type="string">
            <text:p>Stefanny Layanne Ramos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6.5384615384615" calcext:value-type="float">
            <text:p>96,5</text:p>
          </table:table-cell>
          <table:table-cell/>
          <table:table-cell table:formula="of:=(2020-[.D65])*10" office:value-type="float" office:value="30" calcext:value-type="float">
            <text:p>30</text:p>
          </table:table-cell>
          <table:table-cell table:formula="of:=40-(100-[.E65])" office:value-type="float" office:value="36.5384615384615" calcext:value-type="float">
            <text:p>37</text:p>
          </table:table-cell>
          <table:table-cell table:formula="of:=[.F65]+[.G65]+[.H65]" office:value-type="float" office:value="66.5384615384615" calcext:value-type="float">
            <text:p>67</text:p>
          </table:table-cell>
          <table:table-cell table:formula="of:=MOD([.A65];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814600036" calcext:value-type="float">
            <text:p>201814600036</text:p>
          </table:table-cell>
          <table:table-cell office:value-type="string" calcext:value-type="string">
            <text:p>Marcella Eduarda Alves Ferreir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6.2307692307692" calcext:value-type="float">
            <text:p>96,2</text:p>
          </table:table-cell>
          <table:table-cell/>
          <table:table-cell table:formula="of:=(2020-[.D66])*10" office:value-type="float" office:value="30" calcext:value-type="float">
            <text:p>30</text:p>
          </table:table-cell>
          <table:table-cell table:formula="of:=40-(100-[.E66])" office:value-type="float" office:value="36.2307692307692" calcext:value-type="float">
            <text:p>36</text:p>
          </table:table-cell>
          <table:table-cell table:formula="of:=[.F66]+[.G66]+[.H66]" office:value-type="float" office:value="66.2307692307692" calcext:value-type="float">
            <text:p>66</text:p>
          </table:table-cell>
          <table:table-cell table:formula="of:=MOD([.A66];100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1714610022" calcext:value-type="float">
            <text:p>201714610022</text:p>
          </table:table-cell>
          <table:table-cell office:value-type="string" calcext:value-type="string">
            <text:p>Maria Estephany Silva de Souz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6.0769230769231" calcext:value-type="float">
            <text:p>96,1</text:p>
          </table:table-cell>
          <table:table-cell/>
          <table:table-cell table:formula="of:=(2020-[.D67])*10" office:value-type="float" office:value="30" calcext:value-type="float">
            <text:p>30</text:p>
          </table:table-cell>
          <table:table-cell table:formula="of:=40-(100-[.E67])" office:value-type="float" office:value="36.0769230769231" calcext:value-type="float">
            <text:p>36</text:p>
          </table:table-cell>
          <table:table-cell table:formula="of:=[.F67]+[.G67]+[.H67]" office:value-type="float" office:value="66.0769230769231" calcext:value-type="float">
            <text:p>66</text:p>
          </table:table-cell>
          <table:table-cell table:formula="of:=MOD([.A67];1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714610029" calcext:value-type="float">
            <text:p>201714610029</text:p>
          </table:table-cell>
          <table:table-cell office:value-type="string" calcext:value-type="string">
            <text:p>Endel Guilherme de Lim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5.6923076923077" calcext:value-type="float">
            <text:p>95,7</text:p>
          </table:table-cell>
          <table:table-cell/>
          <table:table-cell table:formula="of:=(2020-[.D68])*10" office:value-type="float" office:value="30" calcext:value-type="float">
            <text:p>30</text:p>
          </table:table-cell>
          <table:table-cell table:formula="of:=40-(100-[.E68])" office:value-type="float" office:value="35.6923076923077" calcext:value-type="float">
            <text:p>36</text:p>
          </table:table-cell>
          <table:table-cell table:formula="of:=[.F68]+[.G68]+[.H68]" office:value-type="float" office:value="65.6923076923077" calcext:value-type="float">
            <text:p>66</text:p>
          </table:table-cell>
          <table:table-cell table:formula="of:=MOD([.A68];100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1714610035" calcext:value-type="float">
            <text:p>201714610035</text:p>
          </table:table-cell>
          <table:table-cell office:value-type="string" calcext:value-type="string">
            <text:p>Jackson Alexandre Santos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5.6923076923077" calcext:value-type="float">
            <text:p>95,7</text:p>
          </table:table-cell>
          <table:table-cell/>
          <table:table-cell table:formula="of:=(2020-[.D69])*10" office:value-type="float" office:value="30" calcext:value-type="float">
            <text:p>30</text:p>
          </table:table-cell>
          <table:table-cell table:formula="of:=40-(100-[.E69])" office:value-type="float" office:value="35.6923076923077" calcext:value-type="float">
            <text:p>36</text:p>
          </table:table-cell>
          <table:table-cell table:formula="of:=[.F69]+[.G69]+[.H69]" office:value-type="float" office:value="65.6923076923077" calcext:value-type="float">
            <text:p>66</text:p>
          </table:table-cell>
          <table:table-cell table:formula="of:=MOD([.A69];10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1714600029" calcext:value-type="float">
            <text:p>201714600029</text:p>
          </table:table-cell>
          <table:table-cell table:style-name="ce1" office:value-type="string" calcext:value-type="string">
            <text:p>Emidia Maria Rocha Cavalcanti Souza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5.5384615384615" calcext:value-type="float">
            <text:p>95,5</text:p>
          </table:table-cell>
          <table:table-cell/>
          <table:table-cell table:formula="of:=(2020-[.D70])*10" office:value-type="float" office:value="30" calcext:value-type="float">
            <text:p>30</text:p>
          </table:table-cell>
          <table:table-cell table:formula="of:=40-(100-[.E70])" office:value-type="float" office:value="35.5384615384615" calcext:value-type="float">
            <text:p>36</text:p>
          </table:table-cell>
          <table:table-cell table:formula="of:=[.F70]+[.G70]+[.H70]" office:value-type="float" office:value="65.5384615384615" calcext:value-type="float">
            <text:p>66</text:p>
          </table:table-cell>
          <table:table-cell table:formula="of:=MOD([.A70];100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1714610011" calcext:value-type="float">
            <text:p>201714610011</text:p>
          </table:table-cell>
          <table:table-cell office:value-type="string" calcext:value-type="string">
            <text:p>Maria Gabrielly dos Anjos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5.1538461538462" calcext:value-type="float">
            <text:p>95,2</text:p>
          </table:table-cell>
          <table:table-cell/>
          <table:table-cell table:formula="of:=(2020-[.D71])*10" office:value-type="float" office:value="30" calcext:value-type="float">
            <text:p>30</text:p>
          </table:table-cell>
          <table:table-cell table:formula="of:=40-(100-[.E71])" office:value-type="float" office:value="35.1538461538462" calcext:value-type="float">
            <text:p>35</text:p>
          </table:table-cell>
          <table:table-cell table:formula="of:=[.F71]+[.G71]+[.H71]" office:value-type="float" office:value="65.1538461538462" calcext:value-type="float">
            <text:p>65</text:p>
          </table:table-cell>
          <table:table-cell table:formula="of:=MOD([.A71];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714610024" calcext:value-type="float">
            <text:p>201714610024</text:p>
          </table:table-cell>
          <table:table-cell office:value-type="string" calcext:value-type="string">
            <text:p>Milena Batista do Amarante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4.7692307692308" calcext:value-type="float">
            <text:p>94,8</text:p>
          </table:table-cell>
          <table:table-cell/>
          <table:table-cell table:formula="of:=(2020-[.D72])*10" office:value-type="float" office:value="30" calcext:value-type="float">
            <text:p>30</text:p>
          </table:table-cell>
          <table:table-cell table:formula="of:=40-(100-[.E72])" office:value-type="float" office:value="34.7692307692308" calcext:value-type="float">
            <text:p>35</text:p>
          </table:table-cell>
          <table:table-cell table:formula="of:=[.F72]+[.G72]+[.H72]" office:value-type="float" office:value="64.7692307692308" calcext:value-type="float">
            <text:p>65</text:p>
          </table:table-cell>
          <table:table-cell table:formula="of:=MOD([.A72];10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1714610002" calcext:value-type="float">
            <text:p>201714610002</text:p>
          </table:table-cell>
          <table:table-cell office:value-type="string" calcext:value-type="string">
            <text:p>Rayssa Lohanny Araujo Alve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4.3846153846154" calcext:value-type="float">
            <text:p>94,4</text:p>
          </table:table-cell>
          <table:table-cell/>
          <table:table-cell table:formula="of:=(2020-[.D73])*10" office:value-type="float" office:value="30" calcext:value-type="float">
            <text:p>30</text:p>
          </table:table-cell>
          <table:table-cell table:formula="of:=40-(100-[.E73])" office:value-type="float" office:value="34.3846153846154" calcext:value-type="float">
            <text:p>34</text:p>
          </table:table-cell>
          <table:table-cell table:formula="of:=[.F73]+[.G73]+[.H73]" office:value-type="float" office:value="64.3846153846154" calcext:value-type="float">
            <text:p>64</text:p>
          </table:table-cell>
          <table:table-cell table:formula="of:=MOD([.A73];10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714600005" calcext:value-type="float">
            <text:p>201714600005</text:p>
          </table:table-cell>
          <table:table-cell table:style-name="ce1" office:value-type="string" calcext:value-type="string">
            <text:p>Igor Henrique Barbosa Trigueiro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4" calcext:value-type="float">
            <text:p>94,0</text:p>
          </table:table-cell>
          <table:table-cell/>
          <table:table-cell table:formula="of:=(2020-[.D74])*10" office:value-type="float" office:value="30" calcext:value-type="float">
            <text:p>30</text:p>
          </table:table-cell>
          <table:table-cell table:formula="of:=40-(100-[.E74])" office:value-type="float" office:value="34" calcext:value-type="float">
            <text:p>34</text:p>
          </table:table-cell>
          <table:table-cell table:formula="of:=[.F74]+[.G74]+[.H74]" office:value-type="float" office:value="64" calcext:value-type="float">
            <text:p>64</text:p>
          </table:table-cell>
          <table:table-cell table:formula="of:=MOD([.A74];10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714600034" calcext:value-type="float">
            <text:p>201714600034</text:p>
          </table:table-cell>
          <table:table-cell table:style-name="ce1" office:value-type="string" calcext:value-type="string">
            <text:p>Emmanuel Carvalho das Flores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3.6923076923077" calcext:value-type="float">
            <text:p>93,7</text:p>
          </table:table-cell>
          <table:table-cell/>
          <table:table-cell table:formula="of:=(2020-[.D75])*10" office:value-type="float" office:value="30" calcext:value-type="float">
            <text:p>30</text:p>
          </table:table-cell>
          <table:table-cell table:formula="of:=40-(100-[.E75])" office:value-type="float" office:value="33.6923076923077" calcext:value-type="float">
            <text:p>34</text:p>
          </table:table-cell>
          <table:table-cell table:formula="of:=[.F75]+[.G75]+[.H75]" office:value-type="float" office:value="63.6923076923077" calcext:value-type="float">
            <text:p>64</text:p>
          </table:table-cell>
          <table:table-cell table:formula="of:=MOD([.A75];100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1714600036" calcext:value-type="float">
            <text:p>201714600036</text:p>
          </table:table-cell>
          <table:table-cell table:style-name="ce1" office:value-type="string" calcext:value-type="string">
            <text:p>Jose Roberto Alves dos Santos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3.5384615384615" calcext:value-type="float">
            <text:p>93,5</text:p>
          </table:table-cell>
          <table:table-cell/>
          <table:table-cell table:formula="of:=(2020-[.D76])*10" office:value-type="float" office:value="30" calcext:value-type="float">
            <text:p>30</text:p>
          </table:table-cell>
          <table:table-cell table:formula="of:=40-(100-[.E76])" office:value-type="float" office:value="33.5384615384615" calcext:value-type="float">
            <text:p>34</text:p>
          </table:table-cell>
          <table:table-cell table:formula="of:=[.F76]+[.G76]+[.H76]" office:value-type="float" office:value="63.5384615384615" calcext:value-type="float">
            <text:p>64</text:p>
          </table:table-cell>
          <table:table-cell table:formula="of:=MOD([.A76];100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1714600016" calcext:value-type="float">
            <text:p>201714600016</text:p>
          </table:table-cell>
          <table:table-cell office:value-type="string" calcext:value-type="string">
            <text:p>Mateus Carlos Ferreira da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3.2307692307692" calcext:value-type="float">
            <text:p>93,2</text:p>
          </table:table-cell>
          <table:table-cell/>
          <table:table-cell table:formula="of:=(2020-[.D77])*10" office:value-type="float" office:value="30" calcext:value-type="float">
            <text:p>30</text:p>
          </table:table-cell>
          <table:table-cell table:formula="of:=40-(100-[.E77])" office:value-type="float" office:value="33.2307692307692" calcext:value-type="float">
            <text:p>33</text:p>
          </table:table-cell>
          <table:table-cell table:formula="of:=[.F77]+[.G77]+[.H77]" office:value-type="float" office:value="63.2307692307692" calcext:value-type="float">
            <text:p>63</text:p>
          </table:table-cell>
          <table:table-cell table:formula="of:=MOD([.A77];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714600023" calcext:value-type="float">
            <text:p>201714600023</text:p>
          </table:table-cell>
          <table:table-cell office:value-type="string" calcext:value-type="string">
            <text:p>Maria Fernanda Ribeiro da Roch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3.0769230769231" calcext:value-type="float">
            <text:p>93,1</text:p>
          </table:table-cell>
          <table:table-cell/>
          <table:table-cell table:formula="of:=(2020-[.D78])*10" office:value-type="float" office:value="30" calcext:value-type="float">
            <text:p>30</text:p>
          </table:table-cell>
          <table:table-cell table:formula="of:=40-(100-[.E78])" office:value-type="float" office:value="33.0769230769231" calcext:value-type="float">
            <text:p>33</text:p>
          </table:table-cell>
          <table:table-cell table:formula="of:=[.F78]+[.G78]+[.H78]" office:value-type="float" office:value="63.0769230769231" calcext:value-type="float">
            <text:p>63</text:p>
          </table:table-cell>
          <table:table-cell table:formula="of:=MOD([.A78];10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714600022" calcext:value-type="float">
            <text:p>201714600022</text:p>
          </table:table-cell>
          <table:table-cell table:style-name="ce1" office:value-type="string" calcext:value-type="string">
            <text:p>Joanderson Lucas da Silva Souza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2" calcext:value-type="float">
            <text:p>92,0</text:p>
          </table:table-cell>
          <table:table-cell/>
          <table:table-cell table:formula="of:=(2020-[.D79])*10" office:value-type="float" office:value="30" calcext:value-type="float">
            <text:p>30</text:p>
          </table:table-cell>
          <table:table-cell table:formula="of:=40-(100-[.E79])" office:value-type="float" office:value="32" calcext:value-type="float">
            <text:p>32</text:p>
          </table:table-cell>
          <table:table-cell table:formula="of:=[.F79]+[.G79]+[.H79]" office:value-type="float" office:value="62" calcext:value-type="float">
            <text:p>62</text:p>
          </table:table-cell>
          <table:table-cell table:formula="of:=MOD([.A79];1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714610021" calcext:value-type="float">
            <text:p>201714610021</text:p>
          </table:table-cell>
          <table:table-cell office:value-type="string" calcext:value-type="string">
            <text:p>Victor Gabriel Bernardo da Cost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1.3076923076923" calcext:value-type="float">
            <text:p>91,3</text:p>
          </table:table-cell>
          <table:table-cell/>
          <table:table-cell table:formula="of:=(2020-[.D80])*10" office:value-type="float" office:value="30" calcext:value-type="float">
            <text:p>30</text:p>
          </table:table-cell>
          <table:table-cell table:formula="of:=40-(100-[.E80])" office:value-type="float" office:value="31.3076923076923" calcext:value-type="float">
            <text:p>31</text:p>
          </table:table-cell>
          <table:table-cell table:formula="of:=[.F80]+[.G80]+[.H80]" office:value-type="float" office:value="61.3076923076923" calcext:value-type="float">
            <text:p>61</text:p>
          </table:table-cell>
          <table:table-cell table:formula="of:=MOD([.A80];1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714600010" calcext:value-type="float">
            <text:p>201714600010</text:p>
          </table:table-cell>
          <table:table-cell table:style-name="ce1" office:value-type="string" calcext:value-type="string">
            <text:p>Gessyane Nunes de Oliveira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1.0769230769231" calcext:value-type="float">
            <text:p>91,1</text:p>
          </table:table-cell>
          <table:table-cell/>
          <table:table-cell table:formula="of:=(2020-[.D81])*10" office:value-type="float" office:value="30" calcext:value-type="float">
            <text:p>30</text:p>
          </table:table-cell>
          <table:table-cell table:formula="of:=40-(100-[.E81])" office:value-type="float" office:value="31.0769230769231" calcext:value-type="float">
            <text:p>31</text:p>
          </table:table-cell>
          <table:table-cell table:formula="of:=[.F81]+[.G81]+[.H81]" office:value-type="float" office:value="61.0769230769231" calcext:value-type="float">
            <text:p>61</text:p>
          </table:table-cell>
          <table:table-cell table:formula="of:=MOD([.A81];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714600035" calcext:value-type="float">
            <text:p>201714600035</text:p>
          </table:table-cell>
          <table:table-cell table:style-name="ce1" office:value-type="string" calcext:value-type="string">
            <text:p>Erynunes Santos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0.2307692307692" calcext:value-type="float">
            <text:p>90,2</text:p>
          </table:table-cell>
          <table:table-cell/>
          <table:table-cell table:formula="of:=(2020-[.D82])*10" office:value-type="float" office:value="30" calcext:value-type="float">
            <text:p>30</text:p>
          </table:table-cell>
          <table:table-cell table:formula="of:=40-(100-[.E82])" office:value-type="float" office:value="30.2307692307692" calcext:value-type="float">
            <text:p>30</text:p>
          </table:table-cell>
          <table:table-cell table:formula="of:=[.F82]+[.G82]+[.H82]" office:value-type="float" office:value="60.2307692307692" calcext:value-type="float">
            <text:p>60</text:p>
          </table:table-cell>
          <table:table-cell table:formula="of:=MOD([.A82];10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1814600004" calcext:value-type="float">
            <text:p>201814600004</text:p>
          </table:table-cell>
          <table:table-cell table:style-name="ce1" office:value-type="string" calcext:value-type="string">
            <text:p>Crisliane Saldanha da Costa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100" calcext:value-type="float">
            <text:p>100,0</text:p>
          </table:table-cell>
          <table:table-cell/>
          <table:table-cell table:formula="of:=(2020-[.D83])*10" office:value-type="float" office:value="20" calcext:value-type="float">
            <text:p>20</text:p>
          </table:table-cell>
          <table:table-cell table:formula="of:=40-(100-[.E83])" office:value-type="float" office:value="40" calcext:value-type="float">
            <text:p>40</text:p>
          </table:table-cell>
          <table:table-cell table:formula="of:=[.F83]+[.G83]+[.H83]" office:value-type="float" office:value="60" calcext:value-type="float">
            <text:p>60</text:p>
          </table:table-cell>
          <table:table-cell table:formula="of:=MOD([.A83];10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814610013" calcext:value-type="float">
            <text:p>201814610013</text:p>
          </table:table-cell>
          <table:table-cell office:value-type="string" calcext:value-type="string">
            <text:p>Haniel Costa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100" calcext:value-type="float">
            <text:p>100,0</text:p>
          </table:table-cell>
          <table:table-cell/>
          <table:table-cell table:formula="of:=(2020-[.D84])*10" office:value-type="float" office:value="20" calcext:value-type="float">
            <text:p>20</text:p>
          </table:table-cell>
          <table:table-cell table:formula="of:=40-(100-[.E84])" office:value-type="float" office:value="40" calcext:value-type="float">
            <text:p>40</text:p>
          </table:table-cell>
          <table:table-cell table:formula="of:=[.F84]+[.G84]+[.H84]" office:value-type="float" office:value="60" calcext:value-type="float">
            <text:p>60</text:p>
          </table:table-cell>
          <table:table-cell table:formula="of:=MOD([.A84];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714610033" calcext:value-type="float">
            <text:p>201714610033</text:p>
          </table:table-cell>
          <table:table-cell office:value-type="string" calcext:value-type="string">
            <text:p>Andreza Maria Silva Morai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90" calcext:value-type="float">
            <text:p>90,0</text:p>
          </table:table-cell>
          <table:table-cell/>
          <table:table-cell table:formula="of:=(2020-[.D85])*10" office:value-type="float" office:value="30" calcext:value-type="float">
            <text:p>30</text:p>
          </table:table-cell>
          <table:table-cell table:formula="of:=40-(100-[.E85])" office:value-type="float" office:value="30" calcext:value-type="float">
            <text:p>30</text:p>
          </table:table-cell>
          <table:table-cell table:formula="of:=[.F85]+[.G85]+[.H85]" office:value-type="float" office:value="60" calcext:value-type="float">
            <text:p>60</text:p>
          </table:table-cell>
          <table:table-cell table:formula="of:=MOD([.A85];10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1714610040" calcext:value-type="float">
            <text:p>201714610040</text:p>
          </table:table-cell>
          <table:table-cell office:value-type="string" calcext:value-type="string">
            <text:p>Sara Campos Monteir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89.8571428571429" calcext:value-type="float">
            <text:p>89,9</text:p>
          </table:table-cell>
          <table:table-cell/>
          <table:table-cell table:formula="of:=(2020-[.D86])*10" office:value-type="float" office:value="30" calcext:value-type="float">
            <text:p>30</text:p>
          </table:table-cell>
          <table:table-cell table:formula="of:=40-(100-[.E86])" office:value-type="float" office:value="29.8571428571429" calcext:value-type="float">
            <text:p>30</text:p>
          </table:table-cell>
          <table:table-cell table:formula="of:=[.F86]+[.G86]+[.H86]" office:value-type="float" office:value="59.8571428571429" calcext:value-type="float">
            <text:p>60</text:p>
          </table:table-cell>
          <table:table-cell table:formula="of:=MOD([.A86];100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814610002" calcext:value-type="float">
            <text:p>201814610002</text:p>
          </table:table-cell>
          <table:table-cell office:value-type="string" calcext:value-type="string">
            <text:p>Allana Barros de Lim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9.8461538461538" calcext:value-type="float">
            <text:p>99,8</text:p>
          </table:table-cell>
          <table:table-cell/>
          <table:table-cell table:formula="of:=(2020-[.D87])*10" office:value-type="float" office:value="20" calcext:value-type="float">
            <text:p>20</text:p>
          </table:table-cell>
          <table:table-cell table:formula="of:=40-(100-[.E87])" office:value-type="float" office:value="39.8461538461538" calcext:value-type="float">
            <text:p>40</text:p>
          </table:table-cell>
          <table:table-cell table:formula="of:=[.F87]+[.G87]+[.H87]" office:value-type="float" office:value="59.8461538461538" calcext:value-type="float">
            <text:p>60</text:p>
          </table:table-cell>
          <table:table-cell table:formula="of:=MOD([.A87];10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14610017" calcext:value-type="float">
            <text:p>201814610017</text:p>
          </table:table-cell>
          <table:table-cell office:value-type="string" calcext:value-type="string">
            <text:p>Jaciele da Silva Barr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9.8461538461538" calcext:value-type="float">
            <text:p>99,8</text:p>
          </table:table-cell>
          <table:table-cell/>
          <table:table-cell table:formula="of:=(2020-[.D88])*10" office:value-type="float" office:value="20" calcext:value-type="float">
            <text:p>20</text:p>
          </table:table-cell>
          <table:table-cell table:formula="of:=40-(100-[.E88])" office:value-type="float" office:value="39.8461538461538" calcext:value-type="float">
            <text:p>40</text:p>
          </table:table-cell>
          <table:table-cell table:formula="of:=[.F88]+[.G88]+[.H88]" office:value-type="float" office:value="59.8461538461538" calcext:value-type="float">
            <text:p>60</text:p>
          </table:table-cell>
          <table:table-cell table:formula="of:=MOD([.A88];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814600010" calcext:value-type="float">
            <text:p>201814600010</text:p>
          </table:table-cell>
          <table:table-cell table:style-name="ce1" office:value-type="string" calcext:value-type="string">
            <text:p>Gabrielle da Silva Oliveira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9.6923076923077" calcext:value-type="float">
            <text:p>99,7</text:p>
          </table:table-cell>
          <table:table-cell/>
          <table:table-cell table:formula="of:=(2020-[.D89])*10" office:value-type="float" office:value="20" calcext:value-type="float">
            <text:p>20</text:p>
          </table:table-cell>
          <table:table-cell table:formula="of:=40-(100-[.E89])" office:value-type="float" office:value="39.6923076923077" calcext:value-type="float">
            <text:p>40</text:p>
          </table:table-cell>
          <table:table-cell table:formula="of:=[.F89]+[.G89]+[.H89]" office:value-type="float" office:value="59.6923076923077" calcext:value-type="float">
            <text:p>60</text:p>
          </table:table-cell>
          <table:table-cell table:formula="of:=MOD([.A89];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814600014" calcext:value-type="float">
            <text:p>201814600014</text:p>
          </table:table-cell>
          <table:table-cell table:style-name="ce1" office:value-type="string" calcext:value-type="string">
            <text:p>Josiele Francisco da Silva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9.6923076923077" calcext:value-type="float">
            <text:p>99,7</text:p>
          </table:table-cell>
          <table:table-cell/>
          <table:table-cell table:formula="of:=(2020-[.D90])*10" office:value-type="float" office:value="20" calcext:value-type="float">
            <text:p>20</text:p>
          </table:table-cell>
          <table:table-cell table:formula="of:=40-(100-[.E90])" office:value-type="float" office:value="39.6923076923077" calcext:value-type="float">
            <text:p>40</text:p>
          </table:table-cell>
          <table:table-cell table:formula="of:=[.F90]+[.G90]+[.H90]" office:value-type="float" office:value="59.6923076923077" calcext:value-type="float">
            <text:p>60</text:p>
          </table:table-cell>
          <table:table-cell table:formula="of:=MOD([.A90];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814610028" calcext:value-type="float">
            <text:p>201814610028</text:p>
          </table:table-cell>
          <table:table-cell office:value-type="string" calcext:value-type="string">
            <text:p>Maria Vitoria Soares de Lim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9.6923076923077" calcext:value-type="float">
            <text:p>99,7</text:p>
          </table:table-cell>
          <table:table-cell/>
          <table:table-cell table:formula="of:=(2020-[.D91])*10" office:value-type="float" office:value="20" calcext:value-type="float">
            <text:p>20</text:p>
          </table:table-cell>
          <table:table-cell table:formula="of:=40-(100-[.E91])" office:value-type="float" office:value="39.6923076923077" calcext:value-type="float">
            <text:p>40</text:p>
          </table:table-cell>
          <table:table-cell table:formula="of:=[.F91]+[.G91]+[.H91]" office:value-type="float" office:value="59.6923076923077" calcext:value-type="float">
            <text:p>60</text:p>
          </table:table-cell>
          <table:table-cell table:formula="of:=MOD([.A91];10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1814600028" calcext:value-type="float">
            <text:p>201814600028</text:p>
          </table:table-cell>
          <table:table-cell office:value-type="string" calcext:value-type="string">
            <text:p>Vinicius Bispo da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9.6153846153846" calcext:value-type="float">
            <text:p>99,6</text:p>
          </table:table-cell>
          <table:table-cell/>
          <table:table-cell table:formula="of:=(2020-[.D92])*10" office:value-type="float" office:value="20" calcext:value-type="float">
            <text:p>20</text:p>
          </table:table-cell>
          <table:table-cell table:formula="of:=40-(100-[.E92])" office:value-type="float" office:value="39.6153846153846" calcext:value-type="float">
            <text:p>40</text:p>
          </table:table-cell>
          <table:table-cell table:formula="of:=[.F92]+[.G92]+[.H92]" office:value-type="float" office:value="59.6153846153846" calcext:value-type="float">
            <text:p>60</text:p>
          </table:table-cell>
          <table:table-cell table:formula="of:=MOD([.A92];10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1814600017" calcext:value-type="float">
            <text:p>201814600017</text:p>
          </table:table-cell>
          <table:table-cell office:value-type="string" calcext:value-type="string">
            <text:p>Maria Eduarda da Silva Mell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9.4615384615385" calcext:value-type="float">
            <text:p>99,5</text:p>
          </table:table-cell>
          <table:table-cell/>
          <table:table-cell table:formula="of:=(2020-[.D93])*10" office:value-type="float" office:value="20" calcext:value-type="float">
            <text:p>20</text:p>
          </table:table-cell>
          <table:table-cell table:formula="of:=40-(100-[.E93])" office:value-type="float" office:value="39.4615384615385" calcext:value-type="float">
            <text:p>39</text:p>
          </table:table-cell>
          <table:table-cell table:formula="of:=[.F93]+[.G93]+[.H93]" office:value-type="float" office:value="59.4615384615385" calcext:value-type="float">
            <text:p>59</text:p>
          </table:table-cell>
          <table:table-cell table:formula="of:=MOD([.A93];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814610032" calcext:value-type="float">
            <text:p>201814610032</text:p>
          </table:table-cell>
          <table:table-cell office:value-type="string" calcext:value-type="string">
            <text:p>Stephanie Freitas Faria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9.4615384615385" calcext:value-type="float">
            <text:p>99,5</text:p>
          </table:table-cell>
          <table:table-cell/>
          <table:table-cell table:formula="of:=(2020-[.D94])*10" office:value-type="float" office:value="20" calcext:value-type="float">
            <text:p>20</text:p>
          </table:table-cell>
          <table:table-cell table:formula="of:=40-(100-[.E94])" office:value-type="float" office:value="39.4615384615385" calcext:value-type="float">
            <text:p>39</text:p>
          </table:table-cell>
          <table:table-cell table:formula="of:=[.F94]+[.G94]+[.H94]" office:value-type="float" office:value="59.4615384615385" calcext:value-type="float">
            <text:p>59</text:p>
          </table:table-cell>
          <table:table-cell table:formula="of:=MOD([.A94];10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1814600009" calcext:value-type="float">
            <text:p>201814600009</text:p>
          </table:table-cell>
          <table:table-cell table:style-name="ce1" office:value-type="string" calcext:value-type="string">
            <text:p>Genica Calixto dos Anjos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9.3846153846154" calcext:value-type="float">
            <text:p>99,4</text:p>
          </table:table-cell>
          <table:table-cell/>
          <table:table-cell table:formula="of:=(2020-[.D95])*10" office:value-type="float" office:value="20" calcext:value-type="float">
            <text:p>20</text:p>
          </table:table-cell>
          <table:table-cell table:formula="of:=40-(100-[.E95])" office:value-type="float" office:value="39.3846153846154" calcext:value-type="float">
            <text:p>39</text:p>
          </table:table-cell>
          <table:table-cell table:formula="of:=[.F95]+[.G95]+[.H95]" office:value-type="float" office:value="59.3846153846154" calcext:value-type="float">
            <text:p>59</text:p>
          </table:table-cell>
          <table:table-cell table:formula="of:=MOD([.A95];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814610030" calcext:value-type="float">
            <text:p>201814610030</text:p>
          </table:table-cell>
          <table:table-cell office:value-type="string" calcext:value-type="string">
            <text:p>Renan Gomes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9.3076923076923" calcext:value-type="float">
            <text:p>99,3</text:p>
          </table:table-cell>
          <table:table-cell/>
          <table:table-cell table:formula="of:=(2020-[.D96])*10" office:value-type="float" office:value="20" calcext:value-type="float">
            <text:p>20</text:p>
          </table:table-cell>
          <table:table-cell table:formula="of:=40-(100-[.E96])" office:value-type="float" office:value="39.3076923076923" calcext:value-type="float">
            <text:p>39</text:p>
          </table:table-cell>
          <table:table-cell table:formula="of:=[.F96]+[.G96]+[.H96]" office:value-type="float" office:value="59.3076923076923" calcext:value-type="float">
            <text:p>59</text:p>
          </table:table-cell>
          <table:table-cell table:formula="of:=MOD([.A96];10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1814600005" calcext:value-type="float">
            <text:p>201814600005</text:p>
          </table:table-cell>
          <table:table-cell table:style-name="ce1" office:value-type="string" calcext:value-type="string">
            <text:p>Denilson da Silva Nunes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9.2307692307692" calcext:value-type="float">
            <text:p>99,2</text:p>
          </table:table-cell>
          <table:table-cell/>
          <table:table-cell table:formula="of:=(2020-[.D97])*10" office:value-type="float" office:value="20" calcext:value-type="float">
            <text:p>20</text:p>
          </table:table-cell>
          <table:table-cell table:formula="of:=40-(100-[.E97])" office:value-type="float" office:value="39.2307692307692" calcext:value-type="float">
            <text:p>39</text:p>
          </table:table-cell>
          <table:table-cell table:formula="of:=[.F97]+[.G97]+[.H97]" office:value-type="float" office:value="59.2307692307692" calcext:value-type="float">
            <text:p>59</text:p>
          </table:table-cell>
          <table:table-cell table:formula="of:=MOD([.A97];10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814610008" calcext:value-type="float">
            <text:p>201814610008</text:p>
          </table:table-cell>
          <table:table-cell office:value-type="string" calcext:value-type="string">
            <text:p>David Santos Nasciment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9.0769230769231" calcext:value-type="float">
            <text:p>99,1</text:p>
          </table:table-cell>
          <table:table-cell/>
          <table:table-cell table:formula="of:=(2020-[.D98])*10" office:value-type="float" office:value="20" calcext:value-type="float">
            <text:p>20</text:p>
          </table:table-cell>
          <table:table-cell table:formula="of:=40-(100-[.E98])" office:value-type="float" office:value="39.0769230769231" calcext:value-type="float">
            <text:p>39</text:p>
          </table:table-cell>
          <table:table-cell table:formula="of:=[.F98]+[.G98]+[.H98]" office:value-type="float" office:value="59.0769230769231" calcext:value-type="float">
            <text:p>59</text:p>
          </table:table-cell>
          <table:table-cell table:formula="of:=MOD([.A98];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814610011" calcext:value-type="float">
            <text:p>201814610011</text:p>
          </table:table-cell>
          <table:table-cell office:value-type="string" calcext:value-type="string">
            <text:p>Emilly Vitoria de Oliveira Cabral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8.9230769230769" calcext:value-type="float">
            <text:p>98,9</text:p>
          </table:table-cell>
          <table:table-cell/>
          <table:table-cell table:formula="of:=(2020-[.D99])*10" office:value-type="float" office:value="20" calcext:value-type="float">
            <text:p>20</text:p>
          </table:table-cell>
          <table:table-cell table:formula="of:=40-(100-[.E99])" office:value-type="float" office:value="38.9230769230769" calcext:value-type="float">
            <text:p>39</text:p>
          </table:table-cell>
          <table:table-cell table:formula="of:=[.F99]+[.G99]+[.H99]" office:value-type="float" office:value="58.9230769230769" calcext:value-type="float">
            <text:p>59</text:p>
          </table:table-cell>
          <table:table-cell table:formula="of:=MOD([.A99];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814610035" calcext:value-type="float">
            <text:p>201814610035</text:p>
          </table:table-cell>
          <table:table-cell office:value-type="string" calcext:value-type="string">
            <text:p>Annielly Oliveira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8.9230769230769" calcext:value-type="float">
            <text:p>98,9</text:p>
          </table:table-cell>
          <table:table-cell/>
          <table:table-cell table:formula="of:=(2020-[.D100])*10" office:value-type="float" office:value="20" calcext:value-type="float">
            <text:p>20</text:p>
          </table:table-cell>
          <table:table-cell table:formula="of:=40-(100-[.E100])" office:value-type="float" office:value="38.9230769230769" calcext:value-type="float">
            <text:p>39</text:p>
          </table:table-cell>
          <table:table-cell table:formula="of:=[.F100]+[.G100]+[.H100]" office:value-type="float" office:value="58.9230769230769" calcext:value-type="float">
            <text:p>59</text:p>
          </table:table-cell>
          <table:table-cell table:formula="of:=MOD([.A100];10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1814610016" calcext:value-type="float">
            <text:p>201814610016</text:p>
          </table:table-cell>
          <table:table-cell office:value-type="string" calcext:value-type="string">
            <text:p>Jose Rodrigo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8.8461538461538" calcext:value-type="float">
            <text:p>98,8</text:p>
          </table:table-cell>
          <table:table-cell/>
          <table:table-cell table:formula="of:=(2020-[.D101])*10" office:value-type="float" office:value="20" calcext:value-type="float">
            <text:p>20</text:p>
          </table:table-cell>
          <table:table-cell table:formula="of:=40-(100-[.E101])" office:value-type="float" office:value="38.8461538461538" calcext:value-type="float">
            <text:p>39</text:p>
          </table:table-cell>
          <table:table-cell table:formula="of:=[.F101]+[.G101]+[.H101]" office:value-type="float" office:value="58.8461538461538" calcext:value-type="float">
            <text:p>59</text:p>
          </table:table-cell>
          <table:table-cell table:formula="of:=MOD([.A101];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814600025" calcext:value-type="float">
            <text:p>201814600025</text:p>
          </table:table-cell>
          <table:table-cell office:value-type="string" calcext:value-type="string">
            <text:p>Samara Felipe da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8.6923076923077" calcext:value-type="float">
            <text:p>98,7</text:p>
          </table:table-cell>
          <table:table-cell/>
          <table:table-cell table:formula="of:=(2020-[.D102])*10" office:value-type="float" office:value="20" calcext:value-type="float">
            <text:p>20</text:p>
          </table:table-cell>
          <table:table-cell table:formula="of:=40-(100-[.E102])" office:value-type="float" office:value="38.6923076923077" calcext:value-type="float">
            <text:p>39</text:p>
          </table:table-cell>
          <table:table-cell table:formula="of:=[.F102]+[.G102]+[.H102]" office:value-type="float" office:value="58.6923076923077" calcext:value-type="float">
            <text:p>59</text:p>
          </table:table-cell>
          <table:table-cell table:formula="of:=MOD([.A102];10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1814600035" calcext:value-type="float">
            <text:p>201814600035</text:p>
          </table:table-cell>
          <table:table-cell table:style-name="ce1" office:value-type="string" calcext:value-type="string">
            <text:p>Joao Victor da Silva Neto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8.6923076923077" calcext:value-type="float">
            <text:p>98,7</text:p>
          </table:table-cell>
          <table:table-cell/>
          <table:table-cell table:formula="of:=(2020-[.D103])*10" office:value-type="float" office:value="20" calcext:value-type="float">
            <text:p>20</text:p>
          </table:table-cell>
          <table:table-cell table:formula="of:=40-(100-[.E103])" office:value-type="float" office:value="38.6923076923077" calcext:value-type="float">
            <text:p>39</text:p>
          </table:table-cell>
          <table:table-cell table:formula="of:=[.F103]+[.G103]+[.H103]" office:value-type="float" office:value="58.6923076923077" calcext:value-type="float">
            <text:p>59</text:p>
          </table:table-cell>
          <table:table-cell table:formula="of:=MOD([.A103];10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1814600022" calcext:value-type="float">
            <text:p>201814600022</text:p>
          </table:table-cell>
          <table:table-cell office:value-type="string" calcext:value-type="string">
            <text:p>Rosimery Firmino da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8.6153846153846" calcext:value-type="float">
            <text:p>98,6</text:p>
          </table:table-cell>
          <table:table-cell/>
          <table:table-cell table:formula="of:=(2020-[.D104])*10" office:value-type="float" office:value="20" calcext:value-type="float">
            <text:p>20</text:p>
          </table:table-cell>
          <table:table-cell table:formula="of:=40-(100-[.E104])" office:value-type="float" office:value="38.6153846153846" calcext:value-type="float">
            <text:p>39</text:p>
          </table:table-cell>
          <table:table-cell table:formula="of:=[.F104]+[.G104]+[.H104]" office:value-type="float" office:value="58.6153846153846" calcext:value-type="float">
            <text:p>59</text:p>
          </table:table-cell>
          <table:table-cell table:formula="of:=MOD([.A104];1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814610015" calcext:value-type="float">
            <text:p>201814610015</text:p>
          </table:table-cell>
          <table:table-cell office:value-type="string" calcext:value-type="string">
            <text:p>Iury da Silva Oliv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8.5384615384615" calcext:value-type="float">
            <text:p>98,5</text:p>
          </table:table-cell>
          <table:table-cell/>
          <table:table-cell table:formula="of:=(2020-[.D105])*10" office:value-type="float" office:value="20" calcext:value-type="float">
            <text:p>20</text:p>
          </table:table-cell>
          <table:table-cell table:formula="of:=40-(100-[.E105])" office:value-type="float" office:value="38.5384615384615" calcext:value-type="float">
            <text:p>39</text:p>
          </table:table-cell>
          <table:table-cell table:formula="of:=[.F105]+[.G105]+[.H105]" office:value-type="float" office:value="58.5384615384615" calcext:value-type="float">
            <text:p>59</text:p>
          </table:table-cell>
          <table:table-cell table:formula="of:=MOD([.A105];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814600001" calcext:value-type="float">
            <text:p>201814600001</text:p>
          </table:table-cell>
          <table:table-cell table:style-name="ce1" office:value-type="string" calcext:value-type="string">
            <text:p>Ana Beatriz Araujo da Rocha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8.3846153846154" calcext:value-type="float">
            <text:p>98,4</text:p>
          </table:table-cell>
          <table:table-cell/>
          <table:table-cell table:formula="of:=(2020-[.D106])*10" office:value-type="float" office:value="20" calcext:value-type="float">
            <text:p>20</text:p>
          </table:table-cell>
          <table:table-cell table:formula="of:=40-(100-[.E106])" office:value-type="float" office:value="38.3846153846154" calcext:value-type="float">
            <text:p>38</text:p>
          </table:table-cell>
          <table:table-cell table:formula="of:=[.F106]+[.G106]+[.H106]" office:value-type="float" office:value="58.3846153846154" calcext:value-type="float">
            <text:p>58</text:p>
          </table:table-cell>
          <table:table-cell table:formula="of:=MOD([.A106];10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814610025" calcext:value-type="float">
            <text:p>201814610025</text:p>
          </table:table-cell>
          <table:table-cell office:value-type="string" calcext:value-type="string">
            <text:p>Milene do Nascimento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8.3846153846154" calcext:value-type="float">
            <text:p>98,4</text:p>
          </table:table-cell>
          <table:table-cell/>
          <table:table-cell table:formula="of:=(2020-[.D107])*10" office:value-type="float" office:value="20" calcext:value-type="float">
            <text:p>20</text:p>
          </table:table-cell>
          <table:table-cell table:formula="of:=40-(100-[.E107])" office:value-type="float" office:value="38.3846153846154" calcext:value-type="float">
            <text:p>38</text:p>
          </table:table-cell>
          <table:table-cell table:formula="of:=[.F107]+[.G107]+[.H107]" office:value-type="float" office:value="58.3846153846154" calcext:value-type="float">
            <text:p>58</text:p>
          </table:table-cell>
          <table:table-cell table:formula="of:=MOD([.A107];10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1814610005" calcext:value-type="float">
            <text:p>201814610005</text:p>
          </table:table-cell>
          <table:table-cell office:value-type="string" calcext:value-type="string">
            <text:p>Alyce Liberato Verissimo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8.1538461538462" calcext:value-type="float">
            <text:p>98,2</text:p>
          </table:table-cell>
          <table:table-cell/>
          <table:table-cell table:formula="of:=(2020-[.D108])*10" office:value-type="float" office:value="20" calcext:value-type="float">
            <text:p>20</text:p>
          </table:table-cell>
          <table:table-cell table:formula="of:=40-(100-[.E108])" office:value-type="float" office:value="38.1538461538462" calcext:value-type="float">
            <text:p>38</text:p>
          </table:table-cell>
          <table:table-cell table:formula="of:=[.F108]+[.G108]+[.H108]" office:value-type="float" office:value="58.1538461538462" calcext:value-type="float">
            <text:p>58</text:p>
          </table:table-cell>
          <table:table-cell table:formula="of:=MOD([.A108];10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814600032" calcext:value-type="float">
            <text:p>201814600032</text:p>
          </table:table-cell>
          <table:table-cell office:value-type="string" calcext:value-type="string">
            <text:p>Williane Emanuelle Rodrigues Vian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8" calcext:value-type="float">
            <text:p>98,0</text:p>
          </table:table-cell>
          <table:table-cell/>
          <table:table-cell table:formula="of:=(2020-[.D109])*10" office:value-type="float" office:value="20" calcext:value-type="float">
            <text:p>20</text:p>
          </table:table-cell>
          <table:table-cell table:formula="of:=40-(100-[.E109])" office:value-type="float" office:value="38" calcext:value-type="float">
            <text:p>38</text:p>
          </table:table-cell>
          <table:table-cell table:formula="of:=[.F109]+[.G109]+[.H109]" office:value-type="float" office:value="58" calcext:value-type="float">
            <text:p>58</text:p>
          </table:table-cell>
          <table:table-cell table:formula="of:=MOD([.A109];10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1814610003" calcext:value-type="float">
            <text:p>201814610003</text:p>
          </table:table-cell>
          <table:table-cell office:value-type="string" calcext:value-type="string">
            <text:p>Andreza David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7.7692307692308" calcext:value-type="float">
            <text:p>97,8</text:p>
          </table:table-cell>
          <table:table-cell/>
          <table:table-cell table:formula="of:=(2020-[.D110])*10" office:value-type="float" office:value="20" calcext:value-type="float">
            <text:p>20</text:p>
          </table:table-cell>
          <table:table-cell table:formula="of:=40-(100-[.E110])" office:value-type="float" office:value="37.7692307692308" calcext:value-type="float">
            <text:p>38</text:p>
          </table:table-cell>
          <table:table-cell table:formula="of:=[.F110]+[.G110]+[.H110]" office:value-type="float" office:value="57.7692307692308" calcext:value-type="float">
            <text:p>58</text:p>
          </table:table-cell>
          <table:table-cell table:formula="of:=MOD([.A110];10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814600018" calcext:value-type="float">
            <text:p>201814600018</text:p>
          </table:table-cell>
          <table:table-cell office:value-type="string" calcext:value-type="string">
            <text:p>Maria Fernanda Nobres Monteir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7.7692307692308" calcext:value-type="float">
            <text:p>97,8</text:p>
          </table:table-cell>
          <table:table-cell/>
          <table:table-cell table:formula="of:=(2020-[.D111])*10" office:value-type="float" office:value="20" calcext:value-type="float">
            <text:p>20</text:p>
          </table:table-cell>
          <table:table-cell table:formula="of:=40-(100-[.E111])" office:value-type="float" office:value="37.7692307692308" calcext:value-type="float">
            <text:p>38</text:p>
          </table:table-cell>
          <table:table-cell table:formula="of:=[.F111]+[.G111]+[.H111]" office:value-type="float" office:value="57.7692307692308" calcext:value-type="float">
            <text:p>58</text:p>
          </table:table-cell>
          <table:table-cell table:formula="of:=MOD([.A111];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814610021" calcext:value-type="float">
            <text:p>201814610021</text:p>
          </table:table-cell>
          <table:table-cell office:value-type="string" calcext:value-type="string">
            <text:p>Kananda Vitoria Arao de Souz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7.6923076923077" calcext:value-type="float">
            <text:p>97,7</text:p>
          </table:table-cell>
          <table:table-cell/>
          <table:table-cell table:formula="of:=(2020-[.D112])*10" office:value-type="float" office:value="20" calcext:value-type="float">
            <text:p>20</text:p>
          </table:table-cell>
          <table:table-cell table:formula="of:=40-(100-[.E112])" office:value-type="float" office:value="37.6923076923077" calcext:value-type="float">
            <text:p>38</text:p>
          </table:table-cell>
          <table:table-cell table:formula="of:=[.F112]+[.G112]+[.H112]" office:value-type="float" office:value="57.6923076923077" calcext:value-type="float">
            <text:p>58</text:p>
          </table:table-cell>
          <table:table-cell table:formula="of:=MOD([.A112];1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814600016" calcext:value-type="float">
            <text:p>201814600016</text:p>
          </table:table-cell>
          <table:table-cell office:value-type="string" calcext:value-type="string">
            <text:p>Luana Danubia da Silva Pereir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7.6153846153846" calcext:value-type="float">
            <text:p>97,6</text:p>
          </table:table-cell>
          <table:table-cell/>
          <table:table-cell table:formula="of:=(2020-[.D113])*10" office:value-type="float" office:value="20" calcext:value-type="float">
            <text:p>20</text:p>
          </table:table-cell>
          <table:table-cell table:formula="of:=40-(100-[.E113])" office:value-type="float" office:value="37.6153846153846" calcext:value-type="float">
            <text:p>38</text:p>
          </table:table-cell>
          <table:table-cell table:formula="of:=[.F113]+[.G113]+[.H113]" office:value-type="float" office:value="57.6153846153846" calcext:value-type="float">
            <text:p>58</text:p>
          </table:table-cell>
          <table:table-cell table:formula="of:=MOD([.A113];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814610004" calcext:value-type="float">
            <text:p>201814610004</text:p>
          </table:table-cell>
          <table:table-cell office:value-type="string" calcext:value-type="string">
            <text:p>Ana Karla Alves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7.2307692307692" calcext:value-type="float">
            <text:p>97,2</text:p>
          </table:table-cell>
          <table:table-cell/>
          <table:table-cell table:formula="of:=(2020-[.D114])*10" office:value-type="float" office:value="20" calcext:value-type="float">
            <text:p>20</text:p>
          </table:table-cell>
          <table:table-cell table:formula="of:=40-(100-[.E114])" office:value-type="float" office:value="37.2307692307692" calcext:value-type="float">
            <text:p>37</text:p>
          </table:table-cell>
          <table:table-cell table:formula="of:=[.F114]+[.G114]+[.H114]" office:value-type="float" office:value="57.2307692307692" calcext:value-type="float">
            <text:p>57</text:p>
          </table:table-cell>
          <table:table-cell table:formula="of:=MOD([.A114];10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814600015" calcext:value-type="float">
            <text:p>201814600015</text:p>
          </table:table-cell>
          <table:table-cell table:style-name="ce1" office:value-type="string" calcext:value-type="string">
            <text:p>Kaylanne Mickelly da Conceicao Marques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7.2307692307692" calcext:value-type="float">
            <text:p>97,2</text:p>
          </table:table-cell>
          <table:table-cell/>
          <table:table-cell table:formula="of:=(2020-[.D115])*10" office:value-type="float" office:value="20" calcext:value-type="float">
            <text:p>20</text:p>
          </table:table-cell>
          <table:table-cell table:formula="of:=40-(100-[.E115])" office:value-type="float" office:value="37.2307692307692" calcext:value-type="float">
            <text:p>37</text:p>
          </table:table-cell>
          <table:table-cell table:formula="of:=[.F115]+[.G115]+[.H115]" office:value-type="float" office:value="57.2307692307692" calcext:value-type="float">
            <text:p>57</text:p>
          </table:table-cell>
          <table:table-cell table:formula="of:=MOD([.A115];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714600011" calcext:value-type="float">
            <text:p>201714600011</text:p>
          </table:table-cell>
          <table:table-cell office:value-type="string" calcext:value-type="string">
            <text:p>Marcos Felicio Vieir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87.1538461538462" calcext:value-type="float">
            <text:p>87,2</text:p>
          </table:table-cell>
          <table:table-cell/>
          <table:table-cell table:formula="of:=(2020-[.D116])*10" office:value-type="float" office:value="30" calcext:value-type="float">
            <text:p>30</text:p>
          </table:table-cell>
          <table:table-cell table:formula="of:=40-(100-[.E116])" office:value-type="float" office:value="27.1538461538462" calcext:value-type="float">
            <text:p>27</text:p>
          </table:table-cell>
          <table:table-cell table:formula="of:=[.F116]+[.G116]+[.H116]" office:value-type="float" office:value="57.1538461538462" calcext:value-type="float">
            <text:p>57</text:p>
          </table:table-cell>
          <table:table-cell table:formula="of:=MOD([.A116];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814600012" calcext:value-type="float">
            <text:p>201814600012</text:p>
          </table:table-cell>
          <table:table-cell table:style-name="ce1" office:value-type="string" calcext:value-type="string">
            <text:p>Joana Laura Viana de Sousa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7.1538461538462" calcext:value-type="float">
            <text:p>97,2</text:p>
          </table:table-cell>
          <table:table-cell/>
          <table:table-cell table:formula="of:=(2020-[.D117])*10" office:value-type="float" office:value="20" calcext:value-type="float">
            <text:p>20</text:p>
          </table:table-cell>
          <table:table-cell table:formula="of:=40-(100-[.E117])" office:value-type="float" office:value="37.1538461538462" calcext:value-type="float">
            <text:p>37</text:p>
          </table:table-cell>
          <table:table-cell table:formula="of:=[.F117]+[.G117]+[.H117]" office:value-type="float" office:value="57.1538461538462" calcext:value-type="float">
            <text:p>57</text:p>
          </table:table-cell>
          <table:table-cell table:formula="of:=MOD([.A117];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814610024" calcext:value-type="float">
            <text:p>201814610024</text:p>
          </table:table-cell>
          <table:table-cell office:value-type="string" calcext:value-type="string">
            <text:p>Mateus Fernandes da Cost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7.1538461538462" calcext:value-type="float">
            <text:p>97,2</text:p>
          </table:table-cell>
          <table:table-cell/>
          <table:table-cell table:formula="of:=(2020-[.D118])*10" office:value-type="float" office:value="20" calcext:value-type="float">
            <text:p>20</text:p>
          </table:table-cell>
          <table:table-cell table:formula="of:=40-(100-[.E118])" office:value-type="float" office:value="37.1538461538462" calcext:value-type="float">
            <text:p>37</text:p>
          </table:table-cell>
          <table:table-cell table:formula="of:=[.F118]+[.G118]+[.H118]" office:value-type="float" office:value="57.1538461538462" calcext:value-type="float">
            <text:p>57</text:p>
          </table:table-cell>
          <table:table-cell table:formula="of:=MOD([.A118];10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1814610019" calcext:value-type="float">
            <text:p>201814610019</text:p>
          </table:table-cell>
          <table:table-cell office:value-type="string" calcext:value-type="string">
            <text:p>Jamille Pereira dos Sant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6.3846153846154" calcext:value-type="float">
            <text:p>96,4</text:p>
          </table:table-cell>
          <table:table-cell/>
          <table:table-cell table:formula="of:=(2020-[.D119])*10" office:value-type="float" office:value="20" calcext:value-type="float">
            <text:p>20</text:p>
          </table:table-cell>
          <table:table-cell table:formula="of:=40-(100-[.E119])" office:value-type="float" office:value="36.3846153846154" calcext:value-type="float">
            <text:p>36</text:p>
          </table:table-cell>
          <table:table-cell table:formula="of:=[.F119]+[.G119]+[.H119]" office:value-type="float" office:value="56.3846153846154" calcext:value-type="float">
            <text:p>56</text:p>
          </table:table-cell>
          <table:table-cell table:formula="of:=MOD([.A119];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814600031" calcext:value-type="float">
            <text:p>201814600031</text:p>
          </table:table-cell>
          <table:table-cell office:value-type="string" calcext:value-type="string">
            <text:p>Yasmim Maria Pereira da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6.3076923076923" calcext:value-type="float">
            <text:p>96,3</text:p>
          </table:table-cell>
          <table:table-cell/>
          <table:table-cell table:formula="of:=(2020-[.D120])*10" office:value-type="float" office:value="20" calcext:value-type="float">
            <text:p>20</text:p>
          </table:table-cell>
          <table:table-cell table:formula="of:=40-(100-[.E120])" office:value-type="float" office:value="36.3076923076923" calcext:value-type="float">
            <text:p>36</text:p>
          </table:table-cell>
          <table:table-cell table:formula="of:=[.F120]+[.G120]+[.H120]" office:value-type="float" office:value="56.3076923076923" calcext:value-type="float">
            <text:p>56</text:p>
          </table:table-cell>
          <table:table-cell table:formula="of:=MOD([.A120];100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1814600007" calcext:value-type="float">
            <text:p>201814600007</text:p>
          </table:table-cell>
          <table:table-cell table:style-name="ce1" office:value-type="string" calcext:value-type="string">
            <text:p>Ester Lopes Soares da Silva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6.0769230769231" calcext:value-type="float">
            <text:p>96,1</text:p>
          </table:table-cell>
          <table:table-cell/>
          <table:table-cell table:formula="of:=(2020-[.D121])*10" office:value-type="float" office:value="20" calcext:value-type="float">
            <text:p>20</text:p>
          </table:table-cell>
          <table:table-cell table:formula="of:=40-(100-[.E121])" office:value-type="float" office:value="36.0769230769231" calcext:value-type="float">
            <text:p>36</text:p>
          </table:table-cell>
          <table:table-cell table:formula="of:=[.F121]+[.G121]+[.H121]" office:value-type="float" office:value="56.0769230769231" calcext:value-type="float">
            <text:p>56</text:p>
          </table:table-cell>
          <table:table-cell table:formula="of:=MOD([.A121];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814610010" calcext:value-type="float">
            <text:p>201814610010</text:p>
          </table:table-cell>
          <table:table-cell office:value-type="string" calcext:value-type="string">
            <text:p>Emilson de Souza Nasciment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5.8461538461538" calcext:value-type="float">
            <text:p>95,8</text:p>
          </table:table-cell>
          <table:table-cell/>
          <table:table-cell table:formula="of:=(2020-[.D122])*10" office:value-type="float" office:value="20" calcext:value-type="float">
            <text:p>20</text:p>
          </table:table-cell>
          <table:table-cell table:formula="of:=40-(100-[.E122])" office:value-type="float" office:value="35.8461538461538" calcext:value-type="float">
            <text:p>36</text:p>
          </table:table-cell>
          <table:table-cell table:formula="of:=[.F122]+[.G122]+[.H122]" office:value-type="float" office:value="55.8461538461538" calcext:value-type="float">
            <text:p>56</text:p>
          </table:table-cell>
          <table:table-cell table:formula="of:=MOD([.A122];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814600019" calcext:value-type="float">
            <text:p>201814600019</text:p>
          </table:table-cell>
          <table:table-cell office:value-type="string" calcext:value-type="string">
            <text:p>Mateus Ferreira de Souz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5.7692307692308" calcext:value-type="float">
            <text:p>95,8</text:p>
          </table:table-cell>
          <table:table-cell/>
          <table:table-cell table:formula="of:=(2020-[.D123])*10" office:value-type="float" office:value="20" calcext:value-type="float">
            <text:p>20</text:p>
          </table:table-cell>
          <table:table-cell table:formula="of:=40-(100-[.E123])" office:value-type="float" office:value="35.7692307692308" calcext:value-type="float">
            <text:p>36</text:p>
          </table:table-cell>
          <table:table-cell table:formula="of:=[.F123]+[.G123]+[.H123]" office:value-type="float" office:value="55.7692307692308" calcext:value-type="float">
            <text:p>56</text:p>
          </table:table-cell>
          <table:table-cell table:formula="of:=MOD([.A123];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814600013" calcext:value-type="float">
            <text:p>201814600013</text:p>
          </table:table-cell>
          <table:table-cell table:style-name="ce1" office:value-type="string" calcext:value-type="string">
            <text:p>Jhennyfer Fernanda Rodrigues de Medeiros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5.5" calcext:value-type="float">
            <text:p>95,5</text:p>
          </table:table-cell>
          <table:table-cell/>
          <table:table-cell table:formula="of:=(2020-[.D124])*10" office:value-type="float" office:value="20" calcext:value-type="float">
            <text:p>20</text:p>
          </table:table-cell>
          <table:table-cell table:formula="of:=40-(100-[.E124])" office:value-type="float" office:value="35.5" calcext:value-type="float">
            <text:p>36</text:p>
          </table:table-cell>
          <table:table-cell table:formula="of:=[.F124]+[.G124]+[.H124]" office:value-type="float" office:value="55.5" calcext:value-type="float">
            <text:p>56</text:p>
          </table:table-cell>
          <table:table-cell table:formula="of:=MOD([.A124];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714600020" calcext:value-type="float">
            <text:p>201714600020</text:p>
          </table:table-cell>
          <table:table-cell table:style-name="ce1" office:value-type="string" calcext:value-type="string">
            <text:p>Alice Batista de Oliveira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85.3846153846154" calcext:value-type="float">
            <text:p>85,4</text:p>
          </table:table-cell>
          <table:table-cell/>
          <table:table-cell table:formula="of:=(2020-[.D125])*10" office:value-type="float" office:value="30" calcext:value-type="float">
            <text:p>30</text:p>
          </table:table-cell>
          <table:table-cell table:formula="of:=40-(100-[.E125])" office:value-type="float" office:value="25.3846153846154" calcext:value-type="float">
            <text:p>25</text:p>
          </table:table-cell>
          <table:table-cell table:formula="of:=[.F125]+[.G125]+[.H125]" office:value-type="float" office:value="55.3846153846154" calcext:value-type="float">
            <text:p>55</text:p>
          </table:table-cell>
          <table:table-cell table:formula="of:=MOD([.A125];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814610023" calcext:value-type="float">
            <text:p>201814610023</text:p>
          </table:table-cell>
          <table:table-cell office:value-type="string" calcext:value-type="string">
            <text:p>Maria Clara Pereira da Cost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5.0769230769231" calcext:value-type="float">
            <text:p>95,1</text:p>
          </table:table-cell>
          <table:table-cell/>
          <table:table-cell table:formula="of:=(2020-[.D126])*10" office:value-type="float" office:value="20" calcext:value-type="float">
            <text:p>20</text:p>
          </table:table-cell>
          <table:table-cell table:formula="of:=40-(100-[.E126])" office:value-type="float" office:value="35.0769230769231" calcext:value-type="float">
            <text:p>35</text:p>
          </table:table-cell>
          <table:table-cell table:formula="of:=[.F126]+[.G126]+[.H126]" office:value-type="float" office:value="55.0769230769231" calcext:value-type="float">
            <text:p>55</text:p>
          </table:table-cell>
          <table:table-cell table:formula="of:=MOD([.A126];10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814610034" calcext:value-type="float">
            <text:p>201814610034</text:p>
          </table:table-cell>
          <table:table-cell office:value-type="string" calcext:value-type="string">
            <text:p>Marielli Vitoria da Silva Lope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4.7142857142857" calcext:value-type="float">
            <text:p>94,7</text:p>
          </table:table-cell>
          <table:table-cell/>
          <table:table-cell table:formula="of:=(2020-[.D127])*10" office:value-type="float" office:value="20" calcext:value-type="float">
            <text:p>20</text:p>
          </table:table-cell>
          <table:table-cell table:formula="of:=40-(100-[.E127])" office:value-type="float" office:value="34.7142857142857" calcext:value-type="float">
            <text:p>35</text:p>
          </table:table-cell>
          <table:table-cell table:formula="of:=[.F127]+[.G127]+[.H127]" office:value-type="float" office:value="54.7142857142857" calcext:value-type="float">
            <text:p>55</text:p>
          </table:table-cell>
          <table:table-cell table:formula="of:=MOD([.A127];100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1814600002" calcext:value-type="float">
            <text:p>201814600002</text:p>
          </table:table-cell>
          <table:table-cell table:style-name="ce1" office:value-type="string" calcext:value-type="string">
            <text:p>Ana Clara Leite Gomes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4.5384615384615" calcext:value-type="float">
            <text:p>94,5</text:p>
          </table:table-cell>
          <table:table-cell/>
          <table:table-cell table:formula="of:=(2020-[.D128])*10" office:value-type="float" office:value="20" calcext:value-type="float">
            <text:p>20</text:p>
          </table:table-cell>
          <table:table-cell table:formula="of:=40-(100-[.E128])" office:value-type="float" office:value="34.5384615384615" calcext:value-type="float">
            <text:p>35</text:p>
          </table:table-cell>
          <table:table-cell table:formula="of:=[.F128]+[.G128]+[.H128]" office:value-type="float" office:value="54.5384615384615" calcext:value-type="float">
            <text:p>55</text:p>
          </table:table-cell>
          <table:table-cell table:formula="of:=MOD([.A128];10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14600003" calcext:value-type="float">
            <text:p>201814600003</text:p>
          </table:table-cell>
          <table:table-cell table:style-name="ce1" office:value-type="string" calcext:value-type="string">
            <text:p>Blenda de Cassia Gomes Barbosa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4" calcext:value-type="float">
            <text:p>94,0</text:p>
          </table:table-cell>
          <table:table-cell/>
          <table:table-cell table:formula="of:=(2020-[.D129])*10" office:value-type="float" office:value="20" calcext:value-type="float">
            <text:p>20</text:p>
          </table:table-cell>
          <table:table-cell table:formula="of:=40-(100-[.E129])" office:value-type="float" office:value="34" calcext:value-type="float">
            <text:p>34</text:p>
          </table:table-cell>
          <table:table-cell table:formula="of:=[.F129]+[.G129]+[.H129]" office:value-type="float" office:value="54" calcext:value-type="float">
            <text:p>54</text:p>
          </table:table-cell>
          <table:table-cell table:formula="of:=MOD([.A129];10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814610027" calcext:value-type="float">
            <text:p>201814610027</text:p>
          </table:table-cell>
          <table:table-cell office:value-type="string" calcext:value-type="string">
            <text:p>Maria Vitoria de Lima Nazari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4" calcext:value-type="float">
            <text:p>94,0</text:p>
          </table:table-cell>
          <table:table-cell/>
          <table:table-cell table:formula="of:=(2020-[.D130])*10" office:value-type="float" office:value="20" calcext:value-type="float">
            <text:p>20</text:p>
          </table:table-cell>
          <table:table-cell table:formula="of:=40-(100-[.E130])" office:value-type="float" office:value="34" calcext:value-type="float">
            <text:p>34</text:p>
          </table:table-cell>
          <table:table-cell table:formula="of:=[.F130]+[.G130]+[.H130]" office:value-type="float" office:value="54" calcext:value-type="float">
            <text:p>54</text:p>
          </table:table-cell>
          <table:table-cell table:formula="of:=MOD([.A130];10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1814600006" calcext:value-type="float">
            <text:p>201814600006</text:p>
          </table:table-cell>
          <table:table-cell table:style-name="ce1" office:value-type="string" calcext:value-type="string">
            <text:p>Elayne Bezerra da Silva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3.9230769230769" calcext:value-type="float">
            <text:p>93,9</text:p>
          </table:table-cell>
          <table:table-cell/>
          <table:table-cell table:formula="of:=(2020-[.D131])*10" office:value-type="float" office:value="20" calcext:value-type="float">
            <text:p>20</text:p>
          </table:table-cell>
          <table:table-cell table:formula="of:=40-(100-[.E131])" office:value-type="float" office:value="33.9230769230769" calcext:value-type="float">
            <text:p>34</text:p>
          </table:table-cell>
          <table:table-cell table:formula="of:=[.F131]+[.G131]+[.H131]" office:value-type="float" office:value="53.9230769230769" calcext:value-type="float">
            <text:p>54</text:p>
          </table:table-cell>
          <table:table-cell table:formula="of:=MOD([.A131];10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814600033" calcext:value-type="float">
            <text:p>201814600033</text:p>
          </table:table-cell>
          <table:table-cell table:style-name="ce1" office:value-type="string" calcext:value-type="string">
            <text:p>Felipe Francelino Eleoterio da Silva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3.7692307692308" calcext:value-type="float">
            <text:p>93,8</text:p>
          </table:table-cell>
          <table:table-cell/>
          <table:table-cell table:formula="of:=(2020-[.D132])*10" office:value-type="float" office:value="20" calcext:value-type="float">
            <text:p>20</text:p>
          </table:table-cell>
          <table:table-cell table:formula="of:=40-(100-[.E132])" office:value-type="float" office:value="33.7692307692308" calcext:value-type="float">
            <text:p>34</text:p>
          </table:table-cell>
          <table:table-cell table:formula="of:=[.F132]+[.G132]+[.H132]" office:value-type="float" office:value="53.7692307692308" calcext:value-type="float">
            <text:p>54</text:p>
          </table:table-cell>
          <table:table-cell table:formula="of:=MOD([.A132];10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1814600034" calcext:value-type="float">
            <text:p>201814600034</text:p>
          </table:table-cell>
          <table:table-cell office:value-type="string" calcext:value-type="string">
            <text:p>Sthefanny Caroline Oliveira do Nasciment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3" calcext:value-type="float">
            <text:p>93,0</text:p>
          </table:table-cell>
          <table:table-cell/>
          <table:table-cell table:formula="of:=(2020-[.D133])*10" office:value-type="float" office:value="20" calcext:value-type="float">
            <text:p>20</text:p>
          </table:table-cell>
          <table:table-cell table:formula="of:=40-(100-[.E133])" office:value-type="float" office:value="33" calcext:value-type="float">
            <text:p>33</text:p>
          </table:table-cell>
          <table:table-cell table:formula="of:=[.F133]+[.G133]+[.H133]" office:value-type="float" office:value="53" calcext:value-type="float">
            <text:p>53</text:p>
          </table:table-cell>
          <table:table-cell table:formula="of:=MOD([.A133];100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1814610009" calcext:value-type="float">
            <text:p>201814610009</text:p>
          </table:table-cell>
          <table:table-cell office:value-type="string" calcext:value-type="string">
            <text:p>Escarlate Maria Silva do Nasciment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2.1538461538462" calcext:value-type="float">
            <text:p>92,2</text:p>
          </table:table-cell>
          <table:table-cell/>
          <table:table-cell table:formula="of:=(2020-[.D134])*10" office:value-type="float" office:value="20" calcext:value-type="float">
            <text:p>20</text:p>
          </table:table-cell>
          <table:table-cell table:formula="of:=40-(100-[.E134])" office:value-type="float" office:value="32.1538461538462" calcext:value-type="float">
            <text:p>32</text:p>
          </table:table-cell>
          <table:table-cell table:formula="of:=[.F134]+[.G134]+[.H134]" office:value-type="float" office:value="52.1538461538462" calcext:value-type="float">
            <text:p>52</text:p>
          </table:table-cell>
          <table:table-cell table:formula="of:=MOD([.A134];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814600008" calcext:value-type="float">
            <text:p>201814600008</text:p>
          </table:table-cell>
          <table:table-cell table:style-name="ce1" office:value-type="string" calcext:value-type="string">
            <text:p>Gustavo Henrique Borges Pontes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1.6923076923077" calcext:value-type="float">
            <text:p>91,7</text:p>
          </table:table-cell>
          <table:table-cell/>
          <table:table-cell table:formula="of:=(2020-[.D135])*10" office:value-type="float" office:value="20" calcext:value-type="float">
            <text:p>20</text:p>
          </table:table-cell>
          <table:table-cell table:formula="of:=40-(100-[.E135])" office:value-type="float" office:value="31.6923076923077" calcext:value-type="float">
            <text:p>32</text:p>
          </table:table-cell>
          <table:table-cell table:formula="of:=[.F135]+[.G135]+[.H135]" office:value-type="float" office:value="51.6923076923077" calcext:value-type="float">
            <text:p>52</text:p>
          </table:table-cell>
          <table:table-cell table:formula="of:=MOD([.A135];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814610012" calcext:value-type="float">
            <text:p>201814610012</text:p>
          </table:table-cell>
          <table:table-cell office:value-type="string" calcext:value-type="string">
            <text:p>Gabriel Moreira Cavalcante dos Sant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1.3076923076923" calcext:value-type="float">
            <text:p>91,3</text:p>
          </table:table-cell>
          <table:table-cell/>
          <table:table-cell table:formula="of:=(2020-[.D136])*10" office:value-type="float" office:value="20" calcext:value-type="float">
            <text:p>20</text:p>
          </table:table-cell>
          <table:table-cell table:formula="of:=40-(100-[.E136])" office:value-type="float" office:value="31.3076923076923" calcext:value-type="float">
            <text:p>31</text:p>
          </table:table-cell>
          <table:table-cell table:formula="of:=[.F136]+[.G136]+[.H136]" office:value-type="float" office:value="51.3076923076923" calcext:value-type="float">
            <text:p>51</text:p>
          </table:table-cell>
          <table:table-cell table:formula="of:=MOD([.A136];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714600012" calcext:value-type="float">
            <text:p>201714600012</text:p>
          </table:table-cell>
          <table:table-cell office:value-type="string" calcext:value-type="string">
            <text:p>Natanael da Silva Barro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80.8461538461538" calcext:value-type="float">
            <text:p>80,8</text:p>
          </table:table-cell>
          <table:table-cell/>
          <table:table-cell table:formula="of:=(2020-[.D137])*10" office:value-type="float" office:value="30" calcext:value-type="float">
            <text:p>30</text:p>
          </table:table-cell>
          <table:table-cell table:formula="of:=40-(100-[.E137])" office:value-type="float" office:value="20.8461538461538" calcext:value-type="float">
            <text:p>21</text:p>
          </table:table-cell>
          <table:table-cell table:formula="of:=[.F137]+[.G137]+[.H137]" office:value-type="float" office:value="50.8461538461538" calcext:value-type="float">
            <text:p>51</text:p>
          </table:table-cell>
          <table:table-cell table:formula="of:=MOD([.A137];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814610036" calcext:value-type="float">
            <text:p>201814610036</text:p>
          </table:table-cell>
          <table:table-cell office:value-type="string" calcext:value-type="string">
            <text:p>Ana Leticia de Araujo Isidi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0.7857142857143" calcext:value-type="float">
            <text:p>90,8</text:p>
          </table:table-cell>
          <table:table-cell/>
          <table:table-cell table:formula="of:=(2020-[.D138])*10" office:value-type="float" office:value="20" calcext:value-type="float">
            <text:p>20</text:p>
          </table:table-cell>
          <table:table-cell table:formula="of:=40-(100-[.E138])" office:value-type="float" office:value="30.7857142857143" calcext:value-type="float">
            <text:p>31</text:p>
          </table:table-cell>
          <table:table-cell table:formula="of:=[.F138]+[.G138]+[.H138]" office:value-type="float" office:value="50.7857142857143" calcext:value-type="float">
            <text:p>51</text:p>
          </table:table-cell>
          <table:table-cell table:formula="of:=MOD([.A138];100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1814610014" calcext:value-type="float">
            <text:p>201814610014</text:p>
          </table:table-cell>
          <table:table-cell office:value-type="string" calcext:value-type="string">
            <text:p>Henrique Fabricio de Souza Band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90.4615384615385" calcext:value-type="float">
            <text:p>90,5</text:p>
          </table:table-cell>
          <table:table-cell/>
          <table:table-cell table:formula="of:=(2020-[.D139])*10" office:value-type="float" office:value="20" calcext:value-type="float">
            <text:p>20</text:p>
          </table:table-cell>
          <table:table-cell table:formula="of:=40-(100-[.E139])" office:value-type="float" office:value="30.4615384615385" calcext:value-type="float">
            <text:p>30</text:p>
          </table:table-cell>
          <table:table-cell table:formula="of:=[.F139]+[.G139]+[.H139]" office:value-type="float" office:value="50.4615384615385" calcext:value-type="float">
            <text:p>50</text:p>
          </table:table-cell>
          <table:table-cell table:formula="of:=MOD([.A139];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914610005" calcext:value-type="float">
            <text:p>201914610005</text:p>
          </table:table-cell>
          <table:table-cell office:value-type="string" calcext:value-type="string">
            <text:p>Anderson Rodrigo da Silva Anizi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100" calcext:value-type="float">
            <text:p>100,0</text:p>
          </table:table-cell>
          <table:table-cell/>
          <table:table-cell table:formula="of:=(2020-[.D140])*10" office:value-type="float" office:value="10" calcext:value-type="float">
            <text:p>10</text:p>
          </table:table-cell>
          <table:table-cell table:formula="of:=40-(100-[.E140])" office:value-type="float" office:value="40" calcext:value-type="float">
            <text:p>40</text:p>
          </table:table-cell>
          <table:table-cell table:formula="of:=[.F140]+[.G140]+[.H140]" office:value-type="float" office:value="50" calcext:value-type="float">
            <text:p>50</text:p>
          </table:table-cell>
          <table:table-cell table:formula="of:=MOD([.A140];10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914600032" calcext:value-type="float">
            <text:p>201914600032</text:p>
          </table:table-cell>
          <table:table-cell office:value-type="string" calcext:value-type="string">
            <text:p>Maria Istefani Oliveira Fernandes da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100" calcext:value-type="float">
            <text:p>100,0</text:p>
          </table:table-cell>
          <table:table-cell/>
          <table:table-cell table:formula="of:=(2020-[.D141])*10" office:value-type="float" office:value="10" calcext:value-type="float">
            <text:p>10</text:p>
          </table:table-cell>
          <table:table-cell table:formula="of:=40-(100-[.E141])" office:value-type="float" office:value="40" calcext:value-type="float">
            <text:p>40</text:p>
          </table:table-cell>
          <table:table-cell table:formula="of:=[.F141]+[.G141]+[.H141]" office:value-type="float" office:value="50" calcext:value-type="float">
            <text:p>50</text:p>
          </table:table-cell>
          <table:table-cell table:formula="of:=MOD([.A141];10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1914610040" calcext:value-type="float">
            <text:p>201914610040</text:p>
          </table:table-cell>
          <table:table-cell office:value-type="string" calcext:value-type="string">
            <text:p>Samuel de Melo Neve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100" calcext:value-type="float">
            <text:p>100,0</text:p>
          </table:table-cell>
          <table:table-cell/>
          <table:table-cell table:formula="of:=(2020-[.D142])*10" office:value-type="float" office:value="10" calcext:value-type="float">
            <text:p>10</text:p>
          </table:table-cell>
          <table:table-cell table:formula="of:=40-(100-[.E142])" office:value-type="float" office:value="40" calcext:value-type="float">
            <text:p>40</text:p>
          </table:table-cell>
          <table:table-cell table:formula="of:=[.F142]+[.G142]+[.H142]" office:value-type="float" office:value="50" calcext:value-type="float">
            <text:p>50</text:p>
          </table:table-cell>
          <table:table-cell table:formula="of:=MOD([.A142];100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914600040" calcext:value-type="float">
            <text:p>201914600040</text:p>
          </table:table-cell>
          <table:table-cell office:value-type="string" calcext:value-type="string">
            <text:p>Vinicius Henrique Barbosa Marcolin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100" calcext:value-type="float">
            <text:p>100,0</text:p>
          </table:table-cell>
          <table:table-cell/>
          <table:table-cell table:formula="of:=(2020-[.D143])*10" office:value-type="float" office:value="10" calcext:value-type="float">
            <text:p>10</text:p>
          </table:table-cell>
          <table:table-cell table:formula="of:=40-(100-[.E143])" office:value-type="float" office:value="40" calcext:value-type="float">
            <text:p>40</text:p>
          </table:table-cell>
          <table:table-cell table:formula="of:=[.F143]+[.G143]+[.H143]" office:value-type="float" office:value="50" calcext:value-type="float">
            <text:p>50</text:p>
          </table:table-cell>
          <table:table-cell table:formula="of:=MOD([.A143];100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914610031" calcext:value-type="float">
            <text:p>201914610031</text:p>
          </table:table-cell>
          <table:table-cell office:value-type="string" calcext:value-type="string">
            <text:p>Mayane Vitoria Alves Sant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9.9285714285714" calcext:value-type="float">
            <text:p>99,9</text:p>
          </table:table-cell>
          <table:table-cell/>
          <table:table-cell table:formula="of:=(2020-[.D144])*10" office:value-type="float" office:value="10" calcext:value-type="float">
            <text:p>10</text:p>
          </table:table-cell>
          <table:table-cell table:formula="of:=40-(100-[.E144])" office:value-type="float" office:value="39.9285714285714" calcext:value-type="float">
            <text:p>40</text:p>
          </table:table-cell>
          <table:table-cell table:formula="of:=[.F144]+[.G144]+[.H144]" office:value-type="float" office:value="49.9285714285714" calcext:value-type="float">
            <text:p>50</text:p>
          </table:table-cell>
          <table:table-cell table:formula="of:=MOD([.A144];100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1914610042" calcext:value-type="float">
            <text:p>201914610042</text:p>
          </table:table-cell>
          <table:table-cell office:value-type="string" calcext:value-type="string">
            <text:p>Wilterlan Rogerio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9.9285714285714" calcext:value-type="float">
            <text:p>99,9</text:p>
          </table:table-cell>
          <table:table-cell/>
          <table:table-cell table:formula="of:=(2020-[.D145])*10" office:value-type="float" office:value="10" calcext:value-type="float">
            <text:p>10</text:p>
          </table:table-cell>
          <table:table-cell table:formula="of:=40-(100-[.E145])" office:value-type="float" office:value="39.9285714285714" calcext:value-type="float">
            <text:p>40</text:p>
          </table:table-cell>
          <table:table-cell table:formula="of:=[.F145]+[.G145]+[.H145]" office:value-type="float" office:value="49.9285714285714" calcext:value-type="float">
            <text:p>50</text:p>
          </table:table-cell>
          <table:table-cell table:formula="of:=MOD([.A145];100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914600018" calcext:value-type="float">
            <text:p>201914600018</text:p>
          </table:table-cell>
          <table:table-cell table:style-name="ce1" office:value-type="string" calcext:value-type="string">
            <text:p>Graziely Vitoria Marinho de Lima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9.9230769230769" calcext:value-type="float">
            <text:p>99,9</text:p>
          </table:table-cell>
          <table:table-cell/>
          <table:table-cell table:formula="of:=(2020-[.D146])*10" office:value-type="float" office:value="10" calcext:value-type="float">
            <text:p>10</text:p>
          </table:table-cell>
          <table:table-cell table:formula="of:=40-(100-[.E146])" office:value-type="float" office:value="39.9230769230769" calcext:value-type="float">
            <text:p>40</text:p>
          </table:table-cell>
          <table:table-cell table:formula="of:=[.F146]+[.G146]+[.H146]" office:value-type="float" office:value="49.9230769230769" calcext:value-type="float">
            <text:p>50</text:p>
          </table:table-cell>
          <table:table-cell table:formula="of:=MOD([.A146];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914610002" calcext:value-type="float">
            <text:p>201914610002</text:p>
          </table:table-cell>
          <table:table-cell office:value-type="string" calcext:value-type="string">
            <text:p>Ana Beatriz do Nascimento Oliv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9.8571428571429" calcext:value-type="float">
            <text:p>99,9</text:p>
          </table:table-cell>
          <table:table-cell/>
          <table:table-cell table:formula="of:=(2020-[.D147])*10" office:value-type="float" office:value="10" calcext:value-type="float">
            <text:p>10</text:p>
          </table:table-cell>
          <table:table-cell table:formula="of:=40-(100-[.E147])" office:value-type="float" office:value="39.8571428571429" calcext:value-type="float">
            <text:p>40</text:p>
          </table:table-cell>
          <table:table-cell table:formula="of:=[.F147]+[.G147]+[.H147]" office:value-type="float" office:value="49.8571428571429" calcext:value-type="float">
            <text:p>50</text:p>
          </table:table-cell>
          <table:table-cell table:formula="of:=MOD([.A147];10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914610019" calcext:value-type="float">
            <text:p>201914610019</text:p>
          </table:table-cell>
          <table:table-cell office:value-type="string" calcext:value-type="string">
            <text:p>Joyce Leonardo de Freitas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9.8571428571429" calcext:value-type="float">
            <text:p>99,9</text:p>
          </table:table-cell>
          <table:table-cell/>
          <table:table-cell table:formula="of:=(2020-[.D148])*10" office:value-type="float" office:value="10" calcext:value-type="float">
            <text:p>10</text:p>
          </table:table-cell>
          <table:table-cell table:formula="of:=40-(100-[.E148])" office:value-type="float" office:value="39.8571428571429" calcext:value-type="float">
            <text:p>40</text:p>
          </table:table-cell>
          <table:table-cell table:formula="of:=[.F148]+[.G148]+[.H148]" office:value-type="float" office:value="49.8571428571429" calcext:value-type="float">
            <text:p>50</text:p>
          </table:table-cell>
          <table:table-cell table:formula="of:=MOD([.A148];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914610041" calcext:value-type="float">
            <text:p>201914610041</text:p>
          </table:table-cell>
          <table:table-cell office:value-type="string" calcext:value-type="string">
            <text:p>Vinicius Pereira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9.8571428571429" calcext:value-type="float">
            <text:p>99,9</text:p>
          </table:table-cell>
          <table:table-cell/>
          <table:table-cell table:formula="of:=(2020-[.D149])*10" office:value-type="float" office:value="10" calcext:value-type="float">
            <text:p>10</text:p>
          </table:table-cell>
          <table:table-cell table:formula="of:=40-(100-[.E149])" office:value-type="float" office:value="39.8571428571429" calcext:value-type="float">
            <text:p>40</text:p>
          </table:table-cell>
          <table:table-cell table:formula="of:=[.F149]+[.G149]+[.H149]" office:value-type="float" office:value="49.8571428571429" calcext:value-type="float">
            <text:p>50</text:p>
          </table:table-cell>
          <table:table-cell table:formula="of:=MOD([.A149];100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914600015" calcext:value-type="float">
            <text:p>201914600015</text:p>
          </table:table-cell>
          <table:table-cell table:style-name="ce1" office:value-type="string" calcext:value-type="string">
            <text:p>Erinaldo Calixto da Silva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9.8461538461538" calcext:value-type="float">
            <text:p>99,8</text:p>
          </table:table-cell>
          <table:table-cell/>
          <table:table-cell table:formula="of:=(2020-[.D150])*10" office:value-type="float" office:value="10" calcext:value-type="float">
            <text:p>10</text:p>
          </table:table-cell>
          <table:table-cell table:formula="of:=40-(100-[.E150])" office:value-type="float" office:value="39.8461538461538" calcext:value-type="float">
            <text:p>40</text:p>
          </table:table-cell>
          <table:table-cell table:formula="of:=[.F150]+[.G150]+[.H150]" office:value-type="float" office:value="49.8461538461538" calcext:value-type="float">
            <text:p>50</text:p>
          </table:table-cell>
          <table:table-cell table:formula="of:=MOD([.A150];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914610021" calcext:value-type="float">
            <text:p>201914610021</text:p>
          </table:table-cell>
          <table:table-cell office:value-type="string" calcext:value-type="string">
            <text:p>Kaylane Marcolino da Cost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9.7142857142857" calcext:value-type="float">
            <text:p>99,7</text:p>
          </table:table-cell>
          <table:table-cell/>
          <table:table-cell table:formula="of:=(2020-[.D151])*10" office:value-type="float" office:value="10" calcext:value-type="float">
            <text:p>10</text:p>
          </table:table-cell>
          <table:table-cell table:formula="of:=40-(100-[.E151])" office:value-type="float" office:value="39.7142857142857" calcext:value-type="float">
            <text:p>40</text:p>
          </table:table-cell>
          <table:table-cell table:formula="of:=[.F151]+[.G151]+[.H151]" office:value-type="float" office:value="49.7142857142857" calcext:value-type="float">
            <text:p>50</text:p>
          </table:table-cell>
          <table:table-cell table:formula="of:=MOD([.A151];1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914610029" calcext:value-type="float">
            <text:p>201914610029</text:p>
          </table:table-cell>
          <table:table-cell office:value-type="string" calcext:value-type="string">
            <text:p>Maria Clara da Silva Lim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9.7142857142857" calcext:value-type="float">
            <text:p>99,7</text:p>
          </table:table-cell>
          <table:table-cell/>
          <table:table-cell table:formula="of:=(2020-[.D152])*10" office:value-type="float" office:value="10" calcext:value-type="float">
            <text:p>10</text:p>
          </table:table-cell>
          <table:table-cell table:formula="of:=40-(100-[.E152])" office:value-type="float" office:value="39.7142857142857" calcext:value-type="float">
            <text:p>40</text:p>
          </table:table-cell>
          <table:table-cell table:formula="of:=[.F152]+[.G152]+[.H152]" office:value-type="float" office:value="49.7142857142857" calcext:value-type="float">
            <text:p>50</text:p>
          </table:table-cell>
          <table:table-cell table:formula="of:=MOD([.A152];100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1914600009" calcext:value-type="float">
            <text:p>201914600009</text:p>
          </table:table-cell>
          <table:table-cell table:style-name="ce1" office:value-type="string" calcext:value-type="string">
            <text:p>Camily Maranhao de Oliveira Silva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9.6923076923077" calcext:value-type="float">
            <text:p>99,7</text:p>
          </table:table-cell>
          <table:table-cell/>
          <table:table-cell table:formula="of:=(2020-[.D153])*10" office:value-type="float" office:value="10" calcext:value-type="float">
            <text:p>10</text:p>
          </table:table-cell>
          <table:table-cell table:formula="of:=40-(100-[.E153])" office:value-type="float" office:value="39.6923076923077" calcext:value-type="float">
            <text:p>40</text:p>
          </table:table-cell>
          <table:table-cell table:formula="of:=[.F153]+[.G153]+[.H153]" office:value-type="float" office:value="49.6923076923077" calcext:value-type="float">
            <text:p>50</text:p>
          </table:table-cell>
          <table:table-cell table:formula="of:=MOD([.A153];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914600022" calcext:value-type="float">
            <text:p>201914600022</text:p>
          </table:table-cell>
          <table:table-cell table:style-name="ce1" office:value-type="string" calcext:value-type="string">
            <text:p>Joao Victor de Oliveira Salvino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9.6923076923077" calcext:value-type="float">
            <text:p>99,7</text:p>
          </table:table-cell>
          <table:table-cell/>
          <table:table-cell table:formula="of:=(2020-[.D154])*10" office:value-type="float" office:value="10" calcext:value-type="float">
            <text:p>10</text:p>
          </table:table-cell>
          <table:table-cell table:formula="of:=40-(100-[.E154])" office:value-type="float" office:value="39.6923076923077" calcext:value-type="float">
            <text:p>40</text:p>
          </table:table-cell>
          <table:table-cell table:formula="of:=[.F154]+[.G154]+[.H154]" office:value-type="float" office:value="49.6923076923077" calcext:value-type="float">
            <text:p>50</text:p>
          </table:table-cell>
          <table:table-cell table:formula="of:=MOD([.A154];1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914600027" calcext:value-type="float">
            <text:p>201914600027</text:p>
          </table:table-cell>
          <table:table-cell office:value-type="string" calcext:value-type="string">
            <text:p>Mabel Hellen Nunes da Cost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9.6923076923077" calcext:value-type="float">
            <text:p>99,7</text:p>
          </table:table-cell>
          <table:table-cell/>
          <table:table-cell table:formula="of:=(2020-[.D155])*10" office:value-type="float" office:value="10" calcext:value-type="float">
            <text:p>10</text:p>
          </table:table-cell>
          <table:table-cell table:formula="of:=40-(100-[.E155])" office:value-type="float" office:value="39.6923076923077" calcext:value-type="float">
            <text:p>40</text:p>
          </table:table-cell>
          <table:table-cell table:formula="of:=[.F155]+[.G155]+[.H155]" office:value-type="float" office:value="49.6923076923077" calcext:value-type="float">
            <text:p>50</text:p>
          </table:table-cell>
          <table:table-cell table:formula="of:=MOD([.A155];10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1914600044" calcext:value-type="float">
            <text:p>201914600044</text:p>
          </table:table-cell>
          <table:table-cell office:value-type="string" calcext:value-type="string">
            <text:p>Ystarlly Lucas de Brit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9.6923076923077" calcext:value-type="float">
            <text:p>99,7</text:p>
          </table:table-cell>
          <table:table-cell/>
          <table:table-cell table:formula="of:=(2020-[.D156])*10" office:value-type="float" office:value="10" calcext:value-type="float">
            <text:p>10</text:p>
          </table:table-cell>
          <table:table-cell table:formula="of:=40-(100-[.E156])" office:value-type="float" office:value="39.6923076923077" calcext:value-type="float">
            <text:p>40</text:p>
          </table:table-cell>
          <table:table-cell table:formula="of:=[.F156]+[.G156]+[.H156]" office:value-type="float" office:value="49.6923076923077" calcext:value-type="float">
            <text:p>50</text:p>
          </table:table-cell>
          <table:table-cell table:formula="of:=MOD([.A156];100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914610017" calcext:value-type="float">
            <text:p>201914610017</text:p>
          </table:table-cell>
          <table:table-cell office:value-type="string" calcext:value-type="string">
            <text:p>Joao Victor Soares Felici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9.6428571428571" calcext:value-type="float">
            <text:p>99,6</text:p>
          </table:table-cell>
          <table:table-cell/>
          <table:table-cell table:formula="of:=(2020-[.D157])*10" office:value-type="float" office:value="10" calcext:value-type="float">
            <text:p>10</text:p>
          </table:table-cell>
          <table:table-cell table:formula="of:=40-(100-[.E157])" office:value-type="float" office:value="39.6428571428571" calcext:value-type="float">
            <text:p>40</text:p>
          </table:table-cell>
          <table:table-cell table:formula="of:=[.F157]+[.G157]+[.H157]" office:value-type="float" office:value="49.6428571428571" calcext:value-type="float">
            <text:p>50</text:p>
          </table:table-cell>
          <table:table-cell table:formula="of:=MOD([.A157];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914610018" calcext:value-type="float">
            <text:p>201914610018</text:p>
          </table:table-cell>
          <table:table-cell office:value-type="string" calcext:value-type="string">
            <text:p>Jonatha da Silva Andrade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9.6428571428571" calcext:value-type="float">
            <text:p>99,6</text:p>
          </table:table-cell>
          <table:table-cell/>
          <table:table-cell table:formula="of:=(2020-[.D158])*10" office:value-type="float" office:value="10" calcext:value-type="float">
            <text:p>10</text:p>
          </table:table-cell>
          <table:table-cell table:formula="of:=40-(100-[.E158])" office:value-type="float" office:value="39.6428571428571" calcext:value-type="float">
            <text:p>40</text:p>
          </table:table-cell>
          <table:table-cell table:formula="of:=[.F158]+[.G158]+[.H158]" office:value-type="float" office:value="49.6428571428571" calcext:value-type="float">
            <text:p>50</text:p>
          </table:table-cell>
          <table:table-cell table:formula="of:=MOD([.A158];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914600020" calcext:value-type="float">
            <text:p>201914600020</text:p>
          </table:table-cell>
          <table:table-cell table:style-name="ce1" office:value-type="string" calcext:value-type="string">
            <text:p>Jardielly Sousa Nunes da Silva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9.6153846153846" calcext:value-type="float">
            <text:p>99,6</text:p>
          </table:table-cell>
          <table:table-cell/>
          <table:table-cell table:formula="of:=(2020-[.D159])*10" office:value-type="float" office:value="10" calcext:value-type="float">
            <text:p>10</text:p>
          </table:table-cell>
          <table:table-cell table:formula="of:=40-(100-[.E159])" office:value-type="float" office:value="39.6153846153846" calcext:value-type="float">
            <text:p>40</text:p>
          </table:table-cell>
          <table:table-cell table:formula="of:=[.F159]+[.G159]+[.H159]" office:value-type="float" office:value="49.6153846153846" calcext:value-type="float">
            <text:p>50</text:p>
          </table:table-cell>
          <table:table-cell table:formula="of:=MOD([.A159];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914600034" calcext:value-type="float">
            <text:p>201914600034</text:p>
          </table:table-cell>
          <table:table-cell office:value-type="string" calcext:value-type="string">
            <text:p>Maria Micaele Costa da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9.6153846153846" calcext:value-type="float">
            <text:p>99,6</text:p>
          </table:table-cell>
          <table:table-cell/>
          <table:table-cell table:formula="of:=(2020-[.D160])*10" office:value-type="float" office:value="10" calcext:value-type="float">
            <text:p>10</text:p>
          </table:table-cell>
          <table:table-cell table:formula="of:=40-(100-[.E160])" office:value-type="float" office:value="39.6153846153846" calcext:value-type="float">
            <text:p>40</text:p>
          </table:table-cell>
          <table:table-cell table:formula="of:=[.F160]+[.G160]+[.H160]" office:value-type="float" office:value="49.6153846153846" calcext:value-type="float">
            <text:p>50</text:p>
          </table:table-cell>
          <table:table-cell table:formula="of:=MOD([.A160];100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1914600004" calcext:value-type="float">
            <text:p>201914600004</text:p>
          </table:table-cell>
          <table:table-cell table:style-name="ce1" office:value-type="string" calcext:value-type="string">
            <text:p>Alice Francisca da Conceicao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9.5384615384615" calcext:value-type="float">
            <text:p>99,5</text:p>
          </table:table-cell>
          <table:table-cell/>
          <table:table-cell table:formula="of:=(2020-[.D161])*10" office:value-type="float" office:value="10" calcext:value-type="float">
            <text:p>10</text:p>
          </table:table-cell>
          <table:table-cell table:formula="of:=40-(100-[.E161])" office:value-type="float" office:value="39.5384615384615" calcext:value-type="float">
            <text:p>40</text:p>
          </table:table-cell>
          <table:table-cell table:formula="of:=[.F161]+[.G161]+[.H161]" office:value-type="float" office:value="49.5384615384615" calcext:value-type="float">
            <text:p>50</text:p>
          </table:table-cell>
          <table:table-cell table:formula="of:=MOD([.A161];10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914600017" calcext:value-type="float">
            <text:p>201914600017</text:p>
          </table:table-cell>
          <table:table-cell table:style-name="ce1" office:value-type="string" calcext:value-type="string">
            <text:p>Gabriela Marinho do Nascimento Santana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9.5384615384615" calcext:value-type="float">
            <text:p>99,5</text:p>
          </table:table-cell>
          <table:table-cell/>
          <table:table-cell table:formula="of:=(2020-[.D162])*10" office:value-type="float" office:value="10" calcext:value-type="float">
            <text:p>10</text:p>
          </table:table-cell>
          <table:table-cell table:formula="of:=40-(100-[.E162])" office:value-type="float" office:value="39.5384615384615" calcext:value-type="float">
            <text:p>40</text:p>
          </table:table-cell>
          <table:table-cell table:formula="of:=[.F162]+[.G162]+[.H162]" office:value-type="float" office:value="49.5384615384615" calcext:value-type="float">
            <text:p>50</text:p>
          </table:table-cell>
          <table:table-cell table:formula="of:=MOD([.A162];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914600029" calcext:value-type="float">
            <text:p>201914600029</text:p>
          </table:table-cell>
          <table:table-cell office:value-type="string" calcext:value-type="string">
            <text:p>Maria Eduarda da Silva Oliveir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9.5384615384615" calcext:value-type="float">
            <text:p>99,5</text:p>
          </table:table-cell>
          <table:table-cell/>
          <table:table-cell table:formula="of:=(2020-[.D163])*10" office:value-type="float" office:value="10" calcext:value-type="float">
            <text:p>10</text:p>
          </table:table-cell>
          <table:table-cell table:formula="of:=40-(100-[.E163])" office:value-type="float" office:value="39.5384615384615" calcext:value-type="float">
            <text:p>40</text:p>
          </table:table-cell>
          <table:table-cell table:formula="of:=[.F163]+[.G163]+[.H163]" office:value-type="float" office:value="49.5384615384615" calcext:value-type="float">
            <text:p>50</text:p>
          </table:table-cell>
          <table:table-cell table:formula="of:=MOD([.A163];100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1914610003" calcext:value-type="float">
            <text:p>201914610003</text:p>
          </table:table-cell>
          <table:table-cell office:value-type="string" calcext:value-type="string">
            <text:p>Andre Caua Silva Quirin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9.4285714285714" calcext:value-type="float">
            <text:p>99,4</text:p>
          </table:table-cell>
          <table:table-cell/>
          <table:table-cell table:formula="of:=(2020-[.D164])*10" office:value-type="float" office:value="10" calcext:value-type="float">
            <text:p>10</text:p>
          </table:table-cell>
          <table:table-cell table:formula="of:=40-(100-[.E164])" office:value-type="float" office:value="39.4285714285714" calcext:value-type="float">
            <text:p>39</text:p>
          </table:table-cell>
          <table:table-cell table:formula="of:=[.F164]+[.G164]+[.H164]" office:value-type="float" office:value="49.4285714285714" calcext:value-type="float">
            <text:p>49</text:p>
          </table:table-cell>
          <table:table-cell table:formula="of:=MOD([.A164];10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914610035" calcext:value-type="float">
            <text:p>201914610035</text:p>
          </table:table-cell>
          <table:table-cell office:value-type="string" calcext:value-type="string">
            <text:p>Rodrigo Clementino Gome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9.4285714285714" calcext:value-type="float">
            <text:p>99,4</text:p>
          </table:table-cell>
          <table:table-cell/>
          <table:table-cell table:formula="of:=(2020-[.D165])*10" office:value-type="float" office:value="10" calcext:value-type="float">
            <text:p>10</text:p>
          </table:table-cell>
          <table:table-cell table:formula="of:=40-(100-[.E165])" office:value-type="float" office:value="39.4285714285714" calcext:value-type="float">
            <text:p>39</text:p>
          </table:table-cell>
          <table:table-cell table:formula="of:=[.F165]+[.G165]+[.H165]" office:value-type="float" office:value="49.4285714285714" calcext:value-type="float">
            <text:p>49</text:p>
          </table:table-cell>
          <table:table-cell table:formula="of:=MOD([.A165];10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1914600039" calcext:value-type="float">
            <text:p>201914600039</text:p>
          </table:table-cell>
          <table:table-cell office:value-type="string" calcext:value-type="string">
            <text:p>Thays do Nascimento Alve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9.3846153846154" calcext:value-type="float">
            <text:p>99,4</text:p>
          </table:table-cell>
          <table:table-cell/>
          <table:table-cell table:formula="of:=(2020-[.D166])*10" office:value-type="float" office:value="10" calcext:value-type="float">
            <text:p>10</text:p>
          </table:table-cell>
          <table:table-cell table:formula="of:=40-(100-[.E166])" office:value-type="float" office:value="39.3846153846154" calcext:value-type="float">
            <text:p>39</text:p>
          </table:table-cell>
          <table:table-cell table:formula="of:=[.F166]+[.G166]+[.H166]" office:value-type="float" office:value="49.3846153846154" calcext:value-type="float">
            <text:p>49</text:p>
          </table:table-cell>
          <table:table-cell table:formula="of:=MOD([.A166];100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914600042" calcext:value-type="float">
            <text:p>201914600042</text:p>
          </table:table-cell>
          <table:table-cell office:value-type="string" calcext:value-type="string">
            <text:p>Wanessa Tayllane Goncalves dos Santo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9.3846153846154" calcext:value-type="float">
            <text:p>99,4</text:p>
          </table:table-cell>
          <table:table-cell/>
          <table:table-cell table:formula="of:=(2020-[.D167])*10" office:value-type="float" office:value="10" calcext:value-type="float">
            <text:p>10</text:p>
          </table:table-cell>
          <table:table-cell table:formula="of:=40-(100-[.E167])" office:value-type="float" office:value="39.3846153846154" calcext:value-type="float">
            <text:p>39</text:p>
          </table:table-cell>
          <table:table-cell table:formula="of:=[.F167]+[.G167]+[.H167]" office:value-type="float" office:value="49.3846153846154" calcext:value-type="float">
            <text:p>49</text:p>
          </table:table-cell>
          <table:table-cell table:formula="of:=MOD([.A167];100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914610015" calcext:value-type="float">
            <text:p>201914610015</text:p>
          </table:table-cell>
          <table:table-cell office:value-type="string" calcext:value-type="string">
            <text:p>Hisllayne Claudino de Lim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9.3571428571429" calcext:value-type="float">
            <text:p>99,4</text:p>
          </table:table-cell>
          <table:table-cell/>
          <table:table-cell table:formula="of:=(2020-[.D168])*10" office:value-type="float" office:value="10" calcext:value-type="float">
            <text:p>10</text:p>
          </table:table-cell>
          <table:table-cell table:formula="of:=40-(100-[.E168])" office:value-type="float" office:value="39.3571428571429" calcext:value-type="float">
            <text:p>39</text:p>
          </table:table-cell>
          <table:table-cell table:formula="of:=[.F168]+[.G168]+[.H168]" office:value-type="float" office:value="49.3571428571429" calcext:value-type="float">
            <text:p>49</text:p>
          </table:table-cell>
          <table:table-cell table:formula="of:=MOD([.A168];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914610025" calcext:value-type="float">
            <text:p>201914610025</text:p>
          </table:table-cell>
          <table:table-cell office:value-type="string" calcext:value-type="string">
            <text:p>Livia Maria Pereira Arauj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9.3571428571429" calcext:value-type="float">
            <text:p>99,4</text:p>
          </table:table-cell>
          <table:table-cell/>
          <table:table-cell table:formula="of:=(2020-[.D169])*10" office:value-type="float" office:value="10" calcext:value-type="float">
            <text:p>10</text:p>
          </table:table-cell>
          <table:table-cell table:formula="of:=40-(100-[.E169])" office:value-type="float" office:value="39.3571428571429" calcext:value-type="float">
            <text:p>39</text:p>
          </table:table-cell>
          <table:table-cell table:formula="of:=[.F169]+[.G169]+[.H169]" office:value-type="float" office:value="49.3571428571429" calcext:value-type="float">
            <text:p>49</text:p>
          </table:table-cell>
          <table:table-cell table:formula="of:=MOD([.A169];10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1914610036" calcext:value-type="float">
            <text:p>201914610036</text:p>
          </table:table-cell>
          <table:table-cell office:value-type="string" calcext:value-type="string">
            <text:p>Roberta Caroline da Silva Medeir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9.3571428571429" calcext:value-type="float">
            <text:p>99,4</text:p>
          </table:table-cell>
          <table:table-cell/>
          <table:table-cell table:formula="of:=(2020-[.D170])*10" office:value-type="float" office:value="10" calcext:value-type="float">
            <text:p>10</text:p>
          </table:table-cell>
          <table:table-cell table:formula="of:=40-(100-[.E170])" office:value-type="float" office:value="39.3571428571429" calcext:value-type="float">
            <text:p>39</text:p>
          </table:table-cell>
          <table:table-cell table:formula="of:=[.F170]+[.G170]+[.H170]" office:value-type="float" office:value="49.3571428571429" calcext:value-type="float">
            <text:p>49</text:p>
          </table:table-cell>
          <table:table-cell table:formula="of:=MOD([.A170];100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1914610039" calcext:value-type="float">
            <text:p>201914610039</text:p>
          </table:table-cell>
          <table:table-cell office:value-type="string" calcext:value-type="string">
            <text:p>Ryan Carlos Figueiredo de Souz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9.3571428571429" calcext:value-type="float">
            <text:p>99,4</text:p>
          </table:table-cell>
          <table:table-cell/>
          <table:table-cell table:formula="of:=(2020-[.D171])*10" office:value-type="float" office:value="10" calcext:value-type="float">
            <text:p>10</text:p>
          </table:table-cell>
          <table:table-cell table:formula="of:=40-(100-[.E171])" office:value-type="float" office:value="39.3571428571429" calcext:value-type="float">
            <text:p>39</text:p>
          </table:table-cell>
          <table:table-cell table:formula="of:=[.F171]+[.G171]+[.H171]" office:value-type="float" office:value="49.3571428571429" calcext:value-type="float">
            <text:p>49</text:p>
          </table:table-cell>
          <table:table-cell table:formula="of:=MOD([.A171];100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914610043" calcext:value-type="float">
            <text:p>201914610043</text:p>
          </table:table-cell>
          <table:table-cell office:value-type="string" calcext:value-type="string">
            <text:p>Yan Elias Santos de Souz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9.3571428571429" calcext:value-type="float">
            <text:p>99,4</text:p>
          </table:table-cell>
          <table:table-cell/>
          <table:table-cell table:formula="of:=(2020-[.D172])*10" office:value-type="float" office:value="10" calcext:value-type="float">
            <text:p>10</text:p>
          </table:table-cell>
          <table:table-cell table:formula="of:=40-(100-[.E172])" office:value-type="float" office:value="39.3571428571429" calcext:value-type="float">
            <text:p>39</text:p>
          </table:table-cell>
          <table:table-cell table:formula="of:=[.F172]+[.G172]+[.H172]" office:value-type="float" office:value="49.3571428571429" calcext:value-type="float">
            <text:p>49</text:p>
          </table:table-cell>
          <table:table-cell table:formula="of:=MOD([.A172];100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1914610020" calcext:value-type="float">
            <text:p>201914610020</text:p>
          </table:table-cell>
          <table:table-cell office:value-type="string" calcext:value-type="string">
            <text:p>Julia Rossana Fortunato Madrug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9.2142857142857" calcext:value-type="float">
            <text:p>99,2</text:p>
          </table:table-cell>
          <table:table-cell/>
          <table:table-cell table:formula="of:=(2020-[.D173])*10" office:value-type="float" office:value="10" calcext:value-type="float">
            <text:p>10</text:p>
          </table:table-cell>
          <table:table-cell table:formula="of:=40-(100-[.E173])" office:value-type="float" office:value="39.2142857142857" calcext:value-type="float">
            <text:p>39</text:p>
          </table:table-cell>
          <table:table-cell table:formula="of:=[.F173]+[.G173]+[.H173]" office:value-type="float" office:value="49.2142857142857" calcext:value-type="float">
            <text:p>49</text:p>
          </table:table-cell>
          <table:table-cell table:formula="of:=MOD([.A173];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914610023" calcext:value-type="float">
            <text:p>201914610023</text:p>
          </table:table-cell>
          <table:table-cell office:value-type="string" calcext:value-type="string">
            <text:p>Klayven Pierry Duarte Quirin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9.2142857142857" calcext:value-type="float">
            <text:p>99,2</text:p>
          </table:table-cell>
          <table:table-cell/>
          <table:table-cell table:formula="of:=(2020-[.D174])*10" office:value-type="float" office:value="10" calcext:value-type="float">
            <text:p>10</text:p>
          </table:table-cell>
          <table:table-cell table:formula="of:=40-(100-[.E174])" office:value-type="float" office:value="39.2142857142857" calcext:value-type="float">
            <text:p>39</text:p>
          </table:table-cell>
          <table:table-cell table:formula="of:=[.F174]+[.G174]+[.H174]" office:value-type="float" office:value="49.2142857142857" calcext:value-type="float">
            <text:p>49</text:p>
          </table:table-cell>
          <table:table-cell table:formula="of:=MOD([.A174];10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914610034" calcext:value-type="float">
            <text:p>201914610034</text:p>
          </table:table-cell>
          <table:table-cell office:value-type="string" calcext:value-type="string">
            <text:p>Pedro Peixoto Viana de Oliv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9.1428571428571" calcext:value-type="float">
            <text:p>99,1</text:p>
          </table:table-cell>
          <table:table-cell/>
          <table:table-cell table:formula="of:=(2020-[.D175])*10" office:value-type="float" office:value="10" calcext:value-type="float">
            <text:p>10</text:p>
          </table:table-cell>
          <table:table-cell table:formula="of:=40-(100-[.E175])" office:value-type="float" office:value="39.1428571428571" calcext:value-type="float">
            <text:p>39</text:p>
          </table:table-cell>
          <table:table-cell table:formula="of:=[.F175]+[.G175]+[.H175]" office:value-type="float" office:value="49.1428571428571" calcext:value-type="float">
            <text:p>49</text:p>
          </table:table-cell>
          <table:table-cell table:formula="of:=MOD([.A175];100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1914600024" calcext:value-type="float">
            <text:p>201914600024</text:p>
          </table:table-cell>
          <table:table-cell office:value-type="string" calcext:value-type="string">
            <text:p>Kayllane Castro dos Santo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9.0769230769231" calcext:value-type="float">
            <text:p>99,1</text:p>
          </table:table-cell>
          <table:table-cell/>
          <table:table-cell table:formula="of:=(2020-[.D176])*10" office:value-type="float" office:value="10" calcext:value-type="float">
            <text:p>10</text:p>
          </table:table-cell>
          <table:table-cell table:formula="of:=40-(100-[.E176])" office:value-type="float" office:value="39.0769230769231" calcext:value-type="float">
            <text:p>39</text:p>
          </table:table-cell>
          <table:table-cell table:formula="of:=[.F176]+[.G176]+[.H176]" office:value-type="float" office:value="49.0769230769231" calcext:value-type="float">
            <text:p>49</text:p>
          </table:table-cell>
          <table:table-cell table:formula="of:=MOD([.A176];10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1914610004" calcext:value-type="float">
            <text:p>201914610004</text:p>
          </table:table-cell>
          <table:table-cell office:value-type="string" calcext:value-type="string">
            <text:p>Avilla Rebeca Soares de Morai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9" calcext:value-type="float">
            <text:p>99,0</text:p>
          </table:table-cell>
          <table:table-cell/>
          <table:table-cell table:formula="of:=(2020-[.D177])*10" office:value-type="float" office:value="10" calcext:value-type="float">
            <text:p>10</text:p>
          </table:table-cell>
          <table:table-cell table:formula="of:=40-(100-[.E177])" office:value-type="float" office:value="39" calcext:value-type="float">
            <text:p>39</text:p>
          </table:table-cell>
          <table:table-cell table:formula="of:=[.F177]+[.G177]+[.H177]" office:value-type="float" office:value="49" calcext:value-type="float">
            <text:p>49</text:p>
          </table:table-cell>
          <table:table-cell table:formula="of:=MOD([.A177];10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914610006" calcext:value-type="float">
            <text:p>201914610006</text:p>
          </table:table-cell>
          <table:table-cell office:value-type="string" calcext:value-type="string">
            <text:p>Andrielly Silva Souz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8.9285714285714" calcext:value-type="float">
            <text:p>98,9</text:p>
          </table:table-cell>
          <table:table-cell/>
          <table:table-cell table:formula="of:=(2020-[.D178])*10" office:value-type="float" office:value="10" calcext:value-type="float">
            <text:p>10</text:p>
          </table:table-cell>
          <table:table-cell table:formula="of:=40-(100-[.E178])" office:value-type="float" office:value="38.9285714285714" calcext:value-type="float">
            <text:p>39</text:p>
          </table:table-cell>
          <table:table-cell table:formula="of:=[.F178]+[.G178]+[.H178]" office:value-type="float" office:value="48.9285714285714" calcext:value-type="float">
            <text:p>49</text:p>
          </table:table-cell>
          <table:table-cell table:formula="of:=MOD([.A178];10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914600010" calcext:value-type="float">
            <text:p>201914600010</text:p>
          </table:table-cell>
          <table:table-cell table:style-name="ce1" office:value-type="string" calcext:value-type="string">
            <text:p>Cecilia Vieira de Melo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8.8461538461538" calcext:value-type="float">
            <text:p>98,8</text:p>
          </table:table-cell>
          <table:table-cell/>
          <table:table-cell table:formula="of:=(2020-[.D179])*10" office:value-type="float" office:value="10" calcext:value-type="float">
            <text:p>10</text:p>
          </table:table-cell>
          <table:table-cell table:formula="of:=40-(100-[.E179])" office:value-type="float" office:value="38.8461538461538" calcext:value-type="float">
            <text:p>39</text:p>
          </table:table-cell>
          <table:table-cell table:formula="of:=[.F179]+[.G179]+[.H179]" office:value-type="float" office:value="48.8461538461538" calcext:value-type="float">
            <text:p>49</text:p>
          </table:table-cell>
          <table:table-cell table:formula="of:=MOD([.A179];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914600014" calcext:value-type="float">
            <text:p>201914600014</text:p>
          </table:table-cell>
          <table:table-cell table:style-name="ce1" office:value-type="string" calcext:value-type="string">
            <text:p>Erika Vitoria Lucas de Oliveira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8.7692307692308" calcext:value-type="float">
            <text:p>98,8</text:p>
          </table:table-cell>
          <table:table-cell/>
          <table:table-cell table:formula="of:=(2020-[.D180])*10" office:value-type="float" office:value="10" calcext:value-type="float">
            <text:p>10</text:p>
          </table:table-cell>
          <table:table-cell table:formula="of:=40-(100-[.E180])" office:value-type="float" office:value="38.7692307692308" calcext:value-type="float">
            <text:p>39</text:p>
          </table:table-cell>
          <table:table-cell table:formula="of:=[.F180]+[.G180]+[.H180]" office:value-type="float" office:value="48.7692307692308" calcext:value-type="float">
            <text:p>49</text:p>
          </table:table-cell>
          <table:table-cell table:formula="of:=MOD([.A180];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914600041" calcext:value-type="float">
            <text:p>201914600041</text:p>
          </table:table-cell>
          <table:table-cell office:value-type="string" calcext:value-type="string">
            <text:p>Vinycius Oliveira Nunes de Souz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8.7692307692308" calcext:value-type="float">
            <text:p>98,8</text:p>
          </table:table-cell>
          <table:table-cell/>
          <table:table-cell table:formula="of:=(2020-[.D181])*10" office:value-type="float" office:value="10" calcext:value-type="float">
            <text:p>10</text:p>
          </table:table-cell>
          <table:table-cell table:formula="of:=40-(100-[.E181])" office:value-type="float" office:value="38.7692307692308" calcext:value-type="float">
            <text:p>39</text:p>
          </table:table-cell>
          <table:table-cell table:formula="of:=[.F181]+[.G181]+[.H181]" office:value-type="float" office:value="48.7692307692308" calcext:value-type="float">
            <text:p>49</text:p>
          </table:table-cell>
          <table:table-cell table:formula="of:=MOD([.A181];100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914610024" calcext:value-type="float">
            <text:p>201914610024</text:p>
          </table:table-cell>
          <table:table-cell office:value-type="string" calcext:value-type="string">
            <text:p>Layanne Camilly de Arruda Gome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8.7142857142857" calcext:value-type="float">
            <text:p>98,7</text:p>
          </table:table-cell>
          <table:table-cell/>
          <table:table-cell table:formula="of:=(2020-[.D182])*10" office:value-type="float" office:value="10" calcext:value-type="float">
            <text:p>10</text:p>
          </table:table-cell>
          <table:table-cell table:formula="of:=40-(100-[.E182])" office:value-type="float" office:value="38.7142857142857" calcext:value-type="float">
            <text:p>39</text:p>
          </table:table-cell>
          <table:table-cell table:formula="of:=[.F182]+[.G182]+[.H182]" office:value-type="float" office:value="48.7142857142857" calcext:value-type="float">
            <text:p>49</text:p>
          </table:table-cell>
          <table:table-cell table:formula="of:=MOD([.A182];10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1914610012" calcext:value-type="float">
            <text:p>201914610012</text:p>
          </table:table-cell>
          <table:table-cell office:value-type="string" calcext:value-type="string">
            <text:p>Guilherme Pires Dionisi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8.6428571428571" calcext:value-type="float">
            <text:p>98,6</text:p>
          </table:table-cell>
          <table:table-cell/>
          <table:table-cell table:formula="of:=(2020-[.D183])*10" office:value-type="float" office:value="10" calcext:value-type="float">
            <text:p>10</text:p>
          </table:table-cell>
          <table:table-cell table:formula="of:=40-(100-[.E183])" office:value-type="float" office:value="38.6428571428571" calcext:value-type="float">
            <text:p>39</text:p>
          </table:table-cell>
          <table:table-cell table:formula="of:=[.F183]+[.G183]+[.H183]" office:value-type="float" office:value="48.6428571428571" calcext:value-type="float">
            <text:p>49</text:p>
          </table:table-cell>
          <table:table-cell table:formula="of:=MOD([.A183];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914600011" calcext:value-type="float">
            <text:p>201914600011</text:p>
          </table:table-cell>
          <table:table-cell table:style-name="ce1" office:value-type="string" calcext:value-type="string">
            <text:p>Elisson Jose da Silva Santos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8.5384615384615" calcext:value-type="float">
            <text:p>98,5</text:p>
          </table:table-cell>
          <table:table-cell/>
          <table:table-cell table:formula="of:=(2020-[.D184])*10" office:value-type="float" office:value="10" calcext:value-type="float">
            <text:p>10</text:p>
          </table:table-cell>
          <table:table-cell table:formula="of:=40-(100-[.E184])" office:value-type="float" office:value="38.5384615384615" calcext:value-type="float">
            <text:p>39</text:p>
          </table:table-cell>
          <table:table-cell table:formula="of:=[.F184]+[.G184]+[.H184]" office:value-type="float" office:value="48.5384615384615" calcext:value-type="float">
            <text:p>49</text:p>
          </table:table-cell>
          <table:table-cell table:formula="of:=MOD([.A184];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914610014" calcext:value-type="float">
            <text:p>201914610014</text:p>
          </table:table-cell>
          <table:table-cell office:value-type="string" calcext:value-type="string">
            <text:p>Ghislaynne Maria Freitas de Andrade Oliv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8.4285714285714" calcext:value-type="float">
            <text:p>98,4</text:p>
          </table:table-cell>
          <table:table-cell/>
          <table:table-cell table:formula="of:=(2020-[.D185])*10" office:value-type="float" office:value="10" calcext:value-type="float">
            <text:p>10</text:p>
          </table:table-cell>
          <table:table-cell table:formula="of:=40-(100-[.E185])" office:value-type="float" office:value="38.4285714285714" calcext:value-type="float">
            <text:p>38</text:p>
          </table:table-cell>
          <table:table-cell table:formula="of:=[.F185]+[.G185]+[.H185]" office:value-type="float" office:value="48.4285714285714" calcext:value-type="float">
            <text:p>48</text:p>
          </table:table-cell>
          <table:table-cell table:formula="of:=MOD([.A185];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914610028" calcext:value-type="float">
            <text:p>201914610028</text:p>
          </table:table-cell>
          <table:table-cell office:value-type="string" calcext:value-type="string">
            <text:p>Marcyelle de Souza Vi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8.4285714285714" calcext:value-type="float">
            <text:p>98,4</text:p>
          </table:table-cell>
          <table:table-cell/>
          <table:table-cell table:formula="of:=(2020-[.D186])*10" office:value-type="float" office:value="10" calcext:value-type="float">
            <text:p>10</text:p>
          </table:table-cell>
          <table:table-cell table:formula="of:=40-(100-[.E186])" office:value-type="float" office:value="38.4285714285714" calcext:value-type="float">
            <text:p>38</text:p>
          </table:table-cell>
          <table:table-cell table:formula="of:=[.F186]+[.G186]+[.H186]" office:value-type="float" office:value="48.4285714285714" calcext:value-type="float">
            <text:p>48</text:p>
          </table:table-cell>
          <table:table-cell table:formula="of:=MOD([.A186];10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1914600023" calcext:value-type="float">
            <text:p>201914600023</text:p>
          </table:table-cell>
          <table:table-cell table:style-name="ce1" office:value-type="string" calcext:value-type="string">
            <text:p>Kauane Mendes da Silva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8.3846153846154" calcext:value-type="float">
            <text:p>98,4</text:p>
          </table:table-cell>
          <table:table-cell/>
          <table:table-cell table:formula="of:=(2020-[.D187])*10" office:value-type="float" office:value="10" calcext:value-type="float">
            <text:p>10</text:p>
          </table:table-cell>
          <table:table-cell table:formula="of:=40-(100-[.E187])" office:value-type="float" office:value="38.3846153846154" calcext:value-type="float">
            <text:p>38</text:p>
          </table:table-cell>
          <table:table-cell table:formula="of:=[.F187]+[.G187]+[.H187]" office:value-type="float" office:value="48.3846153846154" calcext:value-type="float">
            <text:p>48</text:p>
          </table:table-cell>
          <table:table-cell table:formula="of:=MOD([.A187];10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914610009" calcext:value-type="float">
            <text:p>201914610009</text:p>
          </table:table-cell>
          <table:table-cell office:value-type="string" calcext:value-type="string">
            <text:p>Eduarda Evangelista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8.3571428571429" calcext:value-type="float">
            <text:p>98,4</text:p>
          </table:table-cell>
          <table:table-cell/>
          <table:table-cell table:formula="of:=(2020-[.D188])*10" office:value-type="float" office:value="10" calcext:value-type="float">
            <text:p>10</text:p>
          </table:table-cell>
          <table:table-cell table:formula="of:=40-(100-[.E188])" office:value-type="float" office:value="38.3571428571429" calcext:value-type="float">
            <text:p>38</text:p>
          </table:table-cell>
          <table:table-cell table:formula="of:=[.F188]+[.G188]+[.H188]" office:value-type="float" office:value="48.3571428571429" calcext:value-type="float">
            <text:p>48</text:p>
          </table:table-cell>
          <table:table-cell table:formula="of:=MOD([.A188];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914600026" calcext:value-type="float">
            <text:p>201914600026</text:p>
          </table:table-cell>
          <table:table-cell office:value-type="string" calcext:value-type="string">
            <text:p>Leticia Camille da Silva Fernande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8.3076923076923" calcext:value-type="float">
            <text:p>98,3</text:p>
          </table:table-cell>
          <table:table-cell/>
          <table:table-cell table:formula="of:=(2020-[.D189])*10" office:value-type="float" office:value="10" calcext:value-type="float">
            <text:p>10</text:p>
          </table:table-cell>
          <table:table-cell table:formula="of:=40-(100-[.E189])" office:value-type="float" office:value="38.3076923076923" calcext:value-type="float">
            <text:p>38</text:p>
          </table:table-cell>
          <table:table-cell table:formula="of:=[.F189]+[.G189]+[.H189]" office:value-type="float" office:value="48.3076923076923" calcext:value-type="float">
            <text:p>48</text:p>
          </table:table-cell>
          <table:table-cell table:formula="of:=MOD([.A189];10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1914610032" calcext:value-type="float">
            <text:p>201914610032</text:p>
          </table:table-cell>
          <table:table-cell office:value-type="string" calcext:value-type="string">
            <text:p>Milenna Xavier Marinh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8.1428571428571" calcext:value-type="float">
            <text:p>98,1</text:p>
          </table:table-cell>
          <table:table-cell/>
          <table:table-cell table:formula="of:=(2020-[.D190])*10" office:value-type="float" office:value="10" calcext:value-type="float">
            <text:p>10</text:p>
          </table:table-cell>
          <table:table-cell table:formula="of:=40-(100-[.E190])" office:value-type="float" office:value="38.1428571428571" calcext:value-type="float">
            <text:p>38</text:p>
          </table:table-cell>
          <table:table-cell table:formula="of:=[.F190]+[.G190]+[.H190]" office:value-type="float" office:value="48.1428571428571" calcext:value-type="float">
            <text:p>48</text:p>
          </table:table-cell>
          <table:table-cell table:formula="of:=MOD([.A190];10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1914600025" calcext:value-type="float">
            <text:p>201914600025</text:p>
          </table:table-cell>
          <table:table-cell office:value-type="string" calcext:value-type="string">
            <text:p>Larissa Soares de Arauj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7.7692307692308" calcext:value-type="float">
            <text:p>97,8</text:p>
          </table:table-cell>
          <table:table-cell/>
          <table:table-cell table:formula="of:=(2020-[.D191])*10" office:value-type="float" office:value="10" calcext:value-type="float">
            <text:p>10</text:p>
          </table:table-cell>
          <table:table-cell table:formula="of:=40-(100-[.E191])" office:value-type="float" office:value="37.7692307692308" calcext:value-type="float">
            <text:p>38</text:p>
          </table:table-cell>
          <table:table-cell table:formula="of:=[.F191]+[.G191]+[.H191]" office:value-type="float" office:value="47.7692307692308" calcext:value-type="float">
            <text:p>48</text:p>
          </table:table-cell>
          <table:table-cell table:formula="of:=MOD([.A191];10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1914600031" calcext:value-type="float">
            <text:p>201914600031</text:p>
          </table:table-cell>
          <table:table-cell office:value-type="string" calcext:value-type="string">
            <text:p>Maria Eduarda Moura Henrique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7.7692307692308" calcext:value-type="float">
            <text:p>97,8</text:p>
          </table:table-cell>
          <table:table-cell/>
          <table:table-cell table:formula="of:=(2020-[.D192])*10" office:value-type="float" office:value="10" calcext:value-type="float">
            <text:p>10</text:p>
          </table:table-cell>
          <table:table-cell table:formula="of:=40-(100-[.E192])" office:value-type="float" office:value="37.7692307692308" calcext:value-type="float">
            <text:p>38</text:p>
          </table:table-cell>
          <table:table-cell table:formula="of:=[.F192]+[.G192]+[.H192]" office:value-type="float" office:value="47.7692307692308" calcext:value-type="float">
            <text:p>48</text:p>
          </table:table-cell>
          <table:table-cell table:formula="of:=MOD([.A192];100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1914600037" calcext:value-type="float">
            <text:p>201914600037</text:p>
          </table:table-cell>
          <table:table-cell office:value-type="string" calcext:value-type="string">
            <text:p>Petherson Francisco de Lim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7.7692307692308" calcext:value-type="float">
            <text:p>97,8</text:p>
          </table:table-cell>
          <table:table-cell/>
          <table:table-cell table:formula="of:=(2020-[.D193])*10" office:value-type="float" office:value="10" calcext:value-type="float">
            <text:p>10</text:p>
          </table:table-cell>
          <table:table-cell table:formula="of:=40-(100-[.E193])" office:value-type="float" office:value="37.7692307692308" calcext:value-type="float">
            <text:p>38</text:p>
          </table:table-cell>
          <table:table-cell table:formula="of:=[.F193]+[.G193]+[.H193]" office:value-type="float" office:value="47.7692307692308" calcext:value-type="float">
            <text:p>48</text:p>
          </table:table-cell>
          <table:table-cell table:formula="of:=MOD([.A193];100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1914610011" calcext:value-type="float">
            <text:p>201914610011</text:p>
          </table:table-cell>
          <table:table-cell office:value-type="string" calcext:value-type="string">
            <text:p>Ewerton Dias Per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7.6428571428571" calcext:value-type="float">
            <text:p>97,6</text:p>
          </table:table-cell>
          <table:table-cell/>
          <table:table-cell table:formula="of:=(2020-[.D194])*10" office:value-type="float" office:value="10" calcext:value-type="float">
            <text:p>10</text:p>
          </table:table-cell>
          <table:table-cell table:formula="of:=40-(100-[.E194])" office:value-type="float" office:value="37.6428571428571" calcext:value-type="float">
            <text:p>38</text:p>
          </table:table-cell>
          <table:table-cell table:formula="of:=[.F194]+[.G194]+[.H194]" office:value-type="float" office:value="47.6428571428571" calcext:value-type="float">
            <text:p>48</text:p>
          </table:table-cell>
          <table:table-cell table:formula="of:=MOD([.A194];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914600001" calcext:value-type="float">
            <text:p>201914600001</text:p>
          </table:table-cell>
          <table:table-cell table:style-name="ce1" office:value-type="string" calcext:value-type="string">
            <text:p>Ademario Bruno Galdino da Silva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7.6153846153846" calcext:value-type="float">
            <text:p>97,6</text:p>
          </table:table-cell>
          <table:table-cell/>
          <table:table-cell table:formula="of:=(2020-[.D195])*10" office:value-type="float" office:value="10" calcext:value-type="float">
            <text:p>10</text:p>
          </table:table-cell>
          <table:table-cell table:formula="of:=40-(100-[.E195])" office:value-type="float" office:value="37.6153846153846" calcext:value-type="float">
            <text:p>38</text:p>
          </table:table-cell>
          <table:table-cell table:formula="of:=[.F195]+[.G195]+[.H195]" office:value-type="float" office:value="47.6153846153846" calcext:value-type="float">
            <text:p>48</text:p>
          </table:table-cell>
          <table:table-cell table:formula="of:=MOD([.A195];10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914600021" calcext:value-type="float">
            <text:p>201914600021</text:p>
          </table:table-cell>
          <table:table-cell table:style-name="ce1" office:value-type="string" calcext:value-type="string">
            <text:p>Jenifer Lima da Silva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7.3846153846154" calcext:value-type="float">
            <text:p>97,4</text:p>
          </table:table-cell>
          <table:table-cell/>
          <table:table-cell table:formula="of:=(2020-[.D196])*10" office:value-type="float" office:value="10" calcext:value-type="float">
            <text:p>10</text:p>
          </table:table-cell>
          <table:table-cell table:formula="of:=40-(100-[.E196])" office:value-type="float" office:value="37.3846153846154" calcext:value-type="float">
            <text:p>37</text:p>
          </table:table-cell>
          <table:table-cell table:formula="of:=[.F196]+[.G196]+[.H196]" office:value-type="float" office:value="47.3846153846154" calcext:value-type="float">
            <text:p>47</text:p>
          </table:table-cell>
          <table:table-cell table:formula="of:=MOD([.A196];1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914610007" calcext:value-type="float">
            <text:p>201914610007</text:p>
          </table:table-cell>
          <table:table-cell office:value-type="string" calcext:value-type="string">
            <text:p>Davi Henrique da Silva Medeir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7.3571428571429" calcext:value-type="float">
            <text:p>97,4</text:p>
          </table:table-cell>
          <table:table-cell/>
          <table:table-cell table:formula="of:=(2020-[.D197])*10" office:value-type="float" office:value="10" calcext:value-type="float">
            <text:p>10</text:p>
          </table:table-cell>
          <table:table-cell table:formula="of:=40-(100-[.E197])" office:value-type="float" office:value="37.3571428571429" calcext:value-type="float">
            <text:p>37</text:p>
          </table:table-cell>
          <table:table-cell table:formula="of:=[.F197]+[.G197]+[.H197]" office:value-type="float" office:value="47.3571428571429" calcext:value-type="float">
            <text:p>47</text:p>
          </table:table-cell>
          <table:table-cell table:formula="of:=MOD([.A197];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914600016" calcext:value-type="float">
            <text:p>201914600016</text:p>
          </table:table-cell>
          <table:table-cell table:style-name="ce1" office:value-type="string" calcext:value-type="string">
            <text:p>Eshiley Vitoria Lindolfo Uchoa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7" calcext:value-type="float">
            <text:p>97,0</text:p>
          </table:table-cell>
          <table:table-cell/>
          <table:table-cell table:formula="of:=(2020-[.D198])*10" office:value-type="float" office:value="10" calcext:value-type="float">
            <text:p>10</text:p>
          </table:table-cell>
          <table:table-cell table:formula="of:=40-(100-[.E198])" office:value-type="float" office:value="37" calcext:value-type="float">
            <text:p>37</text:p>
          </table:table-cell>
          <table:table-cell table:formula="of:=[.F198]+[.G198]+[.H198]" office:value-type="float" office:value="47" calcext:value-type="float">
            <text:p>47</text:p>
          </table:table-cell>
          <table:table-cell table:formula="of:=MOD([.A198];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914610038" calcext:value-type="float">
            <text:p>201914610038</text:p>
          </table:table-cell>
          <table:table-cell office:value-type="string" calcext:value-type="string">
            <text:p>Ruan Silva de Queiroz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7" calcext:value-type="float">
            <text:p>97,0</text:p>
          </table:table-cell>
          <table:table-cell/>
          <table:table-cell table:formula="of:=(2020-[.D199])*10" office:value-type="float" office:value="10" calcext:value-type="float">
            <text:p>10</text:p>
          </table:table-cell>
          <table:table-cell table:formula="of:=40-(100-[.E199])" office:value-type="float" office:value="37" calcext:value-type="float">
            <text:p>37</text:p>
          </table:table-cell>
          <table:table-cell table:formula="of:=[.F199]+[.G199]+[.H199]" office:value-type="float" office:value="47" calcext:value-type="float">
            <text:p>47</text:p>
          </table:table-cell>
          <table:table-cell table:formula="of:=MOD([.A199];100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914600030" calcext:value-type="float">
            <text:p>201914600030</text:p>
          </table:table-cell>
          <table:table-cell office:value-type="string" calcext:value-type="string">
            <text:p>Maria Eduarda Mendes Rolim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6.9230769230769" calcext:value-type="float">
            <text:p>96,9</text:p>
          </table:table-cell>
          <table:table-cell/>
          <table:table-cell table:formula="of:=(2020-[.D200])*10" office:value-type="float" office:value="10" calcext:value-type="float">
            <text:p>10</text:p>
          </table:table-cell>
          <table:table-cell table:formula="of:=40-(100-[.E200])" office:value-type="float" office:value="36.9230769230769" calcext:value-type="float">
            <text:p>37</text:p>
          </table:table-cell>
          <table:table-cell table:formula="of:=[.F200]+[.G200]+[.H200]" office:value-type="float" office:value="46.9230769230769" calcext:value-type="float">
            <text:p>47</text:p>
          </table:table-cell>
          <table:table-cell table:formula="of:=MOD([.A200];10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1914600012" calcext:value-type="float">
            <text:p>201914600012</text:p>
          </table:table-cell>
          <table:table-cell table:style-name="ce1" office:value-type="string" calcext:value-type="string">
            <text:p>Emilly Victoria Ferraz do Nascimento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6.8461538461538" calcext:value-type="float">
            <text:p>96,8</text:p>
          </table:table-cell>
          <table:table-cell/>
          <table:table-cell table:formula="of:=(2020-[.D201])*10" office:value-type="float" office:value="10" calcext:value-type="float">
            <text:p>10</text:p>
          </table:table-cell>
          <table:table-cell table:formula="of:=40-(100-[.E201])" office:value-type="float" office:value="36.8461538461538" calcext:value-type="float">
            <text:p>37</text:p>
          </table:table-cell>
          <table:table-cell table:formula="of:=[.F201]+[.G201]+[.H201]" office:value-type="float" office:value="46.8461538461538" calcext:value-type="float">
            <text:p>47</text:p>
          </table:table-cell>
          <table:table-cell table:formula="of:=MOD([.A201];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914600028" calcext:value-type="float">
            <text:p>201914600028</text:p>
          </table:table-cell>
          <table:table-cell office:value-type="string" calcext:value-type="string">
            <text:p>Maria Eduarda Andrade de Morai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6.8461538461538" calcext:value-type="float">
            <text:p>96,8</text:p>
          </table:table-cell>
          <table:table-cell/>
          <table:table-cell table:formula="of:=(2020-[.D202])*10" office:value-type="float" office:value="10" calcext:value-type="float">
            <text:p>10</text:p>
          </table:table-cell>
          <table:table-cell table:formula="of:=40-(100-[.E202])" office:value-type="float" office:value="36.8461538461538" calcext:value-type="float">
            <text:p>37</text:p>
          </table:table-cell>
          <table:table-cell table:formula="of:=[.F202]+[.G202]+[.H202]" office:value-type="float" office:value="46.8461538461538" calcext:value-type="float">
            <text:p>47</text:p>
          </table:table-cell>
          <table:table-cell table:formula="of:=MOD([.A202];10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1914610026" calcext:value-type="float">
            <text:p>201914610026</text:p>
          </table:table-cell>
          <table:table-cell office:value-type="string" calcext:value-type="string">
            <text:p>Luis Eduardo de Souz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6.7142857142857" calcext:value-type="float">
            <text:p>96,7</text:p>
          </table:table-cell>
          <table:table-cell/>
          <table:table-cell table:formula="of:=(2020-[.D203])*10" office:value-type="float" office:value="10" calcext:value-type="float">
            <text:p>10</text:p>
          </table:table-cell>
          <table:table-cell table:formula="of:=40-(100-[.E203])" office:value-type="float" office:value="36.7142857142857" calcext:value-type="float">
            <text:p>37</text:p>
          </table:table-cell>
          <table:table-cell table:formula="of:=[.F203]+[.G203]+[.H203]" office:value-type="float" office:value="46.7142857142857" calcext:value-type="float">
            <text:p>47</text:p>
          </table:table-cell>
          <table:table-cell table:formula="of:=MOD([.A203];10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1814610020" calcext:value-type="float">
            <text:p>201814610020</text:p>
          </table:table-cell>
          <table:table-cell office:value-type="string" calcext:value-type="string">
            <text:p>Jose Vinicius Vitorino de Oliv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86.6153846153846" calcext:value-type="float">
            <text:p>86,6</text:p>
          </table:table-cell>
          <table:table-cell/>
          <table:table-cell table:formula="of:=(2020-[.D204])*10" office:value-type="float" office:value="20" calcext:value-type="float">
            <text:p>20</text:p>
          </table:table-cell>
          <table:table-cell table:formula="of:=40-(100-[.E204])" office:value-type="float" office:value="26.6153846153846" calcext:value-type="float">
            <text:p>27</text:p>
          </table:table-cell>
          <table:table-cell table:formula="of:=[.F204]+[.G204]+[.H204]" office:value-type="float" office:value="46.6153846153846" calcext:value-type="float">
            <text:p>47</text:p>
          </table:table-cell>
          <table:table-cell table:formula="of:=MOD([.A204];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914610001" calcext:value-type="float">
            <text:p>201914610001</text:p>
          </table:table-cell>
          <table:table-cell office:value-type="string" calcext:value-type="string">
            <text:p>Aldson Ayres de Oliv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6.4285714285714" calcext:value-type="float">
            <text:p>96,4</text:p>
          </table:table-cell>
          <table:table-cell/>
          <table:table-cell table:formula="of:=(2020-[.D205])*10" office:value-type="float" office:value="10" calcext:value-type="float">
            <text:p>10</text:p>
          </table:table-cell>
          <table:table-cell table:formula="of:=40-(100-[.E205])" office:value-type="float" office:value="36.4285714285714" calcext:value-type="float">
            <text:p>36</text:p>
          </table:table-cell>
          <table:table-cell table:formula="of:=[.F205]+[.G205]+[.H205]" office:value-type="float" office:value="46.4285714285714" calcext:value-type="float">
            <text:p>46</text:p>
          </table:table-cell>
          <table:table-cell table:formula="of:=MOD([.A205];10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914600038" calcext:value-type="float">
            <text:p>201914600038</text:p>
          </table:table-cell>
          <table:table-cell office:value-type="string" calcext:value-type="string">
            <text:p>Ricardo Aristides da Silva Junior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6.0769230769231" calcext:value-type="float">
            <text:p>96,1</text:p>
          </table:table-cell>
          <table:table-cell/>
          <table:table-cell table:formula="of:=(2020-[.D206])*10" office:value-type="float" office:value="10" calcext:value-type="float">
            <text:p>10</text:p>
          </table:table-cell>
          <table:table-cell table:formula="of:=40-(100-[.E206])" office:value-type="float" office:value="36.0769230769231" calcext:value-type="float">
            <text:p>36</text:p>
          </table:table-cell>
          <table:table-cell table:formula="of:=[.F206]+[.G206]+[.H206]" office:value-type="float" office:value="46.0769230769231" calcext:value-type="float">
            <text:p>46</text:p>
          </table:table-cell>
          <table:table-cell table:formula="of:=MOD([.A206];100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914610008" calcext:value-type="float">
            <text:p>201914610008</text:p>
          </table:table-cell>
          <table:table-cell office:value-type="string" calcext:value-type="string">
            <text:p>Dayvidson Ferreira de Lim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6.0714285714286" calcext:value-type="float">
            <text:p>96,1</text:p>
          </table:table-cell>
          <table:table-cell/>
          <table:table-cell table:formula="of:=(2020-[.D207])*10" office:value-type="float" office:value="10" calcext:value-type="float">
            <text:p>10</text:p>
          </table:table-cell>
          <table:table-cell table:formula="of:=40-(100-[.E207])" office:value-type="float" office:value="36.0714285714286" calcext:value-type="float">
            <text:p>36</text:p>
          </table:table-cell>
          <table:table-cell table:formula="of:=[.F207]+[.G207]+[.H207]" office:value-type="float" office:value="46.0714285714286" calcext:value-type="float">
            <text:p>46</text:p>
          </table:table-cell>
          <table:table-cell table:formula="of:=MOD([.A207];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914610016" calcext:value-type="float">
            <text:p>201914610016</text:p>
          </table:table-cell>
          <table:table-cell office:value-type="string" calcext:value-type="string">
            <text:p>Joao Victor Bezerra Per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5.8571428571429" calcext:value-type="float">
            <text:p>95,9</text:p>
          </table:table-cell>
          <table:table-cell/>
          <table:table-cell table:formula="of:=(2020-[.D208])*10" office:value-type="float" office:value="10" calcext:value-type="float">
            <text:p>10</text:p>
          </table:table-cell>
          <table:table-cell table:formula="of:=40-(100-[.E208])" office:value-type="float" office:value="35.8571428571429" calcext:value-type="float">
            <text:p>36</text:p>
          </table:table-cell>
          <table:table-cell table:formula="of:=[.F208]+[.G208]+[.H208]" office:value-type="float" office:value="45.8571428571429" calcext:value-type="float">
            <text:p>46</text:p>
          </table:table-cell>
          <table:table-cell table:formula="of:=MOD([.A208];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914600036" calcext:value-type="float">
            <text:p>201914600036</text:p>
          </table:table-cell>
          <table:table-cell office:value-type="string" calcext:value-type="string">
            <text:p>Mirelle Cassia Santana Alves Rodrigue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5.6153846153846" calcext:value-type="float">
            <text:p>95,6</text:p>
          </table:table-cell>
          <table:table-cell/>
          <table:table-cell table:formula="of:=(2020-[.D209])*10" office:value-type="float" office:value="10" calcext:value-type="float">
            <text:p>10</text:p>
          </table:table-cell>
          <table:table-cell table:formula="of:=40-(100-[.E209])" office:value-type="float" office:value="35.6153846153846" calcext:value-type="float">
            <text:p>36</text:p>
          </table:table-cell>
          <table:table-cell table:formula="of:=[.F209]+[.G209]+[.H209]" office:value-type="float" office:value="45.6153846153846" calcext:value-type="float">
            <text:p>46</text:p>
          </table:table-cell>
          <table:table-cell table:formula="of:=MOD([.A209];100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1914610033" calcext:value-type="float">
            <text:p>201914610033</text:p>
          </table:table-cell>
          <table:table-cell office:value-type="string" calcext:value-type="string">
            <text:p>Miqueias Adrian da Silva Oliv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5.5714285714286" calcext:value-type="float">
            <text:p>95,6</text:p>
          </table:table-cell>
          <table:table-cell/>
          <table:table-cell table:formula="of:=(2020-[.D210])*10" office:value-type="float" office:value="10" calcext:value-type="float">
            <text:p>10</text:p>
          </table:table-cell>
          <table:table-cell table:formula="of:=40-(100-[.E210])" office:value-type="float" office:value="35.5714285714286" calcext:value-type="float">
            <text:p>36</text:p>
          </table:table-cell>
          <table:table-cell table:formula="of:=[.F210]+[.G210]+[.H210]" office:value-type="float" office:value="45.5714285714286" calcext:value-type="float">
            <text:p>46</text:p>
          </table:table-cell>
          <table:table-cell table:formula="of:=MOD([.A210];10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1914600033" calcext:value-type="float">
            <text:p>201914600033</text:p>
          </table:table-cell>
          <table:table-cell office:value-type="string" calcext:value-type="string">
            <text:p>Maria Julia de Lima Porpin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4.9230769230769" calcext:value-type="float">
            <text:p>94,9</text:p>
          </table:table-cell>
          <table:table-cell/>
          <table:table-cell table:formula="of:=(2020-[.D211])*10" office:value-type="float" office:value="10" calcext:value-type="float">
            <text:p>10</text:p>
          </table:table-cell>
          <table:table-cell table:formula="of:=40-(100-[.E211])" office:value-type="float" office:value="34.9230769230769" calcext:value-type="float">
            <text:p>35</text:p>
          </table:table-cell>
          <table:table-cell table:formula="of:=[.F211]+[.G211]+[.H211]" office:value-type="float" office:value="44.9230769230769" calcext:value-type="float">
            <text:p>45</text:p>
          </table:table-cell>
          <table:table-cell table:formula="of:=MOD([.A211];10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1914610027" calcext:value-type="float">
            <text:p>201914610027</text:p>
          </table:table-cell>
          <table:table-cell office:value-type="string" calcext:value-type="string">
            <text:p>Lucas Sales de Arauj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3.7857142857143" calcext:value-type="float">
            <text:p>93,8</text:p>
          </table:table-cell>
          <table:table-cell/>
          <table:table-cell table:formula="of:=(2020-[.D212])*10" office:value-type="float" office:value="10" calcext:value-type="float">
            <text:p>10</text:p>
          </table:table-cell>
          <table:table-cell table:formula="of:=40-(100-[.E212])" office:value-type="float" office:value="33.7857142857143" calcext:value-type="float">
            <text:p>34</text:p>
          </table:table-cell>
          <table:table-cell table:formula="of:=[.F212]+[.G212]+[.H212]" office:value-type="float" office:value="43.7857142857143" calcext:value-type="float">
            <text:p>44</text:p>
          </table:table-cell>
          <table:table-cell table:formula="of:=MOD([.A212];10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1914610010" calcext:value-type="float">
            <text:p>201914610010</text:p>
          </table:table-cell>
          <table:table-cell office:value-type="string" calcext:value-type="string">
            <text:p>Elizama Bezerra Patricio de Souz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3.6428571428571" calcext:value-type="float">
            <text:p>93,6</text:p>
          </table:table-cell>
          <table:table-cell/>
          <table:table-cell table:formula="of:=(2020-[.D213])*10" office:value-type="float" office:value="10" calcext:value-type="float">
            <text:p>10</text:p>
          </table:table-cell>
          <table:table-cell table:formula="of:=40-(100-[.E213])" office:value-type="float" office:value="33.6428571428571" calcext:value-type="float">
            <text:p>34</text:p>
          </table:table-cell>
          <table:table-cell table:formula="of:=[.F213]+[.G213]+[.H213]" office:value-type="float" office:value="43.6428571428571" calcext:value-type="float">
            <text:p>44</text:p>
          </table:table-cell>
          <table:table-cell table:formula="of:=MOD([.A213];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714610020" calcext:value-type="float">
            <text:p>201714610020</text:p>
          </table:table-cell>
          <table:table-cell office:value-type="string" calcext:value-type="string">
            <text:p>Ezequiel da Silva Muniz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73" calcext:value-type="float">
            <text:p>73,0</text:p>
          </table:table-cell>
          <table:table-cell/>
          <table:table-cell table:formula="of:=(2020-[.D214])*10" office:value-type="float" office:value="30" calcext:value-type="float">
            <text:p>30</text:p>
          </table:table-cell>
          <table:table-cell table:formula="of:=40-(100-[.E214])" office:value-type="float" office:value="13" calcext:value-type="float">
            <text:p>13</text:p>
          </table:table-cell>
          <table:table-cell table:formula="of:=[.F214]+[.G214]+[.H214]" office:value-type="float" office:value="43" calcext:value-type="float">
            <text:p>43</text:p>
          </table:table-cell>
          <table:table-cell table:formula="of:=MOD([.A214];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914600043" calcext:value-type="float">
            <text:p>201914600043</text:p>
          </table:table-cell>
          <table:table-cell office:value-type="string" calcext:value-type="string">
            <text:p>Yasmin Sued Martins Roch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2.8461538461538" calcext:value-type="float">
            <text:p>92,8</text:p>
          </table:table-cell>
          <table:table-cell/>
          <table:table-cell table:formula="of:=(2020-[.D215])*10" office:value-type="float" office:value="10" calcext:value-type="float">
            <text:p>10</text:p>
          </table:table-cell>
          <table:table-cell table:formula="of:=40-(100-[.E215])" office:value-type="float" office:value="32.8461538461538" calcext:value-type="float">
            <text:p>33</text:p>
          </table:table-cell>
          <table:table-cell table:formula="of:=[.F215]+[.G215]+[.H215]" office:value-type="float" office:value="42.8461538461538" calcext:value-type="float">
            <text:p>43</text:p>
          </table:table-cell>
          <table:table-cell table:formula="of:=MOD([.A215];100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1914600045" calcext:value-type="float">
            <text:p>201914600045</text:p>
          </table:table-cell>
          <table:table-cell table:style-name="ce1" office:value-type="string" calcext:value-type="string">
            <text:p>Flavia Renata Santos da Silva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2.6923076923077" calcext:value-type="float">
            <text:p>92,7</text:p>
          </table:table-cell>
          <table:table-cell/>
          <table:table-cell table:formula="of:=(2020-[.D216])*10" office:value-type="float" office:value="10" calcext:value-type="float">
            <text:p>10</text:p>
          </table:table-cell>
          <table:table-cell table:formula="of:=40-(100-[.E216])" office:value-type="float" office:value="32.6923076923077" calcext:value-type="float">
            <text:p>33</text:p>
          </table:table-cell>
          <table:table-cell table:formula="of:=[.F216]+[.G216]+[.H216]" office:value-type="float" office:value="42.6923076923077" calcext:value-type="float">
            <text:p>43</text:p>
          </table:table-cell>
          <table:table-cell table:formula="of:=MOD([.A216];100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814610037" calcext:value-type="float">
            <text:p>201814610037</text:p>
          </table:table-cell>
          <table:table-cell office:value-type="string" calcext:value-type="string">
            <text:p>Pedro Henrique Bezerra Per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80.8461538461538" calcext:value-type="float">
            <text:p>80,8</text:p>
          </table:table-cell>
          <table:table-cell/>
          <table:table-cell table:formula="of:=(2020-[.D217])*10" office:value-type="float" office:value="20" calcext:value-type="float">
            <text:p>20</text:p>
          </table:table-cell>
          <table:table-cell table:formula="of:=40-(100-[.E217])" office:value-type="float" office:value="20.8461538461538" calcext:value-type="float">
            <text:p>21</text:p>
          </table:table-cell>
          <table:table-cell table:formula="of:=[.F217]+[.G217]+[.H217]" office:value-type="float" office:value="40.8461538461538" calcext:value-type="float">
            <text:p>41</text:p>
          </table:table-cell>
          <table:table-cell table:formula="of:=MOD([.A217];100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1914600007" calcext:value-type="float">
            <text:p>201914600007</text:p>
          </table:table-cell>
          <table:table-cell table:style-name="ce1" office:value-type="string" calcext:value-type="string">
            <text:p>Camile Lima dos Santos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90.6923076923077" calcext:value-type="float">
            <text:p>90,7</text:p>
          </table:table-cell>
          <table:table-cell/>
          <table:table-cell table:formula="of:=(2020-[.D218])*10" office:value-type="float" office:value="10" calcext:value-type="float">
            <text:p>10</text:p>
          </table:table-cell>
          <table:table-cell table:formula="of:=40-(100-[.E218])" office:value-type="float" office:value="30.6923076923077" calcext:value-type="float">
            <text:p>31</text:p>
          </table:table-cell>
          <table:table-cell table:formula="of:=[.F218]+[.G218]+[.H218]" office:value-type="float" office:value="40.6923076923077" calcext:value-type="float">
            <text:p>41</text:p>
          </table:table-cell>
          <table:table-cell table:formula="of:=MOD([.A218];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914600013" calcext:value-type="float">
            <text:p>201914600013</text:p>
          </table:table-cell>
          <table:table-cell table:style-name="ce1" office:value-type="string" calcext:value-type="string">
            <text:p>Emmyly Heellem da Silva Nunes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85.7692307692308" calcext:value-type="float">
            <text:p>85,8</text:p>
          </table:table-cell>
          <table:table-cell/>
          <table:table-cell table:formula="of:=(2020-[.D219])*10" office:value-type="float" office:value="10" calcext:value-type="float">
            <text:p>10</text:p>
          </table:table-cell>
          <table:table-cell table:formula="of:=40-(100-[.E219])" office:value-type="float" office:value="25.7692307692308" calcext:value-type="float">
            <text:p>26</text:p>
          </table:table-cell>
          <table:table-cell table:formula="of:=[.F219]+[.G219]+[.H219]" office:value-type="float" office:value="35.7692307692308" calcext:value-type="float">
            <text:p>36</text:p>
          </table:table-cell>
          <table:table-cell table:formula="of:=MOD([.A219];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814600030" calcext:value-type="float">
            <text:p>201814600030</text:p>
          </table:table-cell>
          <table:table-cell office:value-type="string" calcext:value-type="string">
            <text:p>Victor Franca da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19" office:value-type="float" office:value="70.9230769230769" calcext:value-type="float">
            <text:p>70,9</text:p>
          </table:table-cell>
          <table:table-cell/>
          <table:table-cell table:formula="of:=(2020-[.D220])*10" office:value-type="float" office:value="20" calcext:value-type="float">
            <text:p>20</text:p>
          </table:table-cell>
          <table:table-cell table:formula="of:=40-(100-[.E220])" office:value-type="float" office:value="10.9230769230769" calcext:value-type="float">
            <text:p>11</text:p>
          </table:table-cell>
          <table:table-cell table:formula="of:=[.F220]+[.G220]+[.H220]" office:value-type="float" office:value="30.9230769230769" calcext:value-type="float">
            <text:p>31</text:p>
          </table:table-cell>
          <table:table-cell table:formula="of:=MOD([.A220];10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1914600019" calcext:value-type="float">
            <text:p>201914600019</text:p>
          </table:table-cell>
          <table:table-cell table:style-name="ce1" office:value-type="string" calcext:value-type="string">
            <text:p>Ines Eloiza de Oliveira Martins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74.4615384615385" calcext:value-type="float">
            <text:p>74,5</text:p>
          </table:table-cell>
          <table:table-cell/>
          <table:table-cell table:formula="of:=(2020-[.D221])*10" office:value-type="float" office:value="10" calcext:value-type="float">
            <text:p>10</text:p>
          </table:table-cell>
          <table:table-cell table:formula="of:=40-(100-[.E221])" office:value-type="float" office:value="14.4615384615385" calcext:value-type="float">
            <text:p>14</text:p>
          </table:table-cell>
          <table:table-cell table:formula="of:=[.F221]+[.G221]+[.H221]" office:value-type="float" office:value="24.4615384615385" calcext:value-type="float">
            <text:p>24</text:p>
          </table:table-cell>
          <table:table-cell table:formula="of:=MOD([.A221];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914600002" calcext:value-type="float">
            <text:p>201914600002</text:p>
          </table:table-cell>
          <table:table-cell table:style-name="ce1" office:value-type="string" calcext:value-type="string">
            <text:p>Adriano Benedito da Silva</text:p>
          </table:table-cell>
          <table:table-cell table:style-name="ce1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19" office:value-type="float" office:value="60.6923076923077" calcext:value-type="float">
            <text:p>60,7</text:p>
          </table:table-cell>
          <table:table-cell/>
          <table:table-cell table:formula="of:=(2020-[.D222])*10" office:value-type="float" office:value="10" calcext:value-type="float">
            <text:p>10</text:p>
          </table:table-cell>
          <table:table-cell table:formula="of:=40-(100-[.E222])" office:value-type="float" office:value="0.692307692307701" calcext:value-type="float">
            <text:p>1</text:p>
          </table:table-cell>
          <table:table-cell table:formula="of:=[.F222]+[.G222]+[.H222]" office:value-type="float" office:value="10.6923076923077" calcext:value-type="float">
            <text:p>11</text:p>
          </table:table-cell>
          <table:table-cell table:formula="of:=MOD([.A222];100)" office:value-type="float" office:value="2" calcext:value-type="float">
            <text:p>2</text:p>
          </table:table-cell>
        </table:table-row>
        <table:table-row table:style-name="ro1" table:number-rows-repeated="104835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Classificação" table:style-name="ta1">
        <office:forms form:automatic-focus="false" form:apply-design-mode="false"/>
        <table:table-column table:style-name="co11" table:default-cell-style-name="ce23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22" office:value-type="string" calcext:value-type="string">
            <text:p>Classificação</text:p>
          </table:table-cell>
          <table:table-cell table:style-name="ce24" office:value-type="string" calcext:value-type="string">
            <text:p>Nome</text:p>
          </table:table-cell>
          <table:table-cell table:style-name="ce24" office:value-type="string" calcext:value-type="string">
            <text:p>Curso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1" office:value-type="string" calcext:value-type="string">
            <text:p>Ademario Bruno Galdino da Silva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Adriana Paulino da Silva Santos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1" office:value-type="string" calcext:value-type="string">
            <text:p>Adriano Benedito da Silva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Aldson Ayres de Oliveir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efe de Lima Moreir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lefe Thierry da Paz Correi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 office:value-type="string" calcext:value-type="string">
            <text:p>Alice Batista de Oliveira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" office:value-type="string" calcext:value-type="string">
            <text:p>Alice Francisca da Conceicao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Aline Felix da Costa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llana Barros de Lim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lyce Liberato Verissimo da Silv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Ana Beatriz Araujo da Rocha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na Beatriz do Nascimento Oliveir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 office:value-type="string" calcext:value-type="string">
            <text:p>Ana Clara Leite Gomes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na Karla Alves da Silv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Ana Klara de Sousa Galdino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Ana Leticia de Araujo Isidio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nderson Rodrigo da Silva Anizio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ndre Caua Silva Quirino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ndreza David da Silv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ndreza Maria Silva Morais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ndrielly Silva Souz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Anelyza Rielly Felix dos Santos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nielle de Carvalho Batist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nnielly Oliveira da Silv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rielli Carvalho Batist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gusto Miguel Faustino dos Santos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villa Rebeca Soares de Morais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ianca Whemelly Lima de Abreu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string" calcext:value-type="string">
            <text:p>Blenda de Cassia Gomes Barbosa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Bruna Vitoria Silveira Damacena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Camila Ellen de Lima Quirino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1" office:value-type="string" calcext:value-type="string">
            <text:p>Camile Lima dos Santos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Camilly Queziz Ferreira da Silva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" office:value-type="string" calcext:value-type="string">
            <text:p>Camily Maranhao de Oliveira Silva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1" office:value-type="string" calcext:value-type="string">
            <text:p>Cecilia Vieira de Melo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office:value-type="string" calcext:value-type="string">
            <text:p>Crisliane Saldanha da Costa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Davi Henrique da Silva Medeiros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David Santos Nascimento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Dayvidson Ferreira de Lim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string" calcext:value-type="string">
            <text:p>Denilson da Silva Nunes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rielle de Moura Fortunato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Eduarda Evangelista da Silv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 office:value-type="string" calcext:value-type="string">
            <text:p>Elayne Bezerra da Silva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Elisandro Clemente Texeira Junior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1" office:value-type="string" calcext:value-type="string">
            <text:p>Elisson Jose da Silva Santos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Elizama Bezerra Patricio de Souz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melly de Lima Silva de Araujo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Emidia Maria Rocha Cavalcanti Souza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Emilly Victoria Ferraz do Nascimento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milly Vitoria de Oliveira Cabral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Emilson de Souza Nascimento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 office:value-type="string" calcext:value-type="string">
            <text:p>Emmanuel Carvalho das Flores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1" office:value-type="string" calcext:value-type="string">
            <text:p>Emmyly Heellem da Silva Nunes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ndel Guilherme de Lima Silv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1" office:value-type="string" calcext:value-type="string">
            <text:p>Erika Vitoria Lucas de Oliveira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Erinaldo Calixto da Silva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Erynunes Santos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Escarlate Maria Silva do Nascimento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1" office:value-type="string" calcext:value-type="string">
            <text:p>Eshiley Vitoria Lindolfo Uchoa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Ester Lopes Soares da Silva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Ewerton Dias Pereir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Ezequiel da Silva Muniz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 office:value-type="string" calcext:value-type="string">
            <text:p>Felipe Francelino Eleoterio da Silva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Fernando da Silva Filho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1" office:value-type="string" calcext:value-type="string">
            <text:p>Flavia Renata Santos da Silva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abriel Batista da Silv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abriel Moreira Cavalcante dos Santos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Gabriela Batista de Oliveira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1" office:value-type="string" calcext:value-type="string">
            <text:p>Gabriela Marinho do Nascimento Santana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Gabriele dos Santos Xavier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 office:value-type="string" calcext:value-type="string">
            <text:p>Gabrielle da Silva Oliveira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string" calcext:value-type="string">
            <text:p>Genica Calixto dos Anjos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Gessyane Nunes de Oliveira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Ghislaynne Maria Freitas de Andrade Oliveir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Graziely Vitoria Marinho de Lima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Guilherme Pires Dionisio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" office:value-type="string" calcext:value-type="string">
            <text:p>Gustavo Henrique Borges Pontes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aniel Costa da Silv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Henrique Fabricio de Souza Bandeir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Hisllayne Claudino de Lim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office:value-type="string" calcext:value-type="string">
            <text:p>Igor Henrique Barbosa Trigueiro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1" office:value-type="string" calcext:value-type="string">
            <text:p>Ines Eloiza de Oliveira Martins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Isabelle Vicentini Silva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smael Alves Lim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Iury da Silva Oliveir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Jaciele da Silva Barros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Jackson Alexandre Santos da Silv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Jamille Pereira dos Santos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Jamilly Candido Bernardo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Jaqueline Augusto dos Santos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1" office:value-type="string" calcext:value-type="string">
            <text:p>Jardielly Sousa Nunes da Silva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" office:value-type="string" calcext:value-type="string">
            <text:p>Jenifer Lima da Silva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Jessica Larissa Brito de Andrade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Jessy Kelly Ribeiro Domingos Silva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 office:value-type="string" calcext:value-type="string">
            <text:p>Jhennyfer Fernanda Rodrigues de Medeiros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Jhullyene Ellen Paulino de Oliveir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 office:value-type="string" calcext:value-type="string">
            <text:p>Joana Laura Viana de Sousa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Joanderson Lucas da Silva Souza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Joao Victor Bezerra Pereir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 office:value-type="string" calcext:value-type="string">
            <text:p>Joao Victor da Silva Neto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1" office:value-type="string" calcext:value-type="string">
            <text:p>Joao Victor de Oliveira Salvino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Joao Victor Soares Felicio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Jonatha da Silva Andrade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Jose Roberto Alves dos Santos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Jose Rodrigo da Silv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Jose Victor Carvalho da Silva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Jose Vinicius Vitorino de Oliveir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ose William Padilha de Lima da Silv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Josiele Francisco da Silva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Joyce dos Santos Farias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Joyce Leonardo de Freitas Silv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Julia Rossana Fortunato Madrug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Kailanny Alves Dutra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Kananda Vitoria Arao de Souz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arla Vanessa dos Santos Souz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Kathia Kleyzer Felipe da Silva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1" office:value-type="string" calcext:value-type="string">
            <text:p>Kauane Mendes da Silva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aylane Marcolino da Cost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 office:value-type="string" calcext:value-type="string">
            <text:p>Kaylanne Mickelly da Conceicao Marques</text:p>
          </table:table-cell>
          <table:table-cell table:style-name="ce1" office:value-type="string" calcext:value-type="string">
            <text:p>Meio Ambiente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Kayllane Castro dos Santos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Klayven Pierry Duarte Quirino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livia Tauany dos Santos Silva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Larissa Soares de Araujo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Layanne Camilly de Arruda Gomes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eonarda Ricardo da Silv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Leticia Camille da Silva Fernandes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eticia de Sousa Soares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Livia Maria Pereira Araujo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uana Danubia da Silva Pereira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Lucas Sales de Araujo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ucas Silva Arcoverde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Luis Eduardo de Souza Silv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abel Hellen Nunes da Costa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arcella Eduarda Alves Ferreira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arcos Felicio Vieira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Marcyelle de Souza Vieir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ria Adrielly de Andrade Silv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ria Cecilia do Nascimento Diniz Silva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aria Clara da Silva Lim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aria Clara Pereira da Cost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Maria Eduarda Andrade de Morais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aria Eduarda da Silva Mello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Maria Eduarda da Silva Oliveira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Maria Eduarda Mendes Rolim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Maria Eduarda Moura Henriques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aria Estephany Silva de Souz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aria Fernanda Nobres Monteiro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aria Fernanda Ribeiro da Rocha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aria Gabrielly dos Anjos Silv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Maria Istefani Oliveira Fernandes da Silva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Maria Julia de Lima Porpino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Maria Micaele Costa da Silva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ia Regina da Silva Xavier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aria Tamyres da Costa Aguiar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aria Vitoria de Lima Nazario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aria Vitoria Soares de Lim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arielli Vitoria da Silva Lopes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rilia Santos do Nascimento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rina de Souza Alves Meireles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ateus Carlos Ferreira da Silva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Mateus Fernandes da Cost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ateus Ferreira de Souza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Mayane Vitoria Alves Santos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ilena Batista do Amarante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ilene do Nascimento Silv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Milenna Xavier Marinho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illeidy Natalia Bastos dos Santos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Miqueias Adrian da Silva Oliveir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Mirelle Cassia Santana Alves Rodrigues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Natanael da Silva Barros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athalia de Franca Pereira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ivya Sterphane Lima da Silv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Pedro Henrique Bezerra Pereir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edro Miguel Duarte Rodrigues Costa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edro Peixoto Viana de Oliveir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etherson Francisco de Lima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ren Hapuque Labuena Santos Viegas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yane Mayara da Silva Souz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ayssa Lohanny Araujo Alves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ebeca Batista Bernardo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enan Gomes da Silv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Ricardo Aristides da Silva Junior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ichard de Lima Araujo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Roberta Caroline da Silva Medeiros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Rodrigo Clementino Gomes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igo Verissimo da Silv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osimery Firmino da Silva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Ruan Silva de Queiroz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uth Oliveira de Queiroz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yan Carlos Figueiredo de Souz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abrina Nunes Julio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amara Felipe da Silva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amuel de Melo Neves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ara Campos Monteiro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ra Rebeca Souza Ramos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ayonara Herculano da Silv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efanny Layanne Ramos da Silv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tephanie Freitas Farias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ephany Marinho Cosmo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thefanny Caroline Oliveira do Nascimento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aynan Soares dos Santos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ereza Raquel da Silva Soares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hays do Nascimento Alves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aldeize Donato da Silva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icthoria Rebeka Rosendo de Azevedo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ictor da Silva Vasconcelos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Victor Franca da Silva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Victor Gabriel Bernardo da Cost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Vinicius Bispo da Silva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Vinicius Henrique Barbosa Marcolino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Vinicius Pereira da Silv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Vinycius Oliveira Nunes de Souza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alker Teotonio Correia de Barros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Wanessa Tayllane Goncalves dos Santos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Williane Emanuelle Rodrigues Viana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Wilterlan Rogerio da Silv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Yan Elias Santos de Souza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Yasmim Maria Pereira da Silva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Yasmin Sued Martins Rocha</text:p>
          </table:table-cell>
          <table:table-cell office:value-type="string" calcext:value-type="string">
            <text:p>Meio Ambiente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Ystarlly Lucas de Brito</text:p>
          </table:table-cell>
          <table:table-cell office:value-type="string" calcext:value-type="string">
            <text:p>Meio Ambiente</text:p>
          </table:table-cell>
        </table:table-row>
        <table:table-row table:style-name="ro1" table:number-rows-repeated="104835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Criterios.A1:Criterios.J222">
          <table:sort>
            <table:sort-by table:field-number="8" table:order="descending" table:data-type="automatic"/>
            <table:sort-by table:field-number="9" table:data-type="automatic"/>
          </table:sort>
        </table:database-range>
        <table:database-range table:name="__Anonymous_Sheet_DB__1" table:target-range-address="Classificação.A1:Classificação.C222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anto_20_da_20_tabela_20_dinâmica" style:display-name="Canto da tabela dinâmica" style:family="table-cell" style:parent-style-name="Default"/>
    <style:style style:name="Valor_20_da_20_tabela_20_dinâmica" style:display-name="Valor da tabela dinâmica" style:family="table-cell" style:parent-style-name="Default"/>
    <style:style style:name="Campo_20_da_20_tabela_20_dinâmica" style:display-name="Campo da tabela dinâmica" style:family="table-cell" style:parent-style-name="Default"/>
    <style:style style:name="Categoria_20_da_20_tabela_20_dinâmica" style:display-name="Categoria da tabela dinâ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a_20_tabela_20_dinâmica" style:display-name="Título da tabela dinâ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a_20_tabela_20_dinâmica" style:display-name="Resultado da tabela dinâmica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 style:data-style-name="N2" text:time-value="11:34:37.02809449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4T11:40:30.773121666</dc:date>
    <meta:editing-duration>PT49M39S</meta:editing-duration>
    <meta:editing-cycles>8</meta:editing-cycles>
    <meta:generator>LibreOffice/6.0.7.3$Linux_X86_64 LibreOffice_project/00m0$Build-3</meta:generator>
    <meta:document-statistic meta:table-count="2" meta:cell-count="2692" meta:object-count="0"/>
  </office:meta>
</office:document-meta>
</file>